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0.487cm"/>
    </style:style>
    <style:style style:name="co4" style:family="table-column">
      <style:table-column-properties fo:break-before="auto" style:column-width="0.684cm"/>
    </style:style>
    <style:style style:name="co5" style:family="table-column">
      <style:table-column-properties fo:break-before="auto" style:column-width="0.6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table:formula="of:=[.D4]+1" office:value-type="float" office:value="1" calcext:value-type="float">
            <text:p>1</text:p>
          </table:table-cell>
          <table:table-cell table:style-name="ce3" table:formula="of:=[.E4]+1" office:value-type="float" office:value="2" calcext:value-type="float">
            <text:p>2</text:p>
          </table:table-cell>
          <table:table-cell table:style-name="ce3" table:formula="of:=[.F4]+1" office:value-type="float" office:value="3" calcext:value-type="float">
            <text:p>3</text:p>
          </table:table-cell>
          <table:table-cell table:style-name="ce3" table:formula="of:=[.G4]+1" office:value-type="float" office:value="4" calcext:value-type="float">
            <text:p>4</text:p>
          </table:table-cell>
          <table:table-cell table:style-name="ce3" table:formula="of:=[.H4]+1" office:value-type="float" office:value="5" calcext:value-type="float">
            <text:p>5</text:p>
          </table:table-cell>
          <table:table-cell table:style-name="ce3" table:formula="of:=[.I4]+1" office:value-type="float" office:value="6" calcext:value-type="float">
            <text:p>6</text:p>
          </table:table-cell>
          <table:table-cell table:style-name="ce3" table:formula="of:=[.J4]+1" office:value-type="float" office:value="7" calcext:value-type="float">
            <text:p>7</text:p>
          </table:table-cell>
          <table:table-cell table:style-name="ce3" table:formula="of:=[.K4]+1" office:value-type="float" office:value="8" calcext:value-type="float">
            <text:p>8</text:p>
          </table:table-cell>
          <table:table-cell table:style-name="ce3" table:formula="of:=[.L4]+1" office:value-type="float" office:value="9" calcext:value-type="float">
            <text:p>9</text:p>
          </table:table-cell>
          <table:table-cell table:style-name="ce3" table:formula="of:=[.M4]+1" office:value-type="float" office:value="10" calcext:value-type="float">
            <text:p>10</text:p>
          </table:table-cell>
          <table:table-cell table:style-name="ce3" table:formula="of:=[.N4]+1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12345678</text:p>
          </table:table-cell>
          <table:table-cell table:formula="of:=COM.MICROSOFT.CONCAT([.B5];TEXT(MOD(10 - MOD([.P5];10);10);&quot;0&quot;))" office:value-type="string" office:string-value="123456782" calcext:value-type="string">
            <text:p>123456782</text:p>
          </table:table-cell>
          <table:table-cell table:style-name="ce2" table:formula="of:=VALUE(IFERROR(MID([.$B5];LEN([.$B5])-[.D$4];1);&quot;0&quot;)) * IF(ISODD([.D$4]);1;2)" office:value-type="float" office:value="16" calcext:value-type="float">
            <text:p>16</text:p>
          </table:table-cell>
          <table:table-cell table:style-name="ce2" table:formula="of:=VALUE(IFERROR(MID([.$B5];LEN([.$B5])-[.E$4];1);&quot;0&quot;)) * IF(ISODD([.E$4]);1;2)" office:value-type="float" office:value="7" calcext:value-type="float">
            <text:p>7</text:p>
          </table:table-cell>
          <table:table-cell table:style-name="ce2" table:formula="of:=VALUE(IFERROR(MID([.$B5];LEN([.$B5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5];LEN([.$B5])-[.G$4];1);&quot;0&quot;)) * IF(ISODD([.G$4]);1;2)" office:value-type="float" office:value="5" calcext:value-type="float">
            <text:p>5</text:p>
          </table:table-cell>
          <table:table-cell table:style-name="ce2" table:formula="of:=VALUE(IFERROR(MID([.$B5];LEN([.$B5])-[.H$4];1);&quot;0&quot;)) * IF(ISODD([.H$4]);1;2)" office:value-type="float" office:value="8" calcext:value-type="float">
            <text:p>8</text:p>
          </table:table-cell>
          <table:table-cell table:style-name="ce2" table:formula="of:=VALUE(IFERROR(MID([.$B5];LEN([.$B5])-[.I$4];1);&quot;0&quot;)) * IF(ISODD([.I$4]);1;2)" office:value-type="float" office:value="3" calcext:value-type="float">
            <text:p>3</text:p>
          </table:table-cell>
          <table:table-cell table:style-name="ce2" table:formula="of:=VALUE(IFERROR(MID([.$B5];LEN([.$B5])-[.J$4];1);&quot;0&quot;)) * IF(ISODD([.J$4]);1;2)" office:value-type="float" office:value="4" calcext:value-type="float">
            <text:p>4</text:p>
          </table:table-cell>
          <table:table-cell table:style-name="ce2" table:formula="of:=VALUE(IFERROR(MID([.$B5];LEN([.$B5])-[.K$4];1);&quot;0&quot;)) * IF(ISODD([.K$4]);1;2)" office:value-type="float" office:value="1" calcext:value-type="float">
            <text:p>1</text:p>
          </table:table-cell>
          <table:table-cell table:style-name="ce2" table:formula="of:=VALUE(IFERROR(MID([.$B5];LEN([.$B5])-[.L$4];1);&quot;0&quot;)) * IF(ISODD([.L$4]);1;2)" office:value-type="float" office:value="0" calcext:value-type="float">
            <text:p>0</text:p>
          </table:table-cell>
          <table:table-cell table:style-name="ce2" table:formula="of:=VALUE(IFERROR(MID([.$B5];LEN([.$B5])-[.M$4];1);&quot;0&quot;)) * IF(ISODD([.M$4]);1;2)" office:value-type="float" office:value="0" calcext:value-type="float">
            <text:p>0</text:p>
          </table:table-cell>
          <table:table-cell table:style-name="ce2" table:formula="of:=VALUE(IFERROR(MID([.$B5];LEN([.$B5])-[.N$4];1);&quot;0&quot;)) * IF(ISODD([.N$4]);1;2)" office:value-type="float" office:value="0" calcext:value-type="float">
            <text:p>0</text:p>
          </table:table-cell>
          <table:table-cell table:style-name="ce2" table:formula="of:=VALUE(IFERROR(MID([.$B5];LEN([.$B5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:.O5]&gt;9;[.D5:.O5]-9;[.D5:.O5]))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1" office:value-type="string" calcext:value-type="string">
            <text:p>12345679</text:p>
          </table:table-cell>
          <table:table-cell table:formula="of:=COM.MICROSOFT.CONCAT([.B6];TEXT(MOD(10 - MOD([.P6];10);10);&quot;0&quot;))" office:value-type="string" office:string-value="123456790" calcext:value-type="string">
            <text:p>123456790</text:p>
          </table:table-cell>
          <table:table-cell table:style-name="ce2" table:formula="of:=VALUE(IFERROR(MID([.$B6];LEN([.$B6])-[.D$4];1);&quot;0&quot;)) * IF(ISODD([.D$4]);1;2)" office:value-type="float" office:value="18" calcext:value-type="float">
            <text:p>18</text:p>
          </table:table-cell>
          <table:table-cell table:style-name="ce2" table:formula="of:=VALUE(IFERROR(MID([.$B6];LEN([.$B6])-[.E$4];1);&quot;0&quot;)) * IF(ISODD([.E$4]);1;2)" office:value-type="float" office:value="7" calcext:value-type="float">
            <text:p>7</text:p>
          </table:table-cell>
          <table:table-cell table:style-name="ce2" table:formula="of:=VALUE(IFERROR(MID([.$B6];LEN([.$B6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6];LEN([.$B6])-[.G$4];1);&quot;0&quot;)) * IF(ISODD([.G$4]);1;2)" office:value-type="float" office:value="5" calcext:value-type="float">
            <text:p>5</text:p>
          </table:table-cell>
          <table:table-cell table:style-name="ce2" table:formula="of:=VALUE(IFERROR(MID([.$B6];LEN([.$B6])-[.H$4];1);&quot;0&quot;)) * IF(ISODD([.H$4]);1;2)" office:value-type="float" office:value="8" calcext:value-type="float">
            <text:p>8</text:p>
          </table:table-cell>
          <table:table-cell table:style-name="ce2" table:formula="of:=VALUE(IFERROR(MID([.$B6];LEN([.$B6])-[.I$4];1);&quot;0&quot;)) * IF(ISODD([.I$4]);1;2)" office:value-type="float" office:value="3" calcext:value-type="float">
            <text:p>3</text:p>
          </table:table-cell>
          <table:table-cell table:style-name="ce2" table:formula="of:=VALUE(IFERROR(MID([.$B6];LEN([.$B6])-[.J$4];1);&quot;0&quot;)) * IF(ISODD([.J$4]);1;2)" office:value-type="float" office:value="4" calcext:value-type="float">
            <text:p>4</text:p>
          </table:table-cell>
          <table:table-cell table:style-name="ce2" table:formula="of:=VALUE(IFERROR(MID([.$B6];LEN([.$B6])-[.K$4];1);&quot;0&quot;)) * IF(ISODD([.K$4]);1;2)" office:value-type="float" office:value="1" calcext:value-type="float">
            <text:p>1</text:p>
          </table:table-cell>
          <table:table-cell table:style-name="ce2" table:formula="of:=VALUE(IFERROR(MID([.$B6];LEN([.$B6])-[.L$4];1);&quot;0&quot;)) * IF(ISODD([.L$4]);1;2)" office:value-type="float" office:value="0" calcext:value-type="float">
            <text:p>0</text:p>
          </table:table-cell>
          <table:table-cell table:style-name="ce2" table:formula="of:=VALUE(IFERROR(MID([.$B6];LEN([.$B6])-[.M$4];1);&quot;0&quot;)) * IF(ISODD([.M$4]);1;2)" office:value-type="float" office:value="0" calcext:value-type="float">
            <text:p>0</text:p>
          </table:table-cell>
          <table:table-cell table:style-name="ce2" table:formula="of:=VALUE(IFERROR(MID([.$B6];LEN([.$B6])-[.N$4];1);&quot;0&quot;)) * IF(ISODD([.N$4]);1;2)" office:value-type="float" office:value="0" calcext:value-type="float">
            <text:p>0</text:p>
          </table:table-cell>
          <table:table-cell table:style-name="ce2" table:formula="of:=VALUE(IFERROR(MID([.$B6];LEN([.$B6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:.O6]&gt;9;[.D6:.O6]-9;[.D6:.O6])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0</text:p>
          </table:table-cell>
          <table:table-cell table:formula="of:=COM.MICROSOFT.CONCAT([.B7];TEXT(MOD(10 - MOD([.P7];10);10);&quot;0&quot;))" office:value-type="string" office:string-value="123456808" calcext:value-type="string">
            <text:p>123456808</text:p>
          </table:table-cell>
          <table:table-cell table:style-name="ce2" table:formula="of:=VALUE(IFERROR(MID([.$B7];LEN([.$B7])-[.D$4];1);&quot;0&quot;)) * IF(ISODD([.D$4]);1;2)" office:value-type="float" office:value="0" calcext:value-type="float">
            <text:p>0</text:p>
          </table:table-cell>
          <table:table-cell table:style-name="ce2" table:formula="of:=VALUE(IFERROR(MID([.$B7];LEN([.$B7])-[.E$4];1);&quot;0&quot;)) * IF(ISODD([.E$4]);1;2)" office:value-type="float" office:value="8" calcext:value-type="float">
            <text:p>8</text:p>
          </table:table-cell>
          <table:table-cell table:style-name="ce2" table:formula="of:=VALUE(IFERROR(MID([.$B7];LEN([.$B7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7];LEN([.$B7])-[.G$4];1);&quot;0&quot;)) * IF(ISODD([.G$4]);1;2)" office:value-type="float" office:value="5" calcext:value-type="float">
            <text:p>5</text:p>
          </table:table-cell>
          <table:table-cell table:style-name="ce2" table:formula="of:=VALUE(IFERROR(MID([.$B7];LEN([.$B7])-[.H$4];1);&quot;0&quot;)) * IF(ISODD([.H$4]);1;2)" office:value-type="float" office:value="8" calcext:value-type="float">
            <text:p>8</text:p>
          </table:table-cell>
          <table:table-cell table:style-name="ce2" table:formula="of:=VALUE(IFERROR(MID([.$B7];LEN([.$B7])-[.I$4];1);&quot;0&quot;)) * IF(ISODD([.I$4]);1;2)" office:value-type="float" office:value="3" calcext:value-type="float">
            <text:p>3</text:p>
          </table:table-cell>
          <table:table-cell table:style-name="ce2" table:formula="of:=VALUE(IFERROR(MID([.$B7];LEN([.$B7])-[.J$4];1);&quot;0&quot;)) * IF(ISODD([.J$4]);1;2)" office:value-type="float" office:value="4" calcext:value-type="float">
            <text:p>4</text:p>
          </table:table-cell>
          <table:table-cell table:style-name="ce2" table:formula="of:=VALUE(IFERROR(MID([.$B7];LEN([.$B7])-[.K$4];1);&quot;0&quot;)) * IF(ISODD([.K$4]);1;2)" office:value-type="float" office:value="1" calcext:value-type="float">
            <text:p>1</text:p>
          </table:table-cell>
          <table:table-cell table:style-name="ce2" table:formula="of:=VALUE(IFERROR(MID([.$B7];LEN([.$B7])-[.L$4];1);&quot;0&quot;)) * IF(ISODD([.L$4]);1;2)" office:value-type="float" office:value="0" calcext:value-type="float">
            <text:p>0</text:p>
          </table:table-cell>
          <table:table-cell table:style-name="ce2" table:formula="of:=VALUE(IFERROR(MID([.$B7];LEN([.$B7])-[.M$4];1);&quot;0&quot;)) * IF(ISODD([.M$4]);1;2)" office:value-type="float" office:value="0" calcext:value-type="float">
            <text:p>0</text:p>
          </table:table-cell>
          <table:table-cell table:style-name="ce2" table:formula="of:=VALUE(IFERROR(MID([.$B7];LEN([.$B7])-[.N$4];1);&quot;0&quot;)) * IF(ISODD([.N$4]);1;2)" office:value-type="float" office:value="0" calcext:value-type="float">
            <text:p>0</text:p>
          </table:table-cell>
          <table:table-cell table:style-name="ce2" table:formula="of:=VALUE(IFERROR(MID([.$B7];LEN([.$B7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7:.O7]&gt;9;[.D7:.O7]-9;[.D7:.O7])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1</text:p>
          </table:table-cell>
          <table:table-cell table:formula="of:=COM.MICROSOFT.CONCAT([.B8];TEXT(MOD(10 - MOD([.P8];10);10);&quot;0&quot;))" office:value-type="string" office:string-value="123456816" calcext:value-type="string">
            <text:p>123456816</text:p>
          </table:table-cell>
          <table:table-cell table:style-name="ce2" table:formula="of:=VALUE(IFERROR(MID([.$B8];LEN([.$B8])-[.D$4];1);&quot;0&quot;)) * IF(ISODD([.D$4]);1;2)" office:value-type="float" office:value="2" calcext:value-type="float">
            <text:p>2</text:p>
          </table:table-cell>
          <table:table-cell table:style-name="ce2" table:formula="of:=VALUE(IFERROR(MID([.$B8];LEN([.$B8])-[.E$4];1);&quot;0&quot;)) * IF(ISODD([.E$4]);1;2)" office:value-type="float" office:value="8" calcext:value-type="float">
            <text:p>8</text:p>
          </table:table-cell>
          <table:table-cell table:style-name="ce2" table:formula="of:=VALUE(IFERROR(MID([.$B8];LEN([.$B8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8];LEN([.$B8])-[.G$4];1);&quot;0&quot;)) * IF(ISODD([.G$4]);1;2)" office:value-type="float" office:value="5" calcext:value-type="float">
            <text:p>5</text:p>
          </table:table-cell>
          <table:table-cell table:style-name="ce2" table:formula="of:=VALUE(IFERROR(MID([.$B8];LEN([.$B8])-[.H$4];1);&quot;0&quot;)) * IF(ISODD([.H$4]);1;2)" office:value-type="float" office:value="8" calcext:value-type="float">
            <text:p>8</text:p>
          </table:table-cell>
          <table:table-cell table:style-name="ce2" table:formula="of:=VALUE(IFERROR(MID([.$B8];LEN([.$B8])-[.I$4];1);&quot;0&quot;)) * IF(ISODD([.I$4]);1;2)" office:value-type="float" office:value="3" calcext:value-type="float">
            <text:p>3</text:p>
          </table:table-cell>
          <table:table-cell table:style-name="ce2" table:formula="of:=VALUE(IFERROR(MID([.$B8];LEN([.$B8])-[.J$4];1);&quot;0&quot;)) * IF(ISODD([.J$4]);1;2)" office:value-type="float" office:value="4" calcext:value-type="float">
            <text:p>4</text:p>
          </table:table-cell>
          <table:table-cell table:style-name="ce2" table:formula="of:=VALUE(IFERROR(MID([.$B8];LEN([.$B8])-[.K$4];1);&quot;0&quot;)) * IF(ISODD([.K$4]);1;2)" office:value-type="float" office:value="1" calcext:value-type="float">
            <text:p>1</text:p>
          </table:table-cell>
          <table:table-cell table:style-name="ce2" table:formula="of:=VALUE(IFERROR(MID([.$B8];LEN([.$B8])-[.L$4];1);&quot;0&quot;)) * IF(ISODD([.L$4]);1;2)" office:value-type="float" office:value="0" calcext:value-type="float">
            <text:p>0</text:p>
          </table:table-cell>
          <table:table-cell table:style-name="ce2" table:formula="of:=VALUE(IFERROR(MID([.$B8];LEN([.$B8])-[.M$4];1);&quot;0&quot;)) * IF(ISODD([.M$4]);1;2)" office:value-type="float" office:value="0" calcext:value-type="float">
            <text:p>0</text:p>
          </table:table-cell>
          <table:table-cell table:style-name="ce2" table:formula="of:=VALUE(IFERROR(MID([.$B8];LEN([.$B8])-[.N$4];1);&quot;0&quot;)) * IF(ISODD([.N$4]);1;2)" office:value-type="float" office:value="0" calcext:value-type="float">
            <text:p>0</text:p>
          </table:table-cell>
          <table:table-cell table:style-name="ce2" table:formula="of:=VALUE(IFERROR(MID([.$B8];LEN([.$B8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8:.O8]&gt;9;[.D8:.O8]-9;[.D8:.O8])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2</text:p>
          </table:table-cell>
          <table:table-cell table:formula="of:=COM.MICROSOFT.CONCAT([.B9];TEXT(MOD(10 - MOD([.P9];10);10);&quot;0&quot;))" office:value-type="string" office:string-value="123456824" calcext:value-type="string">
            <text:p>123456824</text:p>
          </table:table-cell>
          <table:table-cell table:style-name="ce2" table:formula="of:=VALUE(IFERROR(MID([.$B9];LEN([.$B9])-[.D$4];1);&quot;0&quot;)) * IF(ISODD([.D$4]);1;2)" office:value-type="float" office:value="4" calcext:value-type="float">
            <text:p>4</text:p>
          </table:table-cell>
          <table:table-cell table:style-name="ce2" table:formula="of:=VALUE(IFERROR(MID([.$B9];LEN([.$B9])-[.E$4];1);&quot;0&quot;)) * IF(ISODD([.E$4]);1;2)" office:value-type="float" office:value="8" calcext:value-type="float">
            <text:p>8</text:p>
          </table:table-cell>
          <table:table-cell table:style-name="ce2" table:formula="of:=VALUE(IFERROR(MID([.$B9];LEN([.$B9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9];LEN([.$B9])-[.G$4];1);&quot;0&quot;)) * IF(ISODD([.G$4]);1;2)" office:value-type="float" office:value="5" calcext:value-type="float">
            <text:p>5</text:p>
          </table:table-cell>
          <table:table-cell table:style-name="ce2" table:formula="of:=VALUE(IFERROR(MID([.$B9];LEN([.$B9])-[.H$4];1);&quot;0&quot;)) * IF(ISODD([.H$4]);1;2)" office:value-type="float" office:value="8" calcext:value-type="float">
            <text:p>8</text:p>
          </table:table-cell>
          <table:table-cell table:style-name="ce2" table:formula="of:=VALUE(IFERROR(MID([.$B9];LEN([.$B9])-[.I$4];1);&quot;0&quot;)) * IF(ISODD([.I$4]);1;2)" office:value-type="float" office:value="3" calcext:value-type="float">
            <text:p>3</text:p>
          </table:table-cell>
          <table:table-cell table:style-name="ce2" table:formula="of:=VALUE(IFERROR(MID([.$B9];LEN([.$B9])-[.J$4];1);&quot;0&quot;)) * IF(ISODD([.J$4]);1;2)" office:value-type="float" office:value="4" calcext:value-type="float">
            <text:p>4</text:p>
          </table:table-cell>
          <table:table-cell table:style-name="ce2" table:formula="of:=VALUE(IFERROR(MID([.$B9];LEN([.$B9])-[.K$4];1);&quot;0&quot;)) * IF(ISODD([.K$4]);1;2)" office:value-type="float" office:value="1" calcext:value-type="float">
            <text:p>1</text:p>
          </table:table-cell>
          <table:table-cell table:style-name="ce2" table:formula="of:=VALUE(IFERROR(MID([.$B9];LEN([.$B9])-[.L$4];1);&quot;0&quot;)) * IF(ISODD([.L$4]);1;2)" office:value-type="float" office:value="0" calcext:value-type="float">
            <text:p>0</text:p>
          </table:table-cell>
          <table:table-cell table:style-name="ce2" table:formula="of:=VALUE(IFERROR(MID([.$B9];LEN([.$B9])-[.M$4];1);&quot;0&quot;)) * IF(ISODD([.M$4]);1;2)" office:value-type="float" office:value="0" calcext:value-type="float">
            <text:p>0</text:p>
          </table:table-cell>
          <table:table-cell table:style-name="ce2" table:formula="of:=VALUE(IFERROR(MID([.$B9];LEN([.$B9])-[.N$4];1);&quot;0&quot;)) * IF(ISODD([.N$4]);1;2)" office:value-type="float" office:value="0" calcext:value-type="float">
            <text:p>0</text:p>
          </table:table-cell>
          <table:table-cell table:style-name="ce2" table:formula="of:=VALUE(IFERROR(MID([.$B9];LEN([.$B9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9:.O9]&gt;9;[.D9:.O9]-9;[.D9:.O9])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3</text:p>
          </table:table-cell>
          <table:table-cell table:formula="of:=COM.MICROSOFT.CONCAT([.B10];TEXT(MOD(10 - MOD([.P10];10);10);&quot;0&quot;))" office:value-type="string" office:string-value="123456832" calcext:value-type="string">
            <text:p>123456832</text:p>
          </table:table-cell>
          <table:table-cell table:style-name="ce2" table:formula="of:=VALUE(IFERROR(MID([.$B10];LEN([.$B10])-[.D$4];1);&quot;0&quot;)) * IF(ISODD([.D$4]);1;2)" office:value-type="float" office:value="6" calcext:value-type="float">
            <text:p>6</text:p>
          </table:table-cell>
          <table:table-cell table:style-name="ce2" table:formula="of:=VALUE(IFERROR(MID([.$B10];LEN([.$B10])-[.E$4];1);&quot;0&quot;)) * IF(ISODD([.E$4]);1;2)" office:value-type="float" office:value="8" calcext:value-type="float">
            <text:p>8</text:p>
          </table:table-cell>
          <table:table-cell table:style-name="ce2" table:formula="of:=VALUE(IFERROR(MID([.$B10];LEN([.$B10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0];LEN([.$B10])-[.G$4];1);&quot;0&quot;)) * IF(ISODD([.G$4]);1;2)" office:value-type="float" office:value="5" calcext:value-type="float">
            <text:p>5</text:p>
          </table:table-cell>
          <table:table-cell table:style-name="ce2" table:formula="of:=VALUE(IFERROR(MID([.$B10];LEN([.$B10])-[.H$4];1);&quot;0&quot;)) * IF(ISODD([.H$4]);1;2)" office:value-type="float" office:value="8" calcext:value-type="float">
            <text:p>8</text:p>
          </table:table-cell>
          <table:table-cell table:style-name="ce2" table:formula="of:=VALUE(IFERROR(MID([.$B10];LEN([.$B10])-[.I$4];1);&quot;0&quot;)) * IF(ISODD([.I$4]);1;2)" office:value-type="float" office:value="3" calcext:value-type="float">
            <text:p>3</text:p>
          </table:table-cell>
          <table:table-cell table:style-name="ce2" table:formula="of:=VALUE(IFERROR(MID([.$B10];LEN([.$B10])-[.J$4];1);&quot;0&quot;)) * IF(ISODD([.J$4]);1;2)" office:value-type="float" office:value="4" calcext:value-type="float">
            <text:p>4</text:p>
          </table:table-cell>
          <table:table-cell table:style-name="ce2" table:formula="of:=VALUE(IFERROR(MID([.$B10];LEN([.$B10])-[.K$4];1);&quot;0&quot;)) * IF(ISODD([.K$4]);1;2)" office:value-type="float" office:value="1" calcext:value-type="float">
            <text:p>1</text:p>
          </table:table-cell>
          <table:table-cell table:style-name="ce2" table:formula="of:=VALUE(IFERROR(MID([.$B10];LEN([.$B10])-[.L$4];1);&quot;0&quot;)) * IF(ISODD([.L$4]);1;2)" office:value-type="float" office:value="0" calcext:value-type="float">
            <text:p>0</text:p>
          </table:table-cell>
          <table:table-cell table:style-name="ce2" table:formula="of:=VALUE(IFERROR(MID([.$B10];LEN([.$B10])-[.M$4];1);&quot;0&quot;)) * IF(ISODD([.M$4]);1;2)" office:value-type="float" office:value="0" calcext:value-type="float">
            <text:p>0</text:p>
          </table:table-cell>
          <table:table-cell table:style-name="ce2" table:formula="of:=VALUE(IFERROR(MID([.$B10];LEN([.$B10])-[.N$4];1);&quot;0&quot;)) * IF(ISODD([.N$4]);1;2)" office:value-type="float" office:value="0" calcext:value-type="float">
            <text:p>0</text:p>
          </table:table-cell>
          <table:table-cell table:style-name="ce2" table:formula="of:=VALUE(IFERROR(MID([.$B10];LEN([.$B10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0:.O10]&gt;9;[.D10:.O10]-9;[.D10:.O10]))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4</text:p>
          </table:table-cell>
          <table:table-cell table:formula="of:=COM.MICROSOFT.CONCAT([.B11];TEXT(MOD(10 - MOD([.P11];10);10);&quot;0&quot;))" office:value-type="string" office:string-value="123456840" calcext:value-type="string">
            <text:p>123456840</text:p>
          </table:table-cell>
          <table:table-cell table:style-name="ce2" table:formula="of:=VALUE(IFERROR(MID([.$B11];LEN([.$B11])-[.D$4];1);&quot;0&quot;)) * IF(ISODD([.D$4]);1;2)" office:value-type="float" office:value="8" calcext:value-type="float">
            <text:p>8</text:p>
          </table:table-cell>
          <table:table-cell table:style-name="ce2" table:formula="of:=VALUE(IFERROR(MID([.$B11];LEN([.$B11])-[.E$4];1);&quot;0&quot;)) * IF(ISODD([.E$4]);1;2)" office:value-type="float" office:value="8" calcext:value-type="float">
            <text:p>8</text:p>
          </table:table-cell>
          <table:table-cell table:style-name="ce2" table:formula="of:=VALUE(IFERROR(MID([.$B11];LEN([.$B11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1];LEN([.$B11])-[.G$4];1);&quot;0&quot;)) * IF(ISODD([.G$4]);1;2)" office:value-type="float" office:value="5" calcext:value-type="float">
            <text:p>5</text:p>
          </table:table-cell>
          <table:table-cell table:style-name="ce2" table:formula="of:=VALUE(IFERROR(MID([.$B11];LEN([.$B11])-[.H$4];1);&quot;0&quot;)) * IF(ISODD([.H$4]);1;2)" office:value-type="float" office:value="8" calcext:value-type="float">
            <text:p>8</text:p>
          </table:table-cell>
          <table:table-cell table:style-name="ce2" table:formula="of:=VALUE(IFERROR(MID([.$B11];LEN([.$B11])-[.I$4];1);&quot;0&quot;)) * IF(ISODD([.I$4]);1;2)" office:value-type="float" office:value="3" calcext:value-type="float">
            <text:p>3</text:p>
          </table:table-cell>
          <table:table-cell table:style-name="ce2" table:formula="of:=VALUE(IFERROR(MID([.$B11];LEN([.$B11])-[.J$4];1);&quot;0&quot;)) * IF(ISODD([.J$4]);1;2)" office:value-type="float" office:value="4" calcext:value-type="float">
            <text:p>4</text:p>
          </table:table-cell>
          <table:table-cell table:style-name="ce2" table:formula="of:=VALUE(IFERROR(MID([.$B11];LEN([.$B11])-[.K$4];1);&quot;0&quot;)) * IF(ISODD([.K$4]);1;2)" office:value-type="float" office:value="1" calcext:value-type="float">
            <text:p>1</text:p>
          </table:table-cell>
          <table:table-cell table:style-name="ce2" table:formula="of:=VALUE(IFERROR(MID([.$B11];LEN([.$B11])-[.L$4];1);&quot;0&quot;)) * IF(ISODD([.L$4]);1;2)" office:value-type="float" office:value="0" calcext:value-type="float">
            <text:p>0</text:p>
          </table:table-cell>
          <table:table-cell table:style-name="ce2" table:formula="of:=VALUE(IFERROR(MID([.$B11];LEN([.$B11])-[.M$4];1);&quot;0&quot;)) * IF(ISODD([.M$4]);1;2)" office:value-type="float" office:value="0" calcext:value-type="float">
            <text:p>0</text:p>
          </table:table-cell>
          <table:table-cell table:style-name="ce2" table:formula="of:=VALUE(IFERROR(MID([.$B11];LEN([.$B11])-[.N$4];1);&quot;0&quot;)) * IF(ISODD([.N$4]);1;2)" office:value-type="float" office:value="0" calcext:value-type="float">
            <text:p>0</text:p>
          </table:table-cell>
          <table:table-cell table:style-name="ce2" table:formula="of:=VALUE(IFERROR(MID([.$B11];LEN([.$B11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1:.O11]&gt;9;[.D11:.O11]-9;[.D11:.O11])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5</text:p>
          </table:table-cell>
          <table:table-cell table:formula="of:=COM.MICROSOFT.CONCAT([.B12];TEXT(MOD(10 - MOD([.P12];10);10);&quot;0&quot;))" office:value-type="string" office:string-value="123456857" calcext:value-type="string">
            <text:p>123456857</text:p>
          </table:table-cell>
          <table:table-cell table:style-name="ce2" table:formula="of:=VALUE(IFERROR(MID([.$B12];LEN([.$B12])-[.D$4];1);&quot;0&quot;)) * IF(ISODD([.D$4]);1;2)" office:value-type="float" office:value="10" calcext:value-type="float">
            <text:p>10</text:p>
          </table:table-cell>
          <table:table-cell table:style-name="ce2" table:formula="of:=VALUE(IFERROR(MID([.$B12];LEN([.$B12])-[.E$4];1);&quot;0&quot;)) * IF(ISODD([.E$4]);1;2)" office:value-type="float" office:value="8" calcext:value-type="float">
            <text:p>8</text:p>
          </table:table-cell>
          <table:table-cell table:style-name="ce2" table:formula="of:=VALUE(IFERROR(MID([.$B12];LEN([.$B12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2];LEN([.$B12])-[.G$4];1);&quot;0&quot;)) * IF(ISODD([.G$4]);1;2)" office:value-type="float" office:value="5" calcext:value-type="float">
            <text:p>5</text:p>
          </table:table-cell>
          <table:table-cell table:style-name="ce2" table:formula="of:=VALUE(IFERROR(MID([.$B12];LEN([.$B12])-[.H$4];1);&quot;0&quot;)) * IF(ISODD([.H$4]);1;2)" office:value-type="float" office:value="8" calcext:value-type="float">
            <text:p>8</text:p>
          </table:table-cell>
          <table:table-cell table:style-name="ce2" table:formula="of:=VALUE(IFERROR(MID([.$B12];LEN([.$B12])-[.I$4];1);&quot;0&quot;)) * IF(ISODD([.I$4]);1;2)" office:value-type="float" office:value="3" calcext:value-type="float">
            <text:p>3</text:p>
          </table:table-cell>
          <table:table-cell table:style-name="ce2" table:formula="of:=VALUE(IFERROR(MID([.$B12];LEN([.$B12])-[.J$4];1);&quot;0&quot;)) * IF(ISODD([.J$4]);1;2)" office:value-type="float" office:value="4" calcext:value-type="float">
            <text:p>4</text:p>
          </table:table-cell>
          <table:table-cell table:style-name="ce2" table:formula="of:=VALUE(IFERROR(MID([.$B12];LEN([.$B12])-[.K$4];1);&quot;0&quot;)) * IF(ISODD([.K$4]);1;2)" office:value-type="float" office:value="1" calcext:value-type="float">
            <text:p>1</text:p>
          </table:table-cell>
          <table:table-cell table:style-name="ce2" table:formula="of:=VALUE(IFERROR(MID([.$B12];LEN([.$B12])-[.L$4];1);&quot;0&quot;)) * IF(ISODD([.L$4]);1;2)" office:value-type="float" office:value="0" calcext:value-type="float">
            <text:p>0</text:p>
          </table:table-cell>
          <table:table-cell table:style-name="ce2" table:formula="of:=VALUE(IFERROR(MID([.$B12];LEN([.$B12])-[.M$4];1);&quot;0&quot;)) * IF(ISODD([.M$4]);1;2)" office:value-type="float" office:value="0" calcext:value-type="float">
            <text:p>0</text:p>
          </table:table-cell>
          <table:table-cell table:style-name="ce2" table:formula="of:=VALUE(IFERROR(MID([.$B12];LEN([.$B12])-[.N$4];1);&quot;0&quot;)) * IF(ISODD([.N$4]);1;2)" office:value-type="float" office:value="0" calcext:value-type="float">
            <text:p>0</text:p>
          </table:table-cell>
          <table:table-cell table:style-name="ce2" table:formula="of:=VALUE(IFERROR(MID([.$B12];LEN([.$B12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2:.O12]&gt;9;[.D12:.O12]-9;[.D12:.O12])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6</text:p>
          </table:table-cell>
          <table:table-cell table:formula="of:=COM.MICROSOFT.CONCAT([.B13];TEXT(MOD(10 - MOD([.P13];10);10);&quot;0&quot;))" office:value-type="string" office:string-value="123456865" calcext:value-type="string">
            <text:p>123456865</text:p>
          </table:table-cell>
          <table:table-cell table:style-name="ce2" table:formula="of:=VALUE(IFERROR(MID([.$B13];LEN([.$B13])-[.D$4];1);&quot;0&quot;)) * IF(ISODD([.D$4]);1;2)" office:value-type="float" office:value="12" calcext:value-type="float">
            <text:p>12</text:p>
          </table:table-cell>
          <table:table-cell table:style-name="ce2" table:formula="of:=VALUE(IFERROR(MID([.$B13];LEN([.$B13])-[.E$4];1);&quot;0&quot;)) * IF(ISODD([.E$4]);1;2)" office:value-type="float" office:value="8" calcext:value-type="float">
            <text:p>8</text:p>
          </table:table-cell>
          <table:table-cell table:style-name="ce2" table:formula="of:=VALUE(IFERROR(MID([.$B13];LEN([.$B13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3];LEN([.$B13])-[.G$4];1);&quot;0&quot;)) * IF(ISODD([.G$4]);1;2)" office:value-type="float" office:value="5" calcext:value-type="float">
            <text:p>5</text:p>
          </table:table-cell>
          <table:table-cell table:style-name="ce2" table:formula="of:=VALUE(IFERROR(MID([.$B13];LEN([.$B13])-[.H$4];1);&quot;0&quot;)) * IF(ISODD([.H$4]);1;2)" office:value-type="float" office:value="8" calcext:value-type="float">
            <text:p>8</text:p>
          </table:table-cell>
          <table:table-cell table:style-name="ce2" table:formula="of:=VALUE(IFERROR(MID([.$B13];LEN([.$B13])-[.I$4];1);&quot;0&quot;)) * IF(ISODD([.I$4]);1;2)" office:value-type="float" office:value="3" calcext:value-type="float">
            <text:p>3</text:p>
          </table:table-cell>
          <table:table-cell table:style-name="ce2" table:formula="of:=VALUE(IFERROR(MID([.$B13];LEN([.$B13])-[.J$4];1);&quot;0&quot;)) * IF(ISODD([.J$4]);1;2)" office:value-type="float" office:value="4" calcext:value-type="float">
            <text:p>4</text:p>
          </table:table-cell>
          <table:table-cell table:style-name="ce2" table:formula="of:=VALUE(IFERROR(MID([.$B13];LEN([.$B13])-[.K$4];1);&quot;0&quot;)) * IF(ISODD([.K$4]);1;2)" office:value-type="float" office:value="1" calcext:value-type="float">
            <text:p>1</text:p>
          </table:table-cell>
          <table:table-cell table:style-name="ce2" table:formula="of:=VALUE(IFERROR(MID([.$B13];LEN([.$B13])-[.L$4];1);&quot;0&quot;)) * IF(ISODD([.L$4]);1;2)" office:value-type="float" office:value="0" calcext:value-type="float">
            <text:p>0</text:p>
          </table:table-cell>
          <table:table-cell table:style-name="ce2" table:formula="of:=VALUE(IFERROR(MID([.$B13];LEN([.$B13])-[.M$4];1);&quot;0&quot;)) * IF(ISODD([.M$4]);1;2)" office:value-type="float" office:value="0" calcext:value-type="float">
            <text:p>0</text:p>
          </table:table-cell>
          <table:table-cell table:style-name="ce2" table:formula="of:=VALUE(IFERROR(MID([.$B13];LEN([.$B13])-[.N$4];1);&quot;0&quot;)) * IF(ISODD([.N$4]);1;2)" office:value-type="float" office:value="0" calcext:value-type="float">
            <text:p>0</text:p>
          </table:table-cell>
          <table:table-cell table:style-name="ce2" table:formula="of:=VALUE(IFERROR(MID([.$B13];LEN([.$B13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3:.O13]&gt;9;[.D13:.O13]-9;[.D13:.O13])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7</text:p>
          </table:table-cell>
          <table:table-cell table:formula="of:=COM.MICROSOFT.CONCAT([.B14];TEXT(MOD(10 - MOD([.P14];10);10);&quot;0&quot;))" office:value-type="string" office:string-value="123456873" calcext:value-type="string">
            <text:p>123456873</text:p>
          </table:table-cell>
          <table:table-cell table:style-name="ce2" table:formula="of:=VALUE(IFERROR(MID([.$B14];LEN([.$B14])-[.D$4];1);&quot;0&quot;)) * IF(ISODD([.D$4]);1;2)" office:value-type="float" office:value="14" calcext:value-type="float">
            <text:p>14</text:p>
          </table:table-cell>
          <table:table-cell table:style-name="ce2" table:formula="of:=VALUE(IFERROR(MID([.$B14];LEN([.$B14])-[.E$4];1);&quot;0&quot;)) * IF(ISODD([.E$4]);1;2)" office:value-type="float" office:value="8" calcext:value-type="float">
            <text:p>8</text:p>
          </table:table-cell>
          <table:table-cell table:style-name="ce2" table:formula="of:=VALUE(IFERROR(MID([.$B14];LEN([.$B14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4];LEN([.$B14])-[.G$4];1);&quot;0&quot;)) * IF(ISODD([.G$4]);1;2)" office:value-type="float" office:value="5" calcext:value-type="float">
            <text:p>5</text:p>
          </table:table-cell>
          <table:table-cell table:style-name="ce2" table:formula="of:=VALUE(IFERROR(MID([.$B14];LEN([.$B14])-[.H$4];1);&quot;0&quot;)) * IF(ISODD([.H$4]);1;2)" office:value-type="float" office:value="8" calcext:value-type="float">
            <text:p>8</text:p>
          </table:table-cell>
          <table:table-cell table:style-name="ce2" table:formula="of:=VALUE(IFERROR(MID([.$B14];LEN([.$B14])-[.I$4];1);&quot;0&quot;)) * IF(ISODD([.I$4]);1;2)" office:value-type="float" office:value="3" calcext:value-type="float">
            <text:p>3</text:p>
          </table:table-cell>
          <table:table-cell table:style-name="ce2" table:formula="of:=VALUE(IFERROR(MID([.$B14];LEN([.$B14])-[.J$4];1);&quot;0&quot;)) * IF(ISODD([.J$4]);1;2)" office:value-type="float" office:value="4" calcext:value-type="float">
            <text:p>4</text:p>
          </table:table-cell>
          <table:table-cell table:style-name="ce2" table:formula="of:=VALUE(IFERROR(MID([.$B14];LEN([.$B14])-[.K$4];1);&quot;0&quot;)) * IF(ISODD([.K$4]);1;2)" office:value-type="float" office:value="1" calcext:value-type="float">
            <text:p>1</text:p>
          </table:table-cell>
          <table:table-cell table:style-name="ce2" table:formula="of:=VALUE(IFERROR(MID([.$B14];LEN([.$B14])-[.L$4];1);&quot;0&quot;)) * IF(ISODD([.L$4]);1;2)" office:value-type="float" office:value="0" calcext:value-type="float">
            <text:p>0</text:p>
          </table:table-cell>
          <table:table-cell table:style-name="ce2" table:formula="of:=VALUE(IFERROR(MID([.$B14];LEN([.$B14])-[.M$4];1);&quot;0&quot;)) * IF(ISODD([.M$4]);1;2)" office:value-type="float" office:value="0" calcext:value-type="float">
            <text:p>0</text:p>
          </table:table-cell>
          <table:table-cell table:style-name="ce2" table:formula="of:=VALUE(IFERROR(MID([.$B14];LEN([.$B14])-[.N$4];1);&quot;0&quot;)) * IF(ISODD([.N$4]);1;2)" office:value-type="float" office:value="0" calcext:value-type="float">
            <text:p>0</text:p>
          </table:table-cell>
          <table:table-cell table:style-name="ce2" table:formula="of:=VALUE(IFERROR(MID([.$B14];LEN([.$B14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4:.O14]&gt;9;[.D14:.O14]-9;[.D14:.O14]))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8</text:p>
          </table:table-cell>
          <table:table-cell table:formula="of:=COM.MICROSOFT.CONCAT([.B15];TEXT(MOD(10 - MOD([.P15];10);10);&quot;0&quot;))" office:value-type="string" office:string-value="123456881" calcext:value-type="string">
            <text:p>123456881</text:p>
          </table:table-cell>
          <table:table-cell table:style-name="ce2" table:formula="of:=VALUE(IFERROR(MID([.$B15];LEN([.$B15])-[.D$4];1);&quot;0&quot;)) * IF(ISODD([.D$4]);1;2)" office:value-type="float" office:value="16" calcext:value-type="float">
            <text:p>16</text:p>
          </table:table-cell>
          <table:table-cell table:style-name="ce2" table:formula="of:=VALUE(IFERROR(MID([.$B15];LEN([.$B15])-[.E$4];1);&quot;0&quot;)) * IF(ISODD([.E$4]);1;2)" office:value-type="float" office:value="8" calcext:value-type="float">
            <text:p>8</text:p>
          </table:table-cell>
          <table:table-cell table:style-name="ce2" table:formula="of:=VALUE(IFERROR(MID([.$B15];LEN([.$B15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5];LEN([.$B15])-[.G$4];1);&quot;0&quot;)) * IF(ISODD([.G$4]);1;2)" office:value-type="float" office:value="5" calcext:value-type="float">
            <text:p>5</text:p>
          </table:table-cell>
          <table:table-cell table:style-name="ce2" table:formula="of:=VALUE(IFERROR(MID([.$B15];LEN([.$B15])-[.H$4];1);&quot;0&quot;)) * IF(ISODD([.H$4]);1;2)" office:value-type="float" office:value="8" calcext:value-type="float">
            <text:p>8</text:p>
          </table:table-cell>
          <table:table-cell table:style-name="ce2" table:formula="of:=VALUE(IFERROR(MID([.$B15];LEN([.$B15])-[.I$4];1);&quot;0&quot;)) * IF(ISODD([.I$4]);1;2)" office:value-type="float" office:value="3" calcext:value-type="float">
            <text:p>3</text:p>
          </table:table-cell>
          <table:table-cell table:style-name="ce2" table:formula="of:=VALUE(IFERROR(MID([.$B15];LEN([.$B15])-[.J$4];1);&quot;0&quot;)) * IF(ISODD([.J$4]);1;2)" office:value-type="float" office:value="4" calcext:value-type="float">
            <text:p>4</text:p>
          </table:table-cell>
          <table:table-cell table:style-name="ce2" table:formula="of:=VALUE(IFERROR(MID([.$B15];LEN([.$B15])-[.K$4];1);&quot;0&quot;)) * IF(ISODD([.K$4]);1;2)" office:value-type="float" office:value="1" calcext:value-type="float">
            <text:p>1</text:p>
          </table:table-cell>
          <table:table-cell table:style-name="ce2" table:formula="of:=VALUE(IFERROR(MID([.$B15];LEN([.$B15])-[.L$4];1);&quot;0&quot;)) * IF(ISODD([.L$4]);1;2)" office:value-type="float" office:value="0" calcext:value-type="float">
            <text:p>0</text:p>
          </table:table-cell>
          <table:table-cell table:style-name="ce2" table:formula="of:=VALUE(IFERROR(MID([.$B15];LEN([.$B15])-[.M$4];1);&quot;0&quot;)) * IF(ISODD([.M$4]);1;2)" office:value-type="float" office:value="0" calcext:value-type="float">
            <text:p>0</text:p>
          </table:table-cell>
          <table:table-cell table:style-name="ce2" table:formula="of:=VALUE(IFERROR(MID([.$B15];LEN([.$B15])-[.N$4];1);&quot;0&quot;)) * IF(ISODD([.N$4]);1;2)" office:value-type="float" office:value="0" calcext:value-type="float">
            <text:p>0</text:p>
          </table:table-cell>
          <table:table-cell table:style-name="ce2" table:formula="of:=VALUE(IFERROR(MID([.$B15];LEN([.$B15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5:.O15]&gt;9;[.D15:.O15]-9;[.D15:.O15]))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1" office:value-type="string" calcext:value-type="string">
            <text:p>12345689</text:p>
          </table:table-cell>
          <table:table-cell table:formula="of:=COM.MICROSOFT.CONCAT([.B16];TEXT(MOD(10 - MOD([.P16];10);10);&quot;0&quot;))" office:value-type="string" office:string-value="123456899" calcext:value-type="string">
            <text:p>123456899</text:p>
          </table:table-cell>
          <table:table-cell table:style-name="ce2" table:formula="of:=VALUE(IFERROR(MID([.$B16];LEN([.$B16])-[.D$4];1);&quot;0&quot;)) * IF(ISODD([.D$4]);1;2)" office:value-type="float" office:value="18" calcext:value-type="float">
            <text:p>18</text:p>
          </table:table-cell>
          <table:table-cell table:style-name="ce2" table:formula="of:=VALUE(IFERROR(MID([.$B16];LEN([.$B16])-[.E$4];1);&quot;0&quot;)) * IF(ISODD([.E$4]);1;2)" office:value-type="float" office:value="8" calcext:value-type="float">
            <text:p>8</text:p>
          </table:table-cell>
          <table:table-cell table:style-name="ce2" table:formula="of:=VALUE(IFERROR(MID([.$B16];LEN([.$B16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6];LEN([.$B16])-[.G$4];1);&quot;0&quot;)) * IF(ISODD([.G$4]);1;2)" office:value-type="float" office:value="5" calcext:value-type="float">
            <text:p>5</text:p>
          </table:table-cell>
          <table:table-cell table:style-name="ce2" table:formula="of:=VALUE(IFERROR(MID([.$B16];LEN([.$B16])-[.H$4];1);&quot;0&quot;)) * IF(ISODD([.H$4]);1;2)" office:value-type="float" office:value="8" calcext:value-type="float">
            <text:p>8</text:p>
          </table:table-cell>
          <table:table-cell table:style-name="ce2" table:formula="of:=VALUE(IFERROR(MID([.$B16];LEN([.$B16])-[.I$4];1);&quot;0&quot;)) * IF(ISODD([.I$4]);1;2)" office:value-type="float" office:value="3" calcext:value-type="float">
            <text:p>3</text:p>
          </table:table-cell>
          <table:table-cell table:style-name="ce2" table:formula="of:=VALUE(IFERROR(MID([.$B16];LEN([.$B16])-[.J$4];1);&quot;0&quot;)) * IF(ISODD([.J$4]);1;2)" office:value-type="float" office:value="4" calcext:value-type="float">
            <text:p>4</text:p>
          </table:table-cell>
          <table:table-cell table:style-name="ce2" table:formula="of:=VALUE(IFERROR(MID([.$B16];LEN([.$B16])-[.K$4];1);&quot;0&quot;)) * IF(ISODD([.K$4]);1;2)" office:value-type="float" office:value="1" calcext:value-type="float">
            <text:p>1</text:p>
          </table:table-cell>
          <table:table-cell table:style-name="ce2" table:formula="of:=VALUE(IFERROR(MID([.$B16];LEN([.$B16])-[.L$4];1);&quot;0&quot;)) * IF(ISODD([.L$4]);1;2)" office:value-type="float" office:value="0" calcext:value-type="float">
            <text:p>0</text:p>
          </table:table-cell>
          <table:table-cell table:style-name="ce2" table:formula="of:=VALUE(IFERROR(MID([.$B16];LEN([.$B16])-[.M$4];1);&quot;0&quot;)) * IF(ISODD([.M$4]);1;2)" office:value-type="float" office:value="0" calcext:value-type="float">
            <text:p>0</text:p>
          </table:table-cell>
          <table:table-cell table:style-name="ce2" table:formula="of:=VALUE(IFERROR(MID([.$B16];LEN([.$B16])-[.N$4];1);&quot;0&quot;)) * IF(ISODD([.N$4]);1;2)" office:value-type="float" office:value="0" calcext:value-type="float">
            <text:p>0</text:p>
          </table:table-cell>
          <table:table-cell table:style-name="ce2" table:formula="of:=VALUE(IFERROR(MID([.$B16];LEN([.$B16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6:.O16]&gt;9;[.D16:.O16]-9;[.D16:.O16]))" office:value-type="float" office:value="41" calcext:value-type="float">
            <text:p>41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0</text:p>
          </table:table-cell>
          <table:table-cell table:formula="of:=COM.MICROSOFT.CONCAT([.B17];TEXT(MOD(10 - MOD([.P17];10);10);&quot;0&quot;))" office:value-type="string" office:string-value="123456907" calcext:value-type="string">
            <text:p>123456907</text:p>
          </table:table-cell>
          <table:table-cell table:style-name="ce2" table:formula="of:=VALUE(IFERROR(MID([.$B17];LEN([.$B17])-[.D$4];1);&quot;0&quot;)) * IF(ISODD([.D$4]);1;2)" office:value-type="float" office:value="0" calcext:value-type="float">
            <text:p>0</text:p>
          </table:table-cell>
          <table:table-cell table:style-name="ce2" table:formula="of:=VALUE(IFERROR(MID([.$B17];LEN([.$B17])-[.E$4];1);&quot;0&quot;)) * IF(ISODD([.E$4]);1;2)" office:value-type="float" office:value="9" calcext:value-type="float">
            <text:p>9</text:p>
          </table:table-cell>
          <table:table-cell table:style-name="ce2" table:formula="of:=VALUE(IFERROR(MID([.$B17];LEN([.$B17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7];LEN([.$B17])-[.G$4];1);&quot;0&quot;)) * IF(ISODD([.G$4]);1;2)" office:value-type="float" office:value="5" calcext:value-type="float">
            <text:p>5</text:p>
          </table:table-cell>
          <table:table-cell table:style-name="ce2" table:formula="of:=VALUE(IFERROR(MID([.$B17];LEN([.$B17])-[.H$4];1);&quot;0&quot;)) * IF(ISODD([.H$4]);1;2)" office:value-type="float" office:value="8" calcext:value-type="float">
            <text:p>8</text:p>
          </table:table-cell>
          <table:table-cell table:style-name="ce2" table:formula="of:=VALUE(IFERROR(MID([.$B17];LEN([.$B17])-[.I$4];1);&quot;0&quot;)) * IF(ISODD([.I$4]);1;2)" office:value-type="float" office:value="3" calcext:value-type="float">
            <text:p>3</text:p>
          </table:table-cell>
          <table:table-cell table:style-name="ce2" table:formula="of:=VALUE(IFERROR(MID([.$B17];LEN([.$B17])-[.J$4];1);&quot;0&quot;)) * IF(ISODD([.J$4]);1;2)" office:value-type="float" office:value="4" calcext:value-type="float">
            <text:p>4</text:p>
          </table:table-cell>
          <table:table-cell table:style-name="ce2" table:formula="of:=VALUE(IFERROR(MID([.$B17];LEN([.$B17])-[.K$4];1);&quot;0&quot;)) * IF(ISODD([.K$4]);1;2)" office:value-type="float" office:value="1" calcext:value-type="float">
            <text:p>1</text:p>
          </table:table-cell>
          <table:table-cell table:style-name="ce2" table:formula="of:=VALUE(IFERROR(MID([.$B17];LEN([.$B17])-[.L$4];1);&quot;0&quot;)) * IF(ISODD([.L$4]);1;2)" office:value-type="float" office:value="0" calcext:value-type="float">
            <text:p>0</text:p>
          </table:table-cell>
          <table:table-cell table:style-name="ce2" table:formula="of:=VALUE(IFERROR(MID([.$B17];LEN([.$B17])-[.M$4];1);&quot;0&quot;)) * IF(ISODD([.M$4]);1;2)" office:value-type="float" office:value="0" calcext:value-type="float">
            <text:p>0</text:p>
          </table:table-cell>
          <table:table-cell table:style-name="ce2" table:formula="of:=VALUE(IFERROR(MID([.$B17];LEN([.$B17])-[.N$4];1);&quot;0&quot;)) * IF(ISODD([.N$4]);1;2)" office:value-type="float" office:value="0" calcext:value-type="float">
            <text:p>0</text:p>
          </table:table-cell>
          <table:table-cell table:style-name="ce2" table:formula="of:=VALUE(IFERROR(MID([.$B17];LEN([.$B17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7:.O17]&gt;9;[.D17:.O17]-9;[.D17:.O17])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1</text:p>
          </table:table-cell>
          <table:table-cell table:formula="of:=COM.MICROSOFT.CONCAT([.B18];TEXT(MOD(10 - MOD([.P18];10);10);&quot;0&quot;))" office:value-type="string" office:string-value="123456915" calcext:value-type="string">
            <text:p>123456915</text:p>
          </table:table-cell>
          <table:table-cell table:style-name="ce2" table:formula="of:=VALUE(IFERROR(MID([.$B18];LEN([.$B18])-[.D$4];1);&quot;0&quot;)) * IF(ISODD([.D$4]);1;2)" office:value-type="float" office:value="2" calcext:value-type="float">
            <text:p>2</text:p>
          </table:table-cell>
          <table:table-cell table:style-name="ce2" table:formula="of:=VALUE(IFERROR(MID([.$B18];LEN([.$B18])-[.E$4];1);&quot;0&quot;)) * IF(ISODD([.E$4]);1;2)" office:value-type="float" office:value="9" calcext:value-type="float">
            <text:p>9</text:p>
          </table:table-cell>
          <table:table-cell table:style-name="ce2" table:formula="of:=VALUE(IFERROR(MID([.$B18];LEN([.$B18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8];LEN([.$B18])-[.G$4];1);&quot;0&quot;)) * IF(ISODD([.G$4]);1;2)" office:value-type="float" office:value="5" calcext:value-type="float">
            <text:p>5</text:p>
          </table:table-cell>
          <table:table-cell table:style-name="ce2" table:formula="of:=VALUE(IFERROR(MID([.$B18];LEN([.$B18])-[.H$4];1);&quot;0&quot;)) * IF(ISODD([.H$4]);1;2)" office:value-type="float" office:value="8" calcext:value-type="float">
            <text:p>8</text:p>
          </table:table-cell>
          <table:table-cell table:style-name="ce2" table:formula="of:=VALUE(IFERROR(MID([.$B18];LEN([.$B18])-[.I$4];1);&quot;0&quot;)) * IF(ISODD([.I$4]);1;2)" office:value-type="float" office:value="3" calcext:value-type="float">
            <text:p>3</text:p>
          </table:table-cell>
          <table:table-cell table:style-name="ce2" table:formula="of:=VALUE(IFERROR(MID([.$B18];LEN([.$B18])-[.J$4];1);&quot;0&quot;)) * IF(ISODD([.J$4]);1;2)" office:value-type="float" office:value="4" calcext:value-type="float">
            <text:p>4</text:p>
          </table:table-cell>
          <table:table-cell table:style-name="ce2" table:formula="of:=VALUE(IFERROR(MID([.$B18];LEN([.$B18])-[.K$4];1);&quot;0&quot;)) * IF(ISODD([.K$4]);1;2)" office:value-type="float" office:value="1" calcext:value-type="float">
            <text:p>1</text:p>
          </table:table-cell>
          <table:table-cell table:style-name="ce2" table:formula="of:=VALUE(IFERROR(MID([.$B18];LEN([.$B18])-[.L$4];1);&quot;0&quot;)) * IF(ISODD([.L$4]);1;2)" office:value-type="float" office:value="0" calcext:value-type="float">
            <text:p>0</text:p>
          </table:table-cell>
          <table:table-cell table:style-name="ce2" table:formula="of:=VALUE(IFERROR(MID([.$B18];LEN([.$B18])-[.M$4];1);&quot;0&quot;)) * IF(ISODD([.M$4]);1;2)" office:value-type="float" office:value="0" calcext:value-type="float">
            <text:p>0</text:p>
          </table:table-cell>
          <table:table-cell table:style-name="ce2" table:formula="of:=VALUE(IFERROR(MID([.$B18];LEN([.$B18])-[.N$4];1);&quot;0&quot;)) * IF(ISODD([.N$4]);1;2)" office:value-type="float" office:value="0" calcext:value-type="float">
            <text:p>0</text:p>
          </table:table-cell>
          <table:table-cell table:style-name="ce2" table:formula="of:=VALUE(IFERROR(MID([.$B18];LEN([.$B18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8:.O18]&gt;9;[.D18:.O18]-9;[.D18:.O18])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2</text:p>
          </table:table-cell>
          <table:table-cell table:formula="of:=COM.MICROSOFT.CONCAT([.B19];TEXT(MOD(10 - MOD([.P19];10);10);&quot;0&quot;))" office:value-type="string" office:string-value="123456923" calcext:value-type="string">
            <text:p>123456923</text:p>
          </table:table-cell>
          <table:table-cell table:style-name="ce2" table:formula="of:=VALUE(IFERROR(MID([.$B19];LEN([.$B19])-[.D$4];1);&quot;0&quot;)) * IF(ISODD([.D$4]);1;2)" office:value-type="float" office:value="4" calcext:value-type="float">
            <text:p>4</text:p>
          </table:table-cell>
          <table:table-cell table:style-name="ce2" table:formula="of:=VALUE(IFERROR(MID([.$B19];LEN([.$B19])-[.E$4];1);&quot;0&quot;)) * IF(ISODD([.E$4]);1;2)" office:value-type="float" office:value="9" calcext:value-type="float">
            <text:p>9</text:p>
          </table:table-cell>
          <table:table-cell table:style-name="ce2" table:formula="of:=VALUE(IFERROR(MID([.$B19];LEN([.$B19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19];LEN([.$B19])-[.G$4];1);&quot;0&quot;)) * IF(ISODD([.G$4]);1;2)" office:value-type="float" office:value="5" calcext:value-type="float">
            <text:p>5</text:p>
          </table:table-cell>
          <table:table-cell table:style-name="ce2" table:formula="of:=VALUE(IFERROR(MID([.$B19];LEN([.$B19])-[.H$4];1);&quot;0&quot;)) * IF(ISODD([.H$4]);1;2)" office:value-type="float" office:value="8" calcext:value-type="float">
            <text:p>8</text:p>
          </table:table-cell>
          <table:table-cell table:style-name="ce2" table:formula="of:=VALUE(IFERROR(MID([.$B19];LEN([.$B19])-[.I$4];1);&quot;0&quot;)) * IF(ISODD([.I$4]);1;2)" office:value-type="float" office:value="3" calcext:value-type="float">
            <text:p>3</text:p>
          </table:table-cell>
          <table:table-cell table:style-name="ce2" table:formula="of:=VALUE(IFERROR(MID([.$B19];LEN([.$B19])-[.J$4];1);&quot;0&quot;)) * IF(ISODD([.J$4]);1;2)" office:value-type="float" office:value="4" calcext:value-type="float">
            <text:p>4</text:p>
          </table:table-cell>
          <table:table-cell table:style-name="ce2" table:formula="of:=VALUE(IFERROR(MID([.$B19];LEN([.$B19])-[.K$4];1);&quot;0&quot;)) * IF(ISODD([.K$4]);1;2)" office:value-type="float" office:value="1" calcext:value-type="float">
            <text:p>1</text:p>
          </table:table-cell>
          <table:table-cell table:style-name="ce2" table:formula="of:=VALUE(IFERROR(MID([.$B19];LEN([.$B19])-[.L$4];1);&quot;0&quot;)) * IF(ISODD([.L$4]);1;2)" office:value-type="float" office:value="0" calcext:value-type="float">
            <text:p>0</text:p>
          </table:table-cell>
          <table:table-cell table:style-name="ce2" table:formula="of:=VALUE(IFERROR(MID([.$B19];LEN([.$B19])-[.M$4];1);&quot;0&quot;)) * IF(ISODD([.M$4]);1;2)" office:value-type="float" office:value="0" calcext:value-type="float">
            <text:p>0</text:p>
          </table:table-cell>
          <table:table-cell table:style-name="ce2" table:formula="of:=VALUE(IFERROR(MID([.$B19];LEN([.$B19])-[.N$4];1);&quot;0&quot;)) * IF(ISODD([.N$4]);1;2)" office:value-type="float" office:value="0" calcext:value-type="float">
            <text:p>0</text:p>
          </table:table-cell>
          <table:table-cell table:style-name="ce2" table:formula="of:=VALUE(IFERROR(MID([.$B19];LEN([.$B19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19:.O19]&gt;9;[.D19:.O19]-9;[.D19:.O19]))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3</text:p>
          </table:table-cell>
          <table:table-cell table:formula="of:=COM.MICROSOFT.CONCAT([.B20];TEXT(MOD(10 - MOD([.P20];10);10);&quot;0&quot;))" office:value-type="string" office:string-value="123456931" calcext:value-type="string">
            <text:p>123456931</text:p>
          </table:table-cell>
          <table:table-cell table:style-name="ce2" table:formula="of:=VALUE(IFERROR(MID([.$B20];LEN([.$B20])-[.D$4];1);&quot;0&quot;)) * IF(ISODD([.D$4]);1;2)" office:value-type="float" office:value="6" calcext:value-type="float">
            <text:p>6</text:p>
          </table:table-cell>
          <table:table-cell table:style-name="ce2" table:formula="of:=VALUE(IFERROR(MID([.$B20];LEN([.$B20])-[.E$4];1);&quot;0&quot;)) * IF(ISODD([.E$4]);1;2)" office:value-type="float" office:value="9" calcext:value-type="float">
            <text:p>9</text:p>
          </table:table-cell>
          <table:table-cell table:style-name="ce2" table:formula="of:=VALUE(IFERROR(MID([.$B20];LEN([.$B20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20];LEN([.$B20])-[.G$4];1);&quot;0&quot;)) * IF(ISODD([.G$4]);1;2)" office:value-type="float" office:value="5" calcext:value-type="float">
            <text:p>5</text:p>
          </table:table-cell>
          <table:table-cell table:style-name="ce2" table:formula="of:=VALUE(IFERROR(MID([.$B20];LEN([.$B20])-[.H$4];1);&quot;0&quot;)) * IF(ISODD([.H$4]);1;2)" office:value-type="float" office:value="8" calcext:value-type="float">
            <text:p>8</text:p>
          </table:table-cell>
          <table:table-cell table:style-name="ce2" table:formula="of:=VALUE(IFERROR(MID([.$B20];LEN([.$B20])-[.I$4];1);&quot;0&quot;)) * IF(ISODD([.I$4]);1;2)" office:value-type="float" office:value="3" calcext:value-type="float">
            <text:p>3</text:p>
          </table:table-cell>
          <table:table-cell table:style-name="ce2" table:formula="of:=VALUE(IFERROR(MID([.$B20];LEN([.$B20])-[.J$4];1);&quot;0&quot;)) * IF(ISODD([.J$4]);1;2)" office:value-type="float" office:value="4" calcext:value-type="float">
            <text:p>4</text:p>
          </table:table-cell>
          <table:table-cell table:style-name="ce2" table:formula="of:=VALUE(IFERROR(MID([.$B20];LEN([.$B20])-[.K$4];1);&quot;0&quot;)) * IF(ISODD([.K$4]);1;2)" office:value-type="float" office:value="1" calcext:value-type="float">
            <text:p>1</text:p>
          </table:table-cell>
          <table:table-cell table:style-name="ce2" table:formula="of:=VALUE(IFERROR(MID([.$B20];LEN([.$B20])-[.L$4];1);&quot;0&quot;)) * IF(ISODD([.L$4]);1;2)" office:value-type="float" office:value="0" calcext:value-type="float">
            <text:p>0</text:p>
          </table:table-cell>
          <table:table-cell table:style-name="ce2" table:formula="of:=VALUE(IFERROR(MID([.$B20];LEN([.$B20])-[.M$4];1);&quot;0&quot;)) * IF(ISODD([.M$4]);1;2)" office:value-type="float" office:value="0" calcext:value-type="float">
            <text:p>0</text:p>
          </table:table-cell>
          <table:table-cell table:style-name="ce2" table:formula="of:=VALUE(IFERROR(MID([.$B20];LEN([.$B20])-[.N$4];1);&quot;0&quot;)) * IF(ISODD([.N$4]);1;2)" office:value-type="float" office:value="0" calcext:value-type="float">
            <text:p>0</text:p>
          </table:table-cell>
          <table:table-cell table:style-name="ce2" table:formula="of:=VALUE(IFERROR(MID([.$B20];LEN([.$B20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0:.O20]&gt;9;[.D20:.O20]-9;[.D20:.O20]))"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4</text:p>
          </table:table-cell>
          <table:table-cell table:formula="of:=COM.MICROSOFT.CONCAT([.B21];TEXT(MOD(10 - MOD([.P21];10);10);&quot;0&quot;))" office:value-type="string" office:string-value="123456949" calcext:value-type="string">
            <text:p>123456949</text:p>
          </table:table-cell>
          <table:table-cell table:style-name="ce2" table:formula="of:=VALUE(IFERROR(MID([.$B21];LEN([.$B21])-[.D$4];1);&quot;0&quot;)) * IF(ISODD([.D$4]);1;2)" office:value-type="float" office:value="8" calcext:value-type="float">
            <text:p>8</text:p>
          </table:table-cell>
          <table:table-cell table:style-name="ce2" table:formula="of:=VALUE(IFERROR(MID([.$B21];LEN([.$B21])-[.E$4];1);&quot;0&quot;)) * IF(ISODD([.E$4]);1;2)" office:value-type="float" office:value="9" calcext:value-type="float">
            <text:p>9</text:p>
          </table:table-cell>
          <table:table-cell table:style-name="ce2" table:formula="of:=VALUE(IFERROR(MID([.$B21];LEN([.$B21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21];LEN([.$B21])-[.G$4];1);&quot;0&quot;)) * IF(ISODD([.G$4]);1;2)" office:value-type="float" office:value="5" calcext:value-type="float">
            <text:p>5</text:p>
          </table:table-cell>
          <table:table-cell table:style-name="ce2" table:formula="of:=VALUE(IFERROR(MID([.$B21];LEN([.$B21])-[.H$4];1);&quot;0&quot;)) * IF(ISODD([.H$4]);1;2)" office:value-type="float" office:value="8" calcext:value-type="float">
            <text:p>8</text:p>
          </table:table-cell>
          <table:table-cell table:style-name="ce2" table:formula="of:=VALUE(IFERROR(MID([.$B21];LEN([.$B21])-[.I$4];1);&quot;0&quot;)) * IF(ISODD([.I$4]);1;2)" office:value-type="float" office:value="3" calcext:value-type="float">
            <text:p>3</text:p>
          </table:table-cell>
          <table:table-cell table:style-name="ce2" table:formula="of:=VALUE(IFERROR(MID([.$B21];LEN([.$B21])-[.J$4];1);&quot;0&quot;)) * IF(ISODD([.J$4]);1;2)" office:value-type="float" office:value="4" calcext:value-type="float">
            <text:p>4</text:p>
          </table:table-cell>
          <table:table-cell table:style-name="ce2" table:formula="of:=VALUE(IFERROR(MID([.$B21];LEN([.$B21])-[.K$4];1);&quot;0&quot;)) * IF(ISODD([.K$4]);1;2)" office:value-type="float" office:value="1" calcext:value-type="float">
            <text:p>1</text:p>
          </table:table-cell>
          <table:table-cell table:style-name="ce2" table:formula="of:=VALUE(IFERROR(MID([.$B21];LEN([.$B21])-[.L$4];1);&quot;0&quot;)) * IF(ISODD([.L$4]);1;2)" office:value-type="float" office:value="0" calcext:value-type="float">
            <text:p>0</text:p>
          </table:table-cell>
          <table:table-cell table:style-name="ce2" table:formula="of:=VALUE(IFERROR(MID([.$B21];LEN([.$B21])-[.M$4];1);&quot;0&quot;)) * IF(ISODD([.M$4]);1;2)" office:value-type="float" office:value="0" calcext:value-type="float">
            <text:p>0</text:p>
          </table:table-cell>
          <table:table-cell table:style-name="ce2" table:formula="of:=VALUE(IFERROR(MID([.$B21];LEN([.$B21])-[.N$4];1);&quot;0&quot;)) * IF(ISODD([.N$4]);1;2)" office:value-type="float" office:value="0" calcext:value-type="float">
            <text:p>0</text:p>
          </table:table-cell>
          <table:table-cell table:style-name="ce2" table:formula="of:=VALUE(IFERROR(MID([.$B21];LEN([.$B21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1:.O21]&gt;9;[.D21:.O21]-9;[.D21:.O21]))" office:value-type="float" office:value="41" calcext:value-type="float">
            <text:p>41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5</text:p>
          </table:table-cell>
          <table:table-cell table:formula="of:=COM.MICROSOFT.CONCAT([.B22];TEXT(MOD(10 - MOD([.P22];10);10);&quot;0&quot;))" office:value-type="string" office:string-value="123456956" calcext:value-type="string">
            <text:p>123456956</text:p>
          </table:table-cell>
          <table:table-cell table:style-name="ce2" table:formula="of:=VALUE(IFERROR(MID([.$B22];LEN([.$B22])-[.D$4];1);&quot;0&quot;)) * IF(ISODD([.D$4]);1;2)" office:value-type="float" office:value="10" calcext:value-type="float">
            <text:p>10</text:p>
          </table:table-cell>
          <table:table-cell table:style-name="ce2" table:formula="of:=VALUE(IFERROR(MID([.$B22];LEN([.$B22])-[.E$4];1);&quot;0&quot;)) * IF(ISODD([.E$4]);1;2)" office:value-type="float" office:value="9" calcext:value-type="float">
            <text:p>9</text:p>
          </table:table-cell>
          <table:table-cell table:style-name="ce2" table:formula="of:=VALUE(IFERROR(MID([.$B22];LEN([.$B22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22];LEN([.$B22])-[.G$4];1);&quot;0&quot;)) * IF(ISODD([.G$4]);1;2)" office:value-type="float" office:value="5" calcext:value-type="float">
            <text:p>5</text:p>
          </table:table-cell>
          <table:table-cell table:style-name="ce2" table:formula="of:=VALUE(IFERROR(MID([.$B22];LEN([.$B22])-[.H$4];1);&quot;0&quot;)) * IF(ISODD([.H$4]);1;2)" office:value-type="float" office:value="8" calcext:value-type="float">
            <text:p>8</text:p>
          </table:table-cell>
          <table:table-cell table:style-name="ce2" table:formula="of:=VALUE(IFERROR(MID([.$B22];LEN([.$B22])-[.I$4];1);&quot;0&quot;)) * IF(ISODD([.I$4]);1;2)" office:value-type="float" office:value="3" calcext:value-type="float">
            <text:p>3</text:p>
          </table:table-cell>
          <table:table-cell table:style-name="ce2" table:formula="of:=VALUE(IFERROR(MID([.$B22];LEN([.$B22])-[.J$4];1);&quot;0&quot;)) * IF(ISODD([.J$4]);1;2)" office:value-type="float" office:value="4" calcext:value-type="float">
            <text:p>4</text:p>
          </table:table-cell>
          <table:table-cell table:style-name="ce2" table:formula="of:=VALUE(IFERROR(MID([.$B22];LEN([.$B22])-[.K$4];1);&quot;0&quot;)) * IF(ISODD([.K$4]);1;2)" office:value-type="float" office:value="1" calcext:value-type="float">
            <text:p>1</text:p>
          </table:table-cell>
          <table:table-cell table:style-name="ce2" table:formula="of:=VALUE(IFERROR(MID([.$B22];LEN([.$B22])-[.L$4];1);&quot;0&quot;)) * IF(ISODD([.L$4]);1;2)" office:value-type="float" office:value="0" calcext:value-type="float">
            <text:p>0</text:p>
          </table:table-cell>
          <table:table-cell table:style-name="ce2" table:formula="of:=VALUE(IFERROR(MID([.$B22];LEN([.$B22])-[.M$4];1);&quot;0&quot;)) * IF(ISODD([.M$4]);1;2)" office:value-type="float" office:value="0" calcext:value-type="float">
            <text:p>0</text:p>
          </table:table-cell>
          <table:table-cell table:style-name="ce2" table:formula="of:=VALUE(IFERROR(MID([.$B22];LEN([.$B22])-[.N$4];1);&quot;0&quot;)) * IF(ISODD([.N$4]);1;2)" office:value-type="float" office:value="0" calcext:value-type="float">
            <text:p>0</text:p>
          </table:table-cell>
          <table:table-cell table:style-name="ce2" table:formula="of:=VALUE(IFERROR(MID([.$B22];LEN([.$B22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2:.O22]&gt;9;[.D22:.O22]-9;[.D22:.O22])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6</text:p>
          </table:table-cell>
          <table:table-cell table:formula="of:=COM.MICROSOFT.CONCAT([.B23];TEXT(MOD(10 - MOD([.P23];10);10);&quot;0&quot;))" office:value-type="string" office:string-value="123456964" calcext:value-type="string">
            <text:p>123456964</text:p>
          </table:table-cell>
          <table:table-cell table:style-name="ce2" table:formula="of:=VALUE(IFERROR(MID([.$B23];LEN([.$B23])-[.D$4];1);&quot;0&quot;)) * IF(ISODD([.D$4]);1;2)" office:value-type="float" office:value="12" calcext:value-type="float">
            <text:p>12</text:p>
          </table:table-cell>
          <table:table-cell table:style-name="ce2" table:formula="of:=VALUE(IFERROR(MID([.$B23];LEN([.$B23])-[.E$4];1);&quot;0&quot;)) * IF(ISODD([.E$4]);1;2)" office:value-type="float" office:value="9" calcext:value-type="float">
            <text:p>9</text:p>
          </table:table-cell>
          <table:table-cell table:style-name="ce2" table:formula="of:=VALUE(IFERROR(MID([.$B23];LEN([.$B23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23];LEN([.$B23])-[.G$4];1);&quot;0&quot;)) * IF(ISODD([.G$4]);1;2)" office:value-type="float" office:value="5" calcext:value-type="float">
            <text:p>5</text:p>
          </table:table-cell>
          <table:table-cell table:style-name="ce2" table:formula="of:=VALUE(IFERROR(MID([.$B23];LEN([.$B23])-[.H$4];1);&quot;0&quot;)) * IF(ISODD([.H$4]);1;2)" office:value-type="float" office:value="8" calcext:value-type="float">
            <text:p>8</text:p>
          </table:table-cell>
          <table:table-cell table:style-name="ce2" table:formula="of:=VALUE(IFERROR(MID([.$B23];LEN([.$B23])-[.I$4];1);&quot;0&quot;)) * IF(ISODD([.I$4]);1;2)" office:value-type="float" office:value="3" calcext:value-type="float">
            <text:p>3</text:p>
          </table:table-cell>
          <table:table-cell table:style-name="ce2" table:formula="of:=VALUE(IFERROR(MID([.$B23];LEN([.$B23])-[.J$4];1);&quot;0&quot;)) * IF(ISODD([.J$4]);1;2)" office:value-type="float" office:value="4" calcext:value-type="float">
            <text:p>4</text:p>
          </table:table-cell>
          <table:table-cell table:style-name="ce2" table:formula="of:=VALUE(IFERROR(MID([.$B23];LEN([.$B23])-[.K$4];1);&quot;0&quot;)) * IF(ISODD([.K$4]);1;2)" office:value-type="float" office:value="1" calcext:value-type="float">
            <text:p>1</text:p>
          </table:table-cell>
          <table:table-cell table:style-name="ce2" table:formula="of:=VALUE(IFERROR(MID([.$B23];LEN([.$B23])-[.L$4];1);&quot;0&quot;)) * IF(ISODD([.L$4]);1;2)" office:value-type="float" office:value="0" calcext:value-type="float">
            <text:p>0</text:p>
          </table:table-cell>
          <table:table-cell table:style-name="ce2" table:formula="of:=VALUE(IFERROR(MID([.$B23];LEN([.$B23])-[.M$4];1);&quot;0&quot;)) * IF(ISODD([.M$4]);1;2)" office:value-type="float" office:value="0" calcext:value-type="float">
            <text:p>0</text:p>
          </table:table-cell>
          <table:table-cell table:style-name="ce2" table:formula="of:=VALUE(IFERROR(MID([.$B23];LEN([.$B23])-[.N$4];1);&quot;0&quot;)) * IF(ISODD([.N$4]);1;2)" office:value-type="float" office:value="0" calcext:value-type="float">
            <text:p>0</text:p>
          </table:table-cell>
          <table:table-cell table:style-name="ce2" table:formula="of:=VALUE(IFERROR(MID([.$B23];LEN([.$B23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3:.O23]&gt;9;[.D23:.O23]-9;[.D23:.O23])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7</text:p>
          </table:table-cell>
          <table:table-cell table:formula="of:=COM.MICROSOFT.CONCAT([.B24];TEXT(MOD(10 - MOD([.P24];10);10);&quot;0&quot;))" office:value-type="string" office:string-value="123456972" calcext:value-type="string">
            <text:p>123456972</text:p>
          </table:table-cell>
          <table:table-cell table:style-name="ce2" table:formula="of:=VALUE(IFERROR(MID([.$B24];LEN([.$B24])-[.D$4];1);&quot;0&quot;)) * IF(ISODD([.D$4]);1;2)" office:value-type="float" office:value="14" calcext:value-type="float">
            <text:p>14</text:p>
          </table:table-cell>
          <table:table-cell table:style-name="ce2" table:formula="of:=VALUE(IFERROR(MID([.$B24];LEN([.$B24])-[.E$4];1);&quot;0&quot;)) * IF(ISODD([.E$4]);1;2)" office:value-type="float" office:value="9" calcext:value-type="float">
            <text:p>9</text:p>
          </table:table-cell>
          <table:table-cell table:style-name="ce2" table:formula="of:=VALUE(IFERROR(MID([.$B24];LEN([.$B24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24];LEN([.$B24])-[.G$4];1);&quot;0&quot;)) * IF(ISODD([.G$4]);1;2)" office:value-type="float" office:value="5" calcext:value-type="float">
            <text:p>5</text:p>
          </table:table-cell>
          <table:table-cell table:style-name="ce2" table:formula="of:=VALUE(IFERROR(MID([.$B24];LEN([.$B24])-[.H$4];1);&quot;0&quot;)) * IF(ISODD([.H$4]);1;2)" office:value-type="float" office:value="8" calcext:value-type="float">
            <text:p>8</text:p>
          </table:table-cell>
          <table:table-cell table:style-name="ce2" table:formula="of:=VALUE(IFERROR(MID([.$B24];LEN([.$B24])-[.I$4];1);&quot;0&quot;)) * IF(ISODD([.I$4]);1;2)" office:value-type="float" office:value="3" calcext:value-type="float">
            <text:p>3</text:p>
          </table:table-cell>
          <table:table-cell table:style-name="ce2" table:formula="of:=VALUE(IFERROR(MID([.$B24];LEN([.$B24])-[.J$4];1);&quot;0&quot;)) * IF(ISODD([.J$4]);1;2)" office:value-type="float" office:value="4" calcext:value-type="float">
            <text:p>4</text:p>
          </table:table-cell>
          <table:table-cell table:style-name="ce2" table:formula="of:=VALUE(IFERROR(MID([.$B24];LEN([.$B24])-[.K$4];1);&quot;0&quot;)) * IF(ISODD([.K$4]);1;2)" office:value-type="float" office:value="1" calcext:value-type="float">
            <text:p>1</text:p>
          </table:table-cell>
          <table:table-cell table:style-name="ce2" table:formula="of:=VALUE(IFERROR(MID([.$B24];LEN([.$B24])-[.L$4];1);&quot;0&quot;)) * IF(ISODD([.L$4]);1;2)" office:value-type="float" office:value="0" calcext:value-type="float">
            <text:p>0</text:p>
          </table:table-cell>
          <table:table-cell table:style-name="ce2" table:formula="of:=VALUE(IFERROR(MID([.$B24];LEN([.$B24])-[.M$4];1);&quot;0&quot;)) * IF(ISODD([.M$4]);1;2)" office:value-type="float" office:value="0" calcext:value-type="float">
            <text:p>0</text:p>
          </table:table-cell>
          <table:table-cell table:style-name="ce2" table:formula="of:=VALUE(IFERROR(MID([.$B24];LEN([.$B24])-[.N$4];1);&quot;0&quot;)) * IF(ISODD([.N$4]);1;2)" office:value-type="float" office:value="0" calcext:value-type="float">
            <text:p>0</text:p>
          </table:table-cell>
          <table:table-cell table:style-name="ce2" table:formula="of:=VALUE(IFERROR(MID([.$B24];LEN([.$B24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4:.O24]&gt;9;[.D24:.O24]-9;[.D24:.O24]))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8</text:p>
          </table:table-cell>
          <table:table-cell table:formula="of:=COM.MICROSOFT.CONCAT([.B25];TEXT(MOD(10 - MOD([.P25];10);10);&quot;0&quot;))" office:value-type="string" office:string-value="123456980" calcext:value-type="string">
            <text:p>123456980</text:p>
          </table:table-cell>
          <table:table-cell table:style-name="ce2" table:formula="of:=VALUE(IFERROR(MID([.$B25];LEN([.$B25])-[.D$4];1);&quot;0&quot;)) * IF(ISODD([.D$4]);1;2)" office:value-type="float" office:value="16" calcext:value-type="float">
            <text:p>16</text:p>
          </table:table-cell>
          <table:table-cell table:style-name="ce2" table:formula="of:=VALUE(IFERROR(MID([.$B25];LEN([.$B25])-[.E$4];1);&quot;0&quot;)) * IF(ISODD([.E$4]);1;2)" office:value-type="float" office:value="9" calcext:value-type="float">
            <text:p>9</text:p>
          </table:table-cell>
          <table:table-cell table:style-name="ce2" table:formula="of:=VALUE(IFERROR(MID([.$B25];LEN([.$B25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25];LEN([.$B25])-[.G$4];1);&quot;0&quot;)) * IF(ISODD([.G$4]);1;2)" office:value-type="float" office:value="5" calcext:value-type="float">
            <text:p>5</text:p>
          </table:table-cell>
          <table:table-cell table:style-name="ce2" table:formula="of:=VALUE(IFERROR(MID([.$B25];LEN([.$B25])-[.H$4];1);&quot;0&quot;)) * IF(ISODD([.H$4]);1;2)" office:value-type="float" office:value="8" calcext:value-type="float">
            <text:p>8</text:p>
          </table:table-cell>
          <table:table-cell table:style-name="ce2" table:formula="of:=VALUE(IFERROR(MID([.$B25];LEN([.$B25])-[.I$4];1);&quot;0&quot;)) * IF(ISODD([.I$4]);1;2)" office:value-type="float" office:value="3" calcext:value-type="float">
            <text:p>3</text:p>
          </table:table-cell>
          <table:table-cell table:style-name="ce2" table:formula="of:=VALUE(IFERROR(MID([.$B25];LEN([.$B25])-[.J$4];1);&quot;0&quot;)) * IF(ISODD([.J$4]);1;2)" office:value-type="float" office:value="4" calcext:value-type="float">
            <text:p>4</text:p>
          </table:table-cell>
          <table:table-cell table:style-name="ce2" table:formula="of:=VALUE(IFERROR(MID([.$B25];LEN([.$B25])-[.K$4];1);&quot;0&quot;)) * IF(ISODD([.K$4]);1;2)" office:value-type="float" office:value="1" calcext:value-type="float">
            <text:p>1</text:p>
          </table:table-cell>
          <table:table-cell table:style-name="ce2" table:formula="of:=VALUE(IFERROR(MID([.$B25];LEN([.$B25])-[.L$4];1);&quot;0&quot;)) * IF(ISODD([.L$4]);1;2)" office:value-type="float" office:value="0" calcext:value-type="float">
            <text:p>0</text:p>
          </table:table-cell>
          <table:table-cell table:style-name="ce2" table:formula="of:=VALUE(IFERROR(MID([.$B25];LEN([.$B25])-[.M$4];1);&quot;0&quot;)) * IF(ISODD([.M$4]);1;2)" office:value-type="float" office:value="0" calcext:value-type="float">
            <text:p>0</text:p>
          </table:table-cell>
          <table:table-cell table:style-name="ce2" table:formula="of:=VALUE(IFERROR(MID([.$B25];LEN([.$B25])-[.N$4];1);&quot;0&quot;)) * IF(ISODD([.N$4]);1;2)" office:value-type="float" office:value="0" calcext:value-type="float">
            <text:p>0</text:p>
          </table:table-cell>
          <table:table-cell table:style-name="ce2" table:formula="of:=VALUE(IFERROR(MID([.$B25];LEN([.$B25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5:.O25]&gt;9;[.D25:.O25]-9;[.D25:.O25])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" office:value-type="string" calcext:value-type="string">
            <text:p>12345699</text:p>
          </table:table-cell>
          <table:table-cell table:formula="of:=COM.MICROSOFT.CONCAT([.B26];TEXT(MOD(10 - MOD([.P26];10);10);&quot;0&quot;))" office:value-type="string" office:string-value="123456998" calcext:value-type="string">
            <text:p>123456998</text:p>
          </table:table-cell>
          <table:table-cell table:style-name="ce2" table:formula="of:=VALUE(IFERROR(MID([.$B26];LEN([.$B26])-[.D$4];1);&quot;0&quot;)) * IF(ISODD([.D$4]);1;2)" office:value-type="float" office:value="18" calcext:value-type="float">
            <text:p>18</text:p>
          </table:table-cell>
          <table:table-cell table:style-name="ce2" table:formula="of:=VALUE(IFERROR(MID([.$B26];LEN([.$B26])-[.E$4];1);&quot;0&quot;)) * IF(ISODD([.E$4]);1;2)" office:value-type="float" office:value="9" calcext:value-type="float">
            <text:p>9</text:p>
          </table:table-cell>
          <table:table-cell table:style-name="ce2" table:formula="of:=VALUE(IFERROR(MID([.$B26];LEN([.$B26])-[.F$4];1);&quot;0&quot;)) * IF(ISODD([.F$4]);1;2)" office:value-type="float" office:value="12" calcext:value-type="float">
            <text:p>12</text:p>
          </table:table-cell>
          <table:table-cell table:style-name="ce2" table:formula="of:=VALUE(IFERROR(MID([.$B26];LEN([.$B26])-[.G$4];1);&quot;0&quot;)) * IF(ISODD([.G$4]);1;2)" office:value-type="float" office:value="5" calcext:value-type="float">
            <text:p>5</text:p>
          </table:table-cell>
          <table:table-cell table:style-name="ce2" table:formula="of:=VALUE(IFERROR(MID([.$B26];LEN([.$B26])-[.H$4];1);&quot;0&quot;)) * IF(ISODD([.H$4]);1;2)" office:value-type="float" office:value="8" calcext:value-type="float">
            <text:p>8</text:p>
          </table:table-cell>
          <table:table-cell table:style-name="ce2" table:formula="of:=VALUE(IFERROR(MID([.$B26];LEN([.$B26])-[.I$4];1);&quot;0&quot;)) * IF(ISODD([.I$4]);1;2)" office:value-type="float" office:value="3" calcext:value-type="float">
            <text:p>3</text:p>
          </table:table-cell>
          <table:table-cell table:style-name="ce2" table:formula="of:=VALUE(IFERROR(MID([.$B26];LEN([.$B26])-[.J$4];1);&quot;0&quot;)) * IF(ISODD([.J$4]);1;2)" office:value-type="float" office:value="4" calcext:value-type="float">
            <text:p>4</text:p>
          </table:table-cell>
          <table:table-cell table:style-name="ce2" table:formula="of:=VALUE(IFERROR(MID([.$B26];LEN([.$B26])-[.K$4];1);&quot;0&quot;)) * IF(ISODD([.K$4]);1;2)" office:value-type="float" office:value="1" calcext:value-type="float">
            <text:p>1</text:p>
          </table:table-cell>
          <table:table-cell table:style-name="ce2" table:formula="of:=VALUE(IFERROR(MID([.$B26];LEN([.$B26])-[.L$4];1);&quot;0&quot;)) * IF(ISODD([.L$4]);1;2)" office:value-type="float" office:value="0" calcext:value-type="float">
            <text:p>0</text:p>
          </table:table-cell>
          <table:table-cell table:style-name="ce2" table:formula="of:=VALUE(IFERROR(MID([.$B26];LEN([.$B26])-[.M$4];1);&quot;0&quot;)) * IF(ISODD([.M$4]);1;2)" office:value-type="float" office:value="0" calcext:value-type="float">
            <text:p>0</text:p>
          </table:table-cell>
          <table:table-cell table:style-name="ce2" table:formula="of:=VALUE(IFERROR(MID([.$B26];LEN([.$B26])-[.N$4];1);&quot;0&quot;)) * IF(ISODD([.N$4]);1;2)" office:value-type="float" office:value="0" calcext:value-type="float">
            <text:p>0</text:p>
          </table:table-cell>
          <table:table-cell table:style-name="ce2" table:formula="of:=VALUE(IFERROR(MID([.$B26];LEN([.$B26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6:.O26]&gt;9;[.D26:.O26]-9;[.D26:.O26]))"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0</text:p>
          </table:table-cell>
          <table:table-cell table:formula="of:=COM.MICROSOFT.CONCAT([.B27];TEXT(MOD(10 - MOD([.P27];10);10);&quot;0&quot;))" office:value-type="string" office:string-value="123457004" calcext:value-type="string">
            <text:p>123457004</text:p>
          </table:table-cell>
          <table:table-cell table:style-name="ce2" table:formula="of:=VALUE(IFERROR(MID([.$B27];LEN([.$B27])-[.D$4];1);&quot;0&quot;)) * IF(ISODD([.D$4]);1;2)" office:value-type="float" office:value="0" calcext:value-type="float">
            <text:p>0</text:p>
          </table:table-cell>
          <table:table-cell table:style-name="ce2" table:formula="of:=VALUE(IFERROR(MID([.$B27];LEN([.$B27])-[.E$4];1);&quot;0&quot;)) * IF(ISODD([.E$4]);1;2)" office:value-type="float" office:value="0" calcext:value-type="float">
            <text:p>0</text:p>
          </table:table-cell>
          <table:table-cell table:style-name="ce2" table:formula="of:=VALUE(IFERROR(MID([.$B27];LEN([.$B27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27];LEN([.$B27])-[.G$4];1);&quot;0&quot;)) * IF(ISODD([.G$4]);1;2)" office:value-type="float" office:value="5" calcext:value-type="float">
            <text:p>5</text:p>
          </table:table-cell>
          <table:table-cell table:style-name="ce2" table:formula="of:=VALUE(IFERROR(MID([.$B27];LEN([.$B27])-[.H$4];1);&quot;0&quot;)) * IF(ISODD([.H$4]);1;2)" office:value-type="float" office:value="8" calcext:value-type="float">
            <text:p>8</text:p>
          </table:table-cell>
          <table:table-cell table:style-name="ce2" table:formula="of:=VALUE(IFERROR(MID([.$B27];LEN([.$B27])-[.I$4];1);&quot;0&quot;)) * IF(ISODD([.I$4]);1;2)" office:value-type="float" office:value="3" calcext:value-type="float">
            <text:p>3</text:p>
          </table:table-cell>
          <table:table-cell table:style-name="ce2" table:formula="of:=VALUE(IFERROR(MID([.$B27];LEN([.$B27])-[.J$4];1);&quot;0&quot;)) * IF(ISODD([.J$4]);1;2)" office:value-type="float" office:value="4" calcext:value-type="float">
            <text:p>4</text:p>
          </table:table-cell>
          <table:table-cell table:style-name="ce2" table:formula="of:=VALUE(IFERROR(MID([.$B27];LEN([.$B27])-[.K$4];1);&quot;0&quot;)) * IF(ISODD([.K$4]);1;2)" office:value-type="float" office:value="1" calcext:value-type="float">
            <text:p>1</text:p>
          </table:table-cell>
          <table:table-cell table:style-name="ce2" table:formula="of:=VALUE(IFERROR(MID([.$B27];LEN([.$B27])-[.L$4];1);&quot;0&quot;)) * IF(ISODD([.L$4]);1;2)" office:value-type="float" office:value="0" calcext:value-type="float">
            <text:p>0</text:p>
          </table:table-cell>
          <table:table-cell table:style-name="ce2" table:formula="of:=VALUE(IFERROR(MID([.$B27];LEN([.$B27])-[.M$4];1);&quot;0&quot;)) * IF(ISODD([.M$4]);1;2)" office:value-type="float" office:value="0" calcext:value-type="float">
            <text:p>0</text:p>
          </table:table-cell>
          <table:table-cell table:style-name="ce2" table:formula="of:=VALUE(IFERROR(MID([.$B27];LEN([.$B27])-[.N$4];1);&quot;0&quot;)) * IF(ISODD([.N$4]);1;2)" office:value-type="float" office:value="0" calcext:value-type="float">
            <text:p>0</text:p>
          </table:table-cell>
          <table:table-cell table:style-name="ce2" table:formula="of:=VALUE(IFERROR(MID([.$B27];LEN([.$B27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7:.O27]&gt;9;[.D27:.O27]-9;[.D27:.O27]))"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1</text:p>
          </table:table-cell>
          <table:table-cell table:formula="of:=COM.MICROSOFT.CONCAT([.B28];TEXT(MOD(10 - MOD([.P28];10);10);&quot;0&quot;))" office:value-type="string" office:string-value="123457012" calcext:value-type="string">
            <text:p>123457012</text:p>
          </table:table-cell>
          <table:table-cell table:style-name="ce2" table:formula="of:=VALUE(IFERROR(MID([.$B28];LEN([.$B28])-[.D$4];1);&quot;0&quot;)) * IF(ISODD([.D$4]);1;2)" office:value-type="float" office:value="2" calcext:value-type="float">
            <text:p>2</text:p>
          </table:table-cell>
          <table:table-cell table:style-name="ce2" table:formula="of:=VALUE(IFERROR(MID([.$B28];LEN([.$B28])-[.E$4];1);&quot;0&quot;)) * IF(ISODD([.E$4]);1;2)" office:value-type="float" office:value="0" calcext:value-type="float">
            <text:p>0</text:p>
          </table:table-cell>
          <table:table-cell table:style-name="ce2" table:formula="of:=VALUE(IFERROR(MID([.$B28];LEN([.$B28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28];LEN([.$B28])-[.G$4];1);&quot;0&quot;)) * IF(ISODD([.G$4]);1;2)" office:value-type="float" office:value="5" calcext:value-type="float">
            <text:p>5</text:p>
          </table:table-cell>
          <table:table-cell table:style-name="ce2" table:formula="of:=VALUE(IFERROR(MID([.$B28];LEN([.$B28])-[.H$4];1);&quot;0&quot;)) * IF(ISODD([.H$4]);1;2)" office:value-type="float" office:value="8" calcext:value-type="float">
            <text:p>8</text:p>
          </table:table-cell>
          <table:table-cell table:style-name="ce2" table:formula="of:=VALUE(IFERROR(MID([.$B28];LEN([.$B28])-[.I$4];1);&quot;0&quot;)) * IF(ISODD([.I$4]);1;2)" office:value-type="float" office:value="3" calcext:value-type="float">
            <text:p>3</text:p>
          </table:table-cell>
          <table:table-cell table:style-name="ce2" table:formula="of:=VALUE(IFERROR(MID([.$B28];LEN([.$B28])-[.J$4];1);&quot;0&quot;)) * IF(ISODD([.J$4]);1;2)" office:value-type="float" office:value="4" calcext:value-type="float">
            <text:p>4</text:p>
          </table:table-cell>
          <table:table-cell table:style-name="ce2" table:formula="of:=VALUE(IFERROR(MID([.$B28];LEN([.$B28])-[.K$4];1);&quot;0&quot;)) * IF(ISODD([.K$4]);1;2)" office:value-type="float" office:value="1" calcext:value-type="float">
            <text:p>1</text:p>
          </table:table-cell>
          <table:table-cell table:style-name="ce2" table:formula="of:=VALUE(IFERROR(MID([.$B28];LEN([.$B28])-[.L$4];1);&quot;0&quot;)) * IF(ISODD([.L$4]);1;2)" office:value-type="float" office:value="0" calcext:value-type="float">
            <text:p>0</text:p>
          </table:table-cell>
          <table:table-cell table:style-name="ce2" table:formula="of:=VALUE(IFERROR(MID([.$B28];LEN([.$B28])-[.M$4];1);&quot;0&quot;)) * IF(ISODD([.M$4]);1;2)" office:value-type="float" office:value="0" calcext:value-type="float">
            <text:p>0</text:p>
          </table:table-cell>
          <table:table-cell table:style-name="ce2" table:formula="of:=VALUE(IFERROR(MID([.$B28];LEN([.$B28])-[.N$4];1);&quot;0&quot;)) * IF(ISODD([.N$4]);1;2)" office:value-type="float" office:value="0" calcext:value-type="float">
            <text:p>0</text:p>
          </table:table-cell>
          <table:table-cell table:style-name="ce2" table:formula="of:=VALUE(IFERROR(MID([.$B28];LEN([.$B28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8:.O28]&gt;9;[.D28:.O28]-9;[.D28:.O28]))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2</text:p>
          </table:table-cell>
          <table:table-cell table:formula="of:=COM.MICROSOFT.CONCAT([.B29];TEXT(MOD(10 - MOD([.P29];10);10);&quot;0&quot;))" office:value-type="string" office:string-value="123457020" calcext:value-type="string">
            <text:p>123457020</text:p>
          </table:table-cell>
          <table:table-cell table:style-name="ce2" table:formula="of:=VALUE(IFERROR(MID([.$B29];LEN([.$B29])-[.D$4];1);&quot;0&quot;)) * IF(ISODD([.D$4]);1;2)" office:value-type="float" office:value="4" calcext:value-type="float">
            <text:p>4</text:p>
          </table:table-cell>
          <table:table-cell table:style-name="ce2" table:formula="of:=VALUE(IFERROR(MID([.$B29];LEN([.$B29])-[.E$4];1);&quot;0&quot;)) * IF(ISODD([.E$4]);1;2)" office:value-type="float" office:value="0" calcext:value-type="float">
            <text:p>0</text:p>
          </table:table-cell>
          <table:table-cell table:style-name="ce2" table:formula="of:=VALUE(IFERROR(MID([.$B29];LEN([.$B29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29];LEN([.$B29])-[.G$4];1);&quot;0&quot;)) * IF(ISODD([.G$4]);1;2)" office:value-type="float" office:value="5" calcext:value-type="float">
            <text:p>5</text:p>
          </table:table-cell>
          <table:table-cell table:style-name="ce2" table:formula="of:=VALUE(IFERROR(MID([.$B29];LEN([.$B29])-[.H$4];1);&quot;0&quot;)) * IF(ISODD([.H$4]);1;2)" office:value-type="float" office:value="8" calcext:value-type="float">
            <text:p>8</text:p>
          </table:table-cell>
          <table:table-cell table:style-name="ce2" table:formula="of:=VALUE(IFERROR(MID([.$B29];LEN([.$B29])-[.I$4];1);&quot;0&quot;)) * IF(ISODD([.I$4]);1;2)" office:value-type="float" office:value="3" calcext:value-type="float">
            <text:p>3</text:p>
          </table:table-cell>
          <table:table-cell table:style-name="ce2" table:formula="of:=VALUE(IFERROR(MID([.$B29];LEN([.$B29])-[.J$4];1);&quot;0&quot;)) * IF(ISODD([.J$4]);1;2)" office:value-type="float" office:value="4" calcext:value-type="float">
            <text:p>4</text:p>
          </table:table-cell>
          <table:table-cell table:style-name="ce2" table:formula="of:=VALUE(IFERROR(MID([.$B29];LEN([.$B29])-[.K$4];1);&quot;0&quot;)) * IF(ISODD([.K$4]);1;2)" office:value-type="float" office:value="1" calcext:value-type="float">
            <text:p>1</text:p>
          </table:table-cell>
          <table:table-cell table:style-name="ce2" table:formula="of:=VALUE(IFERROR(MID([.$B29];LEN([.$B29])-[.L$4];1);&quot;0&quot;)) * IF(ISODD([.L$4]);1;2)" office:value-type="float" office:value="0" calcext:value-type="float">
            <text:p>0</text:p>
          </table:table-cell>
          <table:table-cell table:style-name="ce2" table:formula="of:=VALUE(IFERROR(MID([.$B29];LEN([.$B29])-[.M$4];1);&quot;0&quot;)) * IF(ISODD([.M$4]);1;2)" office:value-type="float" office:value="0" calcext:value-type="float">
            <text:p>0</text:p>
          </table:table-cell>
          <table:table-cell table:style-name="ce2" table:formula="of:=VALUE(IFERROR(MID([.$B29];LEN([.$B29])-[.N$4];1);&quot;0&quot;)) * IF(ISODD([.N$4]);1;2)" office:value-type="float" office:value="0" calcext:value-type="float">
            <text:p>0</text:p>
          </table:table-cell>
          <table:table-cell table:style-name="ce2" table:formula="of:=VALUE(IFERROR(MID([.$B29];LEN([.$B29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29:.O29]&gt;9;[.D29:.O29]-9;[.D29:.O29])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3</text:p>
          </table:table-cell>
          <table:table-cell table:formula="of:=COM.MICROSOFT.CONCAT([.B30];TEXT(MOD(10 - MOD([.P30];10);10);&quot;0&quot;))" office:value-type="string" office:string-value="123457038" calcext:value-type="string">
            <text:p>123457038</text:p>
          </table:table-cell>
          <table:table-cell table:style-name="ce2" table:formula="of:=VALUE(IFERROR(MID([.$B30];LEN([.$B30])-[.D$4];1);&quot;0&quot;)) * IF(ISODD([.D$4]);1;2)" office:value-type="float" office:value="6" calcext:value-type="float">
            <text:p>6</text:p>
          </table:table-cell>
          <table:table-cell table:style-name="ce2" table:formula="of:=VALUE(IFERROR(MID([.$B30];LEN([.$B30])-[.E$4];1);&quot;0&quot;)) * IF(ISODD([.E$4]);1;2)" office:value-type="float" office:value="0" calcext:value-type="float">
            <text:p>0</text:p>
          </table:table-cell>
          <table:table-cell table:style-name="ce2" table:formula="of:=VALUE(IFERROR(MID([.$B30];LEN([.$B30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0];LEN([.$B30])-[.G$4];1);&quot;0&quot;)) * IF(ISODD([.G$4]);1;2)" office:value-type="float" office:value="5" calcext:value-type="float">
            <text:p>5</text:p>
          </table:table-cell>
          <table:table-cell table:style-name="ce2" table:formula="of:=VALUE(IFERROR(MID([.$B30];LEN([.$B30])-[.H$4];1);&quot;0&quot;)) * IF(ISODD([.H$4]);1;2)" office:value-type="float" office:value="8" calcext:value-type="float">
            <text:p>8</text:p>
          </table:table-cell>
          <table:table-cell table:style-name="ce2" table:formula="of:=VALUE(IFERROR(MID([.$B30];LEN([.$B30])-[.I$4];1);&quot;0&quot;)) * IF(ISODD([.I$4]);1;2)" office:value-type="float" office:value="3" calcext:value-type="float">
            <text:p>3</text:p>
          </table:table-cell>
          <table:table-cell table:style-name="ce2" table:formula="of:=VALUE(IFERROR(MID([.$B30];LEN([.$B30])-[.J$4];1);&quot;0&quot;)) * IF(ISODD([.J$4]);1;2)" office:value-type="float" office:value="4" calcext:value-type="float">
            <text:p>4</text:p>
          </table:table-cell>
          <table:table-cell table:style-name="ce2" table:formula="of:=VALUE(IFERROR(MID([.$B30];LEN([.$B30])-[.K$4];1);&quot;0&quot;)) * IF(ISODD([.K$4]);1;2)" office:value-type="float" office:value="1" calcext:value-type="float">
            <text:p>1</text:p>
          </table:table-cell>
          <table:table-cell table:style-name="ce2" table:formula="of:=VALUE(IFERROR(MID([.$B30];LEN([.$B30])-[.L$4];1);&quot;0&quot;)) * IF(ISODD([.L$4]);1;2)" office:value-type="float" office:value="0" calcext:value-type="float">
            <text:p>0</text:p>
          </table:table-cell>
          <table:table-cell table:style-name="ce2" table:formula="of:=VALUE(IFERROR(MID([.$B30];LEN([.$B30])-[.M$4];1);&quot;0&quot;)) * IF(ISODD([.M$4]);1;2)" office:value-type="float" office:value="0" calcext:value-type="float">
            <text:p>0</text:p>
          </table:table-cell>
          <table:table-cell table:style-name="ce2" table:formula="of:=VALUE(IFERROR(MID([.$B30];LEN([.$B30])-[.N$4];1);&quot;0&quot;)) * IF(ISODD([.N$4]);1;2)" office:value-type="float" office:value="0" calcext:value-type="float">
            <text:p>0</text:p>
          </table:table-cell>
          <table:table-cell table:style-name="ce2" table:formula="of:=VALUE(IFERROR(MID([.$B30];LEN([.$B30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0:.O30]&gt;9;[.D30:.O30]-9;[.D30:.O30])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4</text:p>
          </table:table-cell>
          <table:table-cell table:formula="of:=COM.MICROSOFT.CONCAT([.B31];TEXT(MOD(10 - MOD([.P31];10);10);&quot;0&quot;))" office:value-type="string" office:string-value="123457046" calcext:value-type="string">
            <text:p>123457046</text:p>
          </table:table-cell>
          <table:table-cell table:style-name="ce2" table:formula="of:=VALUE(IFERROR(MID([.$B31];LEN([.$B31])-[.D$4];1);&quot;0&quot;)) * IF(ISODD([.D$4]);1;2)" office:value-type="float" office:value="8" calcext:value-type="float">
            <text:p>8</text:p>
          </table:table-cell>
          <table:table-cell table:style-name="ce2" table:formula="of:=VALUE(IFERROR(MID([.$B31];LEN([.$B31])-[.E$4];1);&quot;0&quot;)) * IF(ISODD([.E$4]);1;2)" office:value-type="float" office:value="0" calcext:value-type="float">
            <text:p>0</text:p>
          </table:table-cell>
          <table:table-cell table:style-name="ce2" table:formula="of:=VALUE(IFERROR(MID([.$B31];LEN([.$B31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1];LEN([.$B31])-[.G$4];1);&quot;0&quot;)) * IF(ISODD([.G$4]);1;2)" office:value-type="float" office:value="5" calcext:value-type="float">
            <text:p>5</text:p>
          </table:table-cell>
          <table:table-cell table:style-name="ce2" table:formula="of:=VALUE(IFERROR(MID([.$B31];LEN([.$B31])-[.H$4];1);&quot;0&quot;)) * IF(ISODD([.H$4]);1;2)" office:value-type="float" office:value="8" calcext:value-type="float">
            <text:p>8</text:p>
          </table:table-cell>
          <table:table-cell table:style-name="ce2" table:formula="of:=VALUE(IFERROR(MID([.$B31];LEN([.$B31])-[.I$4];1);&quot;0&quot;)) * IF(ISODD([.I$4]);1;2)" office:value-type="float" office:value="3" calcext:value-type="float">
            <text:p>3</text:p>
          </table:table-cell>
          <table:table-cell table:style-name="ce2" table:formula="of:=VALUE(IFERROR(MID([.$B31];LEN([.$B31])-[.J$4];1);&quot;0&quot;)) * IF(ISODD([.J$4]);1;2)" office:value-type="float" office:value="4" calcext:value-type="float">
            <text:p>4</text:p>
          </table:table-cell>
          <table:table-cell table:style-name="ce2" table:formula="of:=VALUE(IFERROR(MID([.$B31];LEN([.$B31])-[.K$4];1);&quot;0&quot;)) * IF(ISODD([.K$4]);1;2)" office:value-type="float" office:value="1" calcext:value-type="float">
            <text:p>1</text:p>
          </table:table-cell>
          <table:table-cell table:style-name="ce2" table:formula="of:=VALUE(IFERROR(MID([.$B31];LEN([.$B31])-[.L$4];1);&quot;0&quot;)) * IF(ISODD([.L$4]);1;2)" office:value-type="float" office:value="0" calcext:value-type="float">
            <text:p>0</text:p>
          </table:table-cell>
          <table:table-cell table:style-name="ce2" table:formula="of:=VALUE(IFERROR(MID([.$B31];LEN([.$B31])-[.M$4];1);&quot;0&quot;)) * IF(ISODD([.M$4]);1;2)" office:value-type="float" office:value="0" calcext:value-type="float">
            <text:p>0</text:p>
          </table:table-cell>
          <table:table-cell table:style-name="ce2" table:formula="of:=VALUE(IFERROR(MID([.$B31];LEN([.$B31])-[.N$4];1);&quot;0&quot;)) * IF(ISODD([.N$4]);1;2)" office:value-type="float" office:value="0" calcext:value-type="float">
            <text:p>0</text:p>
          </table:table-cell>
          <table:table-cell table:style-name="ce2" table:formula="of:=VALUE(IFERROR(MID([.$B31];LEN([.$B31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1:.O31]&gt;9;[.D31:.O31]-9;[.D31:.O31])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5</text:p>
          </table:table-cell>
          <table:table-cell table:formula="of:=COM.MICROSOFT.CONCAT([.B32];TEXT(MOD(10 - MOD([.P32];10);10);&quot;0&quot;))" office:value-type="string" office:string-value="123457053" calcext:value-type="string">
            <text:p>123457053</text:p>
          </table:table-cell>
          <table:table-cell table:style-name="ce2" table:formula="of:=VALUE(IFERROR(MID([.$B32];LEN([.$B32])-[.D$4];1);&quot;0&quot;)) * IF(ISODD([.D$4]);1;2)" office:value-type="float" office:value="10" calcext:value-type="float">
            <text:p>10</text:p>
          </table:table-cell>
          <table:table-cell table:style-name="ce2" table:formula="of:=VALUE(IFERROR(MID([.$B32];LEN([.$B32])-[.E$4];1);&quot;0&quot;)) * IF(ISODD([.E$4]);1;2)" office:value-type="float" office:value="0" calcext:value-type="float">
            <text:p>0</text:p>
          </table:table-cell>
          <table:table-cell table:style-name="ce2" table:formula="of:=VALUE(IFERROR(MID([.$B32];LEN([.$B32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2];LEN([.$B32])-[.G$4];1);&quot;0&quot;)) * IF(ISODD([.G$4]);1;2)" office:value-type="float" office:value="5" calcext:value-type="float">
            <text:p>5</text:p>
          </table:table-cell>
          <table:table-cell table:style-name="ce2" table:formula="of:=VALUE(IFERROR(MID([.$B32];LEN([.$B32])-[.H$4];1);&quot;0&quot;)) * IF(ISODD([.H$4]);1;2)" office:value-type="float" office:value="8" calcext:value-type="float">
            <text:p>8</text:p>
          </table:table-cell>
          <table:table-cell table:style-name="ce2" table:formula="of:=VALUE(IFERROR(MID([.$B32];LEN([.$B32])-[.I$4];1);&quot;0&quot;)) * IF(ISODD([.I$4]);1;2)" office:value-type="float" office:value="3" calcext:value-type="float">
            <text:p>3</text:p>
          </table:table-cell>
          <table:table-cell table:style-name="ce2" table:formula="of:=VALUE(IFERROR(MID([.$B32];LEN([.$B32])-[.J$4];1);&quot;0&quot;)) * IF(ISODD([.J$4]);1;2)" office:value-type="float" office:value="4" calcext:value-type="float">
            <text:p>4</text:p>
          </table:table-cell>
          <table:table-cell table:style-name="ce2" table:formula="of:=VALUE(IFERROR(MID([.$B32];LEN([.$B32])-[.K$4];1);&quot;0&quot;)) * IF(ISODD([.K$4]);1;2)" office:value-type="float" office:value="1" calcext:value-type="float">
            <text:p>1</text:p>
          </table:table-cell>
          <table:table-cell table:style-name="ce2" table:formula="of:=VALUE(IFERROR(MID([.$B32];LEN([.$B32])-[.L$4];1);&quot;0&quot;)) * IF(ISODD([.L$4]);1;2)" office:value-type="float" office:value="0" calcext:value-type="float">
            <text:p>0</text:p>
          </table:table-cell>
          <table:table-cell table:style-name="ce2" table:formula="of:=VALUE(IFERROR(MID([.$B32];LEN([.$B32])-[.M$4];1);&quot;0&quot;)) * IF(ISODD([.M$4]);1;2)" office:value-type="float" office:value="0" calcext:value-type="float">
            <text:p>0</text:p>
          </table:table-cell>
          <table:table-cell table:style-name="ce2" table:formula="of:=VALUE(IFERROR(MID([.$B32];LEN([.$B32])-[.N$4];1);&quot;0&quot;)) * IF(ISODD([.N$4]);1;2)" office:value-type="float" office:value="0" calcext:value-type="float">
            <text:p>0</text:p>
          </table:table-cell>
          <table:table-cell table:style-name="ce2" table:formula="of:=VALUE(IFERROR(MID([.$B32];LEN([.$B32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2:.O32]&gt;9;[.D32:.O32]-9;[.D32:.O32]))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6</text:p>
          </table:table-cell>
          <table:table-cell table:formula="of:=COM.MICROSOFT.CONCAT([.B33];TEXT(MOD(10 - MOD([.P33];10);10);&quot;0&quot;))" office:value-type="string" office:string-value="123457061" calcext:value-type="string">
            <text:p>123457061</text:p>
          </table:table-cell>
          <table:table-cell table:style-name="ce2" table:formula="of:=VALUE(IFERROR(MID([.$B33];LEN([.$B33])-[.D$4];1);&quot;0&quot;)) * IF(ISODD([.D$4]);1;2)" office:value-type="float" office:value="12" calcext:value-type="float">
            <text:p>12</text:p>
          </table:table-cell>
          <table:table-cell table:style-name="ce2" table:formula="of:=VALUE(IFERROR(MID([.$B33];LEN([.$B33])-[.E$4];1);&quot;0&quot;)) * IF(ISODD([.E$4]);1;2)" office:value-type="float" office:value="0" calcext:value-type="float">
            <text:p>0</text:p>
          </table:table-cell>
          <table:table-cell table:style-name="ce2" table:formula="of:=VALUE(IFERROR(MID([.$B33];LEN([.$B33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3];LEN([.$B33])-[.G$4];1);&quot;0&quot;)) * IF(ISODD([.G$4]);1;2)" office:value-type="float" office:value="5" calcext:value-type="float">
            <text:p>5</text:p>
          </table:table-cell>
          <table:table-cell table:style-name="ce2" table:formula="of:=VALUE(IFERROR(MID([.$B33];LEN([.$B33])-[.H$4];1);&quot;0&quot;)) * IF(ISODD([.H$4]);1;2)" office:value-type="float" office:value="8" calcext:value-type="float">
            <text:p>8</text:p>
          </table:table-cell>
          <table:table-cell table:style-name="ce2" table:formula="of:=VALUE(IFERROR(MID([.$B33];LEN([.$B33])-[.I$4];1);&quot;0&quot;)) * IF(ISODD([.I$4]);1;2)" office:value-type="float" office:value="3" calcext:value-type="float">
            <text:p>3</text:p>
          </table:table-cell>
          <table:table-cell table:style-name="ce2" table:formula="of:=VALUE(IFERROR(MID([.$B33];LEN([.$B33])-[.J$4];1);&quot;0&quot;)) * IF(ISODD([.J$4]);1;2)" office:value-type="float" office:value="4" calcext:value-type="float">
            <text:p>4</text:p>
          </table:table-cell>
          <table:table-cell table:style-name="ce2" table:formula="of:=VALUE(IFERROR(MID([.$B33];LEN([.$B33])-[.K$4];1);&quot;0&quot;)) * IF(ISODD([.K$4]);1;2)" office:value-type="float" office:value="1" calcext:value-type="float">
            <text:p>1</text:p>
          </table:table-cell>
          <table:table-cell table:style-name="ce2" table:formula="of:=VALUE(IFERROR(MID([.$B33];LEN([.$B33])-[.L$4];1);&quot;0&quot;)) * IF(ISODD([.L$4]);1;2)" office:value-type="float" office:value="0" calcext:value-type="float">
            <text:p>0</text:p>
          </table:table-cell>
          <table:table-cell table:style-name="ce2" table:formula="of:=VALUE(IFERROR(MID([.$B33];LEN([.$B33])-[.M$4];1);&quot;0&quot;)) * IF(ISODD([.M$4]);1;2)" office:value-type="float" office:value="0" calcext:value-type="float">
            <text:p>0</text:p>
          </table:table-cell>
          <table:table-cell table:style-name="ce2" table:formula="of:=VALUE(IFERROR(MID([.$B33];LEN([.$B33])-[.N$4];1);&quot;0&quot;)) * IF(ISODD([.N$4]);1;2)" office:value-type="float" office:value="0" calcext:value-type="float">
            <text:p>0</text:p>
          </table:table-cell>
          <table:table-cell table:style-name="ce2" table:formula="of:=VALUE(IFERROR(MID([.$B33];LEN([.$B33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3:.O33]&gt;9;[.D33:.O33]-9;[.D33:.O33])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7</text:p>
          </table:table-cell>
          <table:table-cell table:formula="of:=COM.MICROSOFT.CONCAT([.B34];TEXT(MOD(10 - MOD([.P34];10);10);&quot;0&quot;))" office:value-type="string" office:string-value="123457079" calcext:value-type="string">
            <text:p>123457079</text:p>
          </table:table-cell>
          <table:table-cell table:style-name="ce2" table:formula="of:=VALUE(IFERROR(MID([.$B34];LEN([.$B34])-[.D$4];1);&quot;0&quot;)) * IF(ISODD([.D$4]);1;2)" office:value-type="float" office:value="14" calcext:value-type="float">
            <text:p>14</text:p>
          </table:table-cell>
          <table:table-cell table:style-name="ce2" table:formula="of:=VALUE(IFERROR(MID([.$B34];LEN([.$B34])-[.E$4];1);&quot;0&quot;)) * IF(ISODD([.E$4]);1;2)" office:value-type="float" office:value="0" calcext:value-type="float">
            <text:p>0</text:p>
          </table:table-cell>
          <table:table-cell table:style-name="ce2" table:formula="of:=VALUE(IFERROR(MID([.$B34];LEN([.$B34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4];LEN([.$B34])-[.G$4];1);&quot;0&quot;)) * IF(ISODD([.G$4]);1;2)" office:value-type="float" office:value="5" calcext:value-type="float">
            <text:p>5</text:p>
          </table:table-cell>
          <table:table-cell table:style-name="ce2" table:formula="of:=VALUE(IFERROR(MID([.$B34];LEN([.$B34])-[.H$4];1);&quot;0&quot;)) * IF(ISODD([.H$4]);1;2)" office:value-type="float" office:value="8" calcext:value-type="float">
            <text:p>8</text:p>
          </table:table-cell>
          <table:table-cell table:style-name="ce2" table:formula="of:=VALUE(IFERROR(MID([.$B34];LEN([.$B34])-[.I$4];1);&quot;0&quot;)) * IF(ISODD([.I$4]);1;2)" office:value-type="float" office:value="3" calcext:value-type="float">
            <text:p>3</text:p>
          </table:table-cell>
          <table:table-cell table:style-name="ce2" table:formula="of:=VALUE(IFERROR(MID([.$B34];LEN([.$B34])-[.J$4];1);&quot;0&quot;)) * IF(ISODD([.J$4]);1;2)" office:value-type="float" office:value="4" calcext:value-type="float">
            <text:p>4</text:p>
          </table:table-cell>
          <table:table-cell table:style-name="ce2" table:formula="of:=VALUE(IFERROR(MID([.$B34];LEN([.$B34])-[.K$4];1);&quot;0&quot;)) * IF(ISODD([.K$4]);1;2)" office:value-type="float" office:value="1" calcext:value-type="float">
            <text:p>1</text:p>
          </table:table-cell>
          <table:table-cell table:style-name="ce2" table:formula="of:=VALUE(IFERROR(MID([.$B34];LEN([.$B34])-[.L$4];1);&quot;0&quot;)) * IF(ISODD([.L$4]);1;2)" office:value-type="float" office:value="0" calcext:value-type="float">
            <text:p>0</text:p>
          </table:table-cell>
          <table:table-cell table:style-name="ce2" table:formula="of:=VALUE(IFERROR(MID([.$B34];LEN([.$B34])-[.M$4];1);&quot;0&quot;)) * IF(ISODD([.M$4]);1;2)" office:value-type="float" office:value="0" calcext:value-type="float">
            <text:p>0</text:p>
          </table:table-cell>
          <table:table-cell table:style-name="ce2" table:formula="of:=VALUE(IFERROR(MID([.$B34];LEN([.$B34])-[.N$4];1);&quot;0&quot;)) * IF(ISODD([.N$4]);1;2)" office:value-type="float" office:value="0" calcext:value-type="float">
            <text:p>0</text:p>
          </table:table-cell>
          <table:table-cell table:style-name="ce2" table:formula="of:=VALUE(IFERROR(MID([.$B34];LEN([.$B34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4:.O34]&gt;9;[.D34:.O34]-9;[.D34:.O34]))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8</text:p>
          </table:table-cell>
          <table:table-cell table:formula="of:=COM.MICROSOFT.CONCAT([.B35];TEXT(MOD(10 - MOD([.P35];10);10);&quot;0&quot;))" office:value-type="string" office:string-value="123457087" calcext:value-type="string">
            <text:p>123457087</text:p>
          </table:table-cell>
          <table:table-cell table:style-name="ce2" table:formula="of:=VALUE(IFERROR(MID([.$B35];LEN([.$B35])-[.D$4];1);&quot;0&quot;)) * IF(ISODD([.D$4]);1;2)" office:value-type="float" office:value="16" calcext:value-type="float">
            <text:p>16</text:p>
          </table:table-cell>
          <table:table-cell table:style-name="ce2" table:formula="of:=VALUE(IFERROR(MID([.$B35];LEN([.$B35])-[.E$4];1);&quot;0&quot;)) * IF(ISODD([.E$4]);1;2)" office:value-type="float" office:value="0" calcext:value-type="float">
            <text:p>0</text:p>
          </table:table-cell>
          <table:table-cell table:style-name="ce2" table:formula="of:=VALUE(IFERROR(MID([.$B35];LEN([.$B35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5];LEN([.$B35])-[.G$4];1);&quot;0&quot;)) * IF(ISODD([.G$4]);1;2)" office:value-type="float" office:value="5" calcext:value-type="float">
            <text:p>5</text:p>
          </table:table-cell>
          <table:table-cell table:style-name="ce2" table:formula="of:=VALUE(IFERROR(MID([.$B35];LEN([.$B35])-[.H$4];1);&quot;0&quot;)) * IF(ISODD([.H$4]);1;2)" office:value-type="float" office:value="8" calcext:value-type="float">
            <text:p>8</text:p>
          </table:table-cell>
          <table:table-cell table:style-name="ce2" table:formula="of:=VALUE(IFERROR(MID([.$B35];LEN([.$B35])-[.I$4];1);&quot;0&quot;)) * IF(ISODD([.I$4]);1;2)" office:value-type="float" office:value="3" calcext:value-type="float">
            <text:p>3</text:p>
          </table:table-cell>
          <table:table-cell table:style-name="ce2" table:formula="of:=VALUE(IFERROR(MID([.$B35];LEN([.$B35])-[.J$4];1);&quot;0&quot;)) * IF(ISODD([.J$4]);1;2)" office:value-type="float" office:value="4" calcext:value-type="float">
            <text:p>4</text:p>
          </table:table-cell>
          <table:table-cell table:style-name="ce2" table:formula="of:=VALUE(IFERROR(MID([.$B35];LEN([.$B35])-[.K$4];1);&quot;0&quot;)) * IF(ISODD([.K$4]);1;2)" office:value-type="float" office:value="1" calcext:value-type="float">
            <text:p>1</text:p>
          </table:table-cell>
          <table:table-cell table:style-name="ce2" table:formula="of:=VALUE(IFERROR(MID([.$B35];LEN([.$B35])-[.L$4];1);&quot;0&quot;)) * IF(ISODD([.L$4]);1;2)" office:value-type="float" office:value="0" calcext:value-type="float">
            <text:p>0</text:p>
          </table:table-cell>
          <table:table-cell table:style-name="ce2" table:formula="of:=VALUE(IFERROR(MID([.$B35];LEN([.$B35])-[.M$4];1);&quot;0&quot;)) * IF(ISODD([.M$4]);1;2)" office:value-type="float" office:value="0" calcext:value-type="float">
            <text:p>0</text:p>
          </table:table-cell>
          <table:table-cell table:style-name="ce2" table:formula="of:=VALUE(IFERROR(MID([.$B35];LEN([.$B35])-[.N$4];1);&quot;0&quot;)) * IF(ISODD([.N$4]);1;2)" office:value-type="float" office:value="0" calcext:value-type="float">
            <text:p>0</text:p>
          </table:table-cell>
          <table:table-cell table:style-name="ce2" table:formula="of:=VALUE(IFERROR(MID([.$B35];LEN([.$B35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5:.O35]&gt;9;[.D35:.O35]-9;[.D35:.O35])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office:value-type="string" calcext:value-type="string">
            <text:p>12345709</text:p>
          </table:table-cell>
          <table:table-cell table:formula="of:=COM.MICROSOFT.CONCAT([.B36];TEXT(MOD(10 - MOD([.P36];10);10);&quot;0&quot;))" office:value-type="string" office:string-value="123457095" calcext:value-type="string">
            <text:p>123457095</text:p>
          </table:table-cell>
          <table:table-cell table:style-name="ce2" table:formula="of:=VALUE(IFERROR(MID([.$B36];LEN([.$B36])-[.D$4];1);&quot;0&quot;)) * IF(ISODD([.D$4]);1;2)" office:value-type="float" office:value="18" calcext:value-type="float">
            <text:p>18</text:p>
          </table:table-cell>
          <table:table-cell table:style-name="ce2" table:formula="of:=VALUE(IFERROR(MID([.$B36];LEN([.$B36])-[.E$4];1);&quot;0&quot;)) * IF(ISODD([.E$4]);1;2)" office:value-type="float" office:value="0" calcext:value-type="float">
            <text:p>0</text:p>
          </table:table-cell>
          <table:table-cell table:style-name="ce2" table:formula="of:=VALUE(IFERROR(MID([.$B36];LEN([.$B36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6];LEN([.$B36])-[.G$4];1);&quot;0&quot;)) * IF(ISODD([.G$4]);1;2)" office:value-type="float" office:value="5" calcext:value-type="float">
            <text:p>5</text:p>
          </table:table-cell>
          <table:table-cell table:style-name="ce2" table:formula="of:=VALUE(IFERROR(MID([.$B36];LEN([.$B36])-[.H$4];1);&quot;0&quot;)) * IF(ISODD([.H$4]);1;2)" office:value-type="float" office:value="8" calcext:value-type="float">
            <text:p>8</text:p>
          </table:table-cell>
          <table:table-cell table:style-name="ce2" table:formula="of:=VALUE(IFERROR(MID([.$B36];LEN([.$B36])-[.I$4];1);&quot;0&quot;)) * IF(ISODD([.I$4]);1;2)" office:value-type="float" office:value="3" calcext:value-type="float">
            <text:p>3</text:p>
          </table:table-cell>
          <table:table-cell table:style-name="ce2" table:formula="of:=VALUE(IFERROR(MID([.$B36];LEN([.$B36])-[.J$4];1);&quot;0&quot;)) * IF(ISODD([.J$4]);1;2)" office:value-type="float" office:value="4" calcext:value-type="float">
            <text:p>4</text:p>
          </table:table-cell>
          <table:table-cell table:style-name="ce2" table:formula="of:=VALUE(IFERROR(MID([.$B36];LEN([.$B36])-[.K$4];1);&quot;0&quot;)) * IF(ISODD([.K$4]);1;2)" office:value-type="float" office:value="1" calcext:value-type="float">
            <text:p>1</text:p>
          </table:table-cell>
          <table:table-cell table:style-name="ce2" table:formula="of:=VALUE(IFERROR(MID([.$B36];LEN([.$B36])-[.L$4];1);&quot;0&quot;)) * IF(ISODD([.L$4]);1;2)" office:value-type="float" office:value="0" calcext:value-type="float">
            <text:p>0</text:p>
          </table:table-cell>
          <table:table-cell table:style-name="ce2" table:formula="of:=VALUE(IFERROR(MID([.$B36];LEN([.$B36])-[.M$4];1);&quot;0&quot;)) * IF(ISODD([.M$4]);1;2)" office:value-type="float" office:value="0" calcext:value-type="float">
            <text:p>0</text:p>
          </table:table-cell>
          <table:table-cell table:style-name="ce2" table:formula="of:=VALUE(IFERROR(MID([.$B36];LEN([.$B36])-[.N$4];1);&quot;0&quot;)) * IF(ISODD([.N$4]);1;2)" office:value-type="float" office:value="0" calcext:value-type="float">
            <text:p>0</text:p>
          </table:table-cell>
          <table:table-cell table:style-name="ce2" table:formula="of:=VALUE(IFERROR(MID([.$B36];LEN([.$B36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6:.O36]&gt;9;[.D36:.O36]-9;[.D36:.O36])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0</text:p>
          </table:table-cell>
          <table:table-cell table:formula="of:=COM.MICROSOFT.CONCAT([.B37];TEXT(MOD(10 - MOD([.P37];10);10);&quot;0&quot;))" office:value-type="string" office:string-value="123457103" calcext:value-type="string">
            <text:p>123457103</text:p>
          </table:table-cell>
          <table:table-cell table:style-name="ce2" table:formula="of:=VALUE(IFERROR(MID([.$B37];LEN([.$B37])-[.D$4];1);&quot;0&quot;)) * IF(ISODD([.D$4]);1;2)" office:value-type="float" office:value="0" calcext:value-type="float">
            <text:p>0</text:p>
          </table:table-cell>
          <table:table-cell table:style-name="ce2" table:formula="of:=VALUE(IFERROR(MID([.$B37];LEN([.$B37])-[.E$4];1);&quot;0&quot;)) * IF(ISODD([.E$4]);1;2)" office:value-type="float" office:value="1" calcext:value-type="float">
            <text:p>1</text:p>
          </table:table-cell>
          <table:table-cell table:style-name="ce2" table:formula="of:=VALUE(IFERROR(MID([.$B37];LEN([.$B37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7];LEN([.$B37])-[.G$4];1);&quot;0&quot;)) * IF(ISODD([.G$4]);1;2)" office:value-type="float" office:value="5" calcext:value-type="float">
            <text:p>5</text:p>
          </table:table-cell>
          <table:table-cell table:style-name="ce2" table:formula="of:=VALUE(IFERROR(MID([.$B37];LEN([.$B37])-[.H$4];1);&quot;0&quot;)) * IF(ISODD([.H$4]);1;2)" office:value-type="float" office:value="8" calcext:value-type="float">
            <text:p>8</text:p>
          </table:table-cell>
          <table:table-cell table:style-name="ce2" table:formula="of:=VALUE(IFERROR(MID([.$B37];LEN([.$B37])-[.I$4];1);&quot;0&quot;)) * IF(ISODD([.I$4]);1;2)" office:value-type="float" office:value="3" calcext:value-type="float">
            <text:p>3</text:p>
          </table:table-cell>
          <table:table-cell table:style-name="ce2" table:formula="of:=VALUE(IFERROR(MID([.$B37];LEN([.$B37])-[.J$4];1);&quot;0&quot;)) * IF(ISODD([.J$4]);1;2)" office:value-type="float" office:value="4" calcext:value-type="float">
            <text:p>4</text:p>
          </table:table-cell>
          <table:table-cell table:style-name="ce2" table:formula="of:=VALUE(IFERROR(MID([.$B37];LEN([.$B37])-[.K$4];1);&quot;0&quot;)) * IF(ISODD([.K$4]);1;2)" office:value-type="float" office:value="1" calcext:value-type="float">
            <text:p>1</text:p>
          </table:table-cell>
          <table:table-cell table:style-name="ce2" table:formula="of:=VALUE(IFERROR(MID([.$B37];LEN([.$B37])-[.L$4];1);&quot;0&quot;)) * IF(ISODD([.L$4]);1;2)" office:value-type="float" office:value="0" calcext:value-type="float">
            <text:p>0</text:p>
          </table:table-cell>
          <table:table-cell table:style-name="ce2" table:formula="of:=VALUE(IFERROR(MID([.$B37];LEN([.$B37])-[.M$4];1);&quot;0&quot;)) * IF(ISODD([.M$4]);1;2)" office:value-type="float" office:value="0" calcext:value-type="float">
            <text:p>0</text:p>
          </table:table-cell>
          <table:table-cell table:style-name="ce2" table:formula="of:=VALUE(IFERROR(MID([.$B37];LEN([.$B37])-[.N$4];1);&quot;0&quot;)) * IF(ISODD([.N$4]);1;2)" office:value-type="float" office:value="0" calcext:value-type="float">
            <text:p>0</text:p>
          </table:table-cell>
          <table:table-cell table:style-name="ce2" table:formula="of:=VALUE(IFERROR(MID([.$B37];LEN([.$B37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7:.O37]&gt;9;[.D37:.O37]-9;[.D37:.O37]))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1</text:p>
          </table:table-cell>
          <table:table-cell table:formula="of:=COM.MICROSOFT.CONCAT([.B38];TEXT(MOD(10 - MOD([.P38];10);10);&quot;0&quot;))" office:value-type="string" office:string-value="123457111" calcext:value-type="string">
            <text:p>123457111</text:p>
          </table:table-cell>
          <table:table-cell table:style-name="ce2" table:formula="of:=VALUE(IFERROR(MID([.$B38];LEN([.$B38])-[.D$4];1);&quot;0&quot;)) * IF(ISODD([.D$4]);1;2)" office:value-type="float" office:value="2" calcext:value-type="float">
            <text:p>2</text:p>
          </table:table-cell>
          <table:table-cell table:style-name="ce2" table:formula="of:=VALUE(IFERROR(MID([.$B38];LEN([.$B38])-[.E$4];1);&quot;0&quot;)) * IF(ISODD([.E$4]);1;2)" office:value-type="float" office:value="1" calcext:value-type="float">
            <text:p>1</text:p>
          </table:table-cell>
          <table:table-cell table:style-name="ce2" table:formula="of:=VALUE(IFERROR(MID([.$B38];LEN([.$B38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8];LEN([.$B38])-[.G$4];1);&quot;0&quot;)) * IF(ISODD([.G$4]);1;2)" office:value-type="float" office:value="5" calcext:value-type="float">
            <text:p>5</text:p>
          </table:table-cell>
          <table:table-cell table:style-name="ce2" table:formula="of:=VALUE(IFERROR(MID([.$B38];LEN([.$B38])-[.H$4];1);&quot;0&quot;)) * IF(ISODD([.H$4]);1;2)" office:value-type="float" office:value="8" calcext:value-type="float">
            <text:p>8</text:p>
          </table:table-cell>
          <table:table-cell table:style-name="ce2" table:formula="of:=VALUE(IFERROR(MID([.$B38];LEN([.$B38])-[.I$4];1);&quot;0&quot;)) * IF(ISODD([.I$4]);1;2)" office:value-type="float" office:value="3" calcext:value-type="float">
            <text:p>3</text:p>
          </table:table-cell>
          <table:table-cell table:style-name="ce2" table:formula="of:=VALUE(IFERROR(MID([.$B38];LEN([.$B38])-[.J$4];1);&quot;0&quot;)) * IF(ISODD([.J$4]);1;2)" office:value-type="float" office:value="4" calcext:value-type="float">
            <text:p>4</text:p>
          </table:table-cell>
          <table:table-cell table:style-name="ce2" table:formula="of:=VALUE(IFERROR(MID([.$B38];LEN([.$B38])-[.K$4];1);&quot;0&quot;)) * IF(ISODD([.K$4]);1;2)" office:value-type="float" office:value="1" calcext:value-type="float">
            <text:p>1</text:p>
          </table:table-cell>
          <table:table-cell table:style-name="ce2" table:formula="of:=VALUE(IFERROR(MID([.$B38];LEN([.$B38])-[.L$4];1);&quot;0&quot;)) * IF(ISODD([.L$4]);1;2)" office:value-type="float" office:value="0" calcext:value-type="float">
            <text:p>0</text:p>
          </table:table-cell>
          <table:table-cell table:style-name="ce2" table:formula="of:=VALUE(IFERROR(MID([.$B38];LEN([.$B38])-[.M$4];1);&quot;0&quot;)) * IF(ISODD([.M$4]);1;2)" office:value-type="float" office:value="0" calcext:value-type="float">
            <text:p>0</text:p>
          </table:table-cell>
          <table:table-cell table:style-name="ce2" table:formula="of:=VALUE(IFERROR(MID([.$B38];LEN([.$B38])-[.N$4];1);&quot;0&quot;)) * IF(ISODD([.N$4]);1;2)" office:value-type="float" office:value="0" calcext:value-type="float">
            <text:p>0</text:p>
          </table:table-cell>
          <table:table-cell table:style-name="ce2" table:formula="of:=VALUE(IFERROR(MID([.$B38];LEN([.$B38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8:.O38]&gt;9;[.D38:.O38]-9;[.D38:.O38])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2</text:p>
          </table:table-cell>
          <table:table-cell table:formula="of:=COM.MICROSOFT.CONCAT([.B39];TEXT(MOD(10 - MOD([.P39];10);10);&quot;0&quot;))" office:value-type="string" office:string-value="123457129" calcext:value-type="string">
            <text:p>123457129</text:p>
          </table:table-cell>
          <table:table-cell table:style-name="ce2" table:formula="of:=VALUE(IFERROR(MID([.$B39];LEN([.$B39])-[.D$4];1);&quot;0&quot;)) * IF(ISODD([.D$4]);1;2)" office:value-type="float" office:value="4" calcext:value-type="float">
            <text:p>4</text:p>
          </table:table-cell>
          <table:table-cell table:style-name="ce2" table:formula="of:=VALUE(IFERROR(MID([.$B39];LEN([.$B39])-[.E$4];1);&quot;0&quot;)) * IF(ISODD([.E$4]);1;2)" office:value-type="float" office:value="1" calcext:value-type="float">
            <text:p>1</text:p>
          </table:table-cell>
          <table:table-cell table:style-name="ce2" table:formula="of:=VALUE(IFERROR(MID([.$B39];LEN([.$B39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39];LEN([.$B39])-[.G$4];1);&quot;0&quot;)) * IF(ISODD([.G$4]);1;2)" office:value-type="float" office:value="5" calcext:value-type="float">
            <text:p>5</text:p>
          </table:table-cell>
          <table:table-cell table:style-name="ce2" table:formula="of:=VALUE(IFERROR(MID([.$B39];LEN([.$B39])-[.H$4];1);&quot;0&quot;)) * IF(ISODD([.H$4]);1;2)" office:value-type="float" office:value="8" calcext:value-type="float">
            <text:p>8</text:p>
          </table:table-cell>
          <table:table-cell table:style-name="ce2" table:formula="of:=VALUE(IFERROR(MID([.$B39];LEN([.$B39])-[.I$4];1);&quot;0&quot;)) * IF(ISODD([.I$4]);1;2)" office:value-type="float" office:value="3" calcext:value-type="float">
            <text:p>3</text:p>
          </table:table-cell>
          <table:table-cell table:style-name="ce2" table:formula="of:=VALUE(IFERROR(MID([.$B39];LEN([.$B39])-[.J$4];1);&quot;0&quot;)) * IF(ISODD([.J$4]);1;2)" office:value-type="float" office:value="4" calcext:value-type="float">
            <text:p>4</text:p>
          </table:table-cell>
          <table:table-cell table:style-name="ce2" table:formula="of:=VALUE(IFERROR(MID([.$B39];LEN([.$B39])-[.K$4];1);&quot;0&quot;)) * IF(ISODD([.K$4]);1;2)" office:value-type="float" office:value="1" calcext:value-type="float">
            <text:p>1</text:p>
          </table:table-cell>
          <table:table-cell table:style-name="ce2" table:formula="of:=VALUE(IFERROR(MID([.$B39];LEN([.$B39])-[.L$4];1);&quot;0&quot;)) * IF(ISODD([.L$4]);1;2)" office:value-type="float" office:value="0" calcext:value-type="float">
            <text:p>0</text:p>
          </table:table-cell>
          <table:table-cell table:style-name="ce2" table:formula="of:=VALUE(IFERROR(MID([.$B39];LEN([.$B39])-[.M$4];1);&quot;0&quot;)) * IF(ISODD([.M$4]);1;2)" office:value-type="float" office:value="0" calcext:value-type="float">
            <text:p>0</text:p>
          </table:table-cell>
          <table:table-cell table:style-name="ce2" table:formula="of:=VALUE(IFERROR(MID([.$B39];LEN([.$B39])-[.N$4];1);&quot;0&quot;)) * IF(ISODD([.N$4]);1;2)" office:value-type="float" office:value="0" calcext:value-type="float">
            <text:p>0</text:p>
          </table:table-cell>
          <table:table-cell table:style-name="ce2" table:formula="of:=VALUE(IFERROR(MID([.$B39];LEN([.$B39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39:.O39]&gt;9;[.D39:.O39]-9;[.D39:.O39]))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3</text:p>
          </table:table-cell>
          <table:table-cell table:formula="of:=COM.MICROSOFT.CONCAT([.B40];TEXT(MOD(10 - MOD([.P40];10);10);&quot;0&quot;))" office:value-type="string" office:string-value="123457137" calcext:value-type="string">
            <text:p>123457137</text:p>
          </table:table-cell>
          <table:table-cell table:style-name="ce2" table:formula="of:=VALUE(IFERROR(MID([.$B40];LEN([.$B40])-[.D$4];1);&quot;0&quot;)) * IF(ISODD([.D$4]);1;2)" office:value-type="float" office:value="6" calcext:value-type="float">
            <text:p>6</text:p>
          </table:table-cell>
          <table:table-cell table:style-name="ce2" table:formula="of:=VALUE(IFERROR(MID([.$B40];LEN([.$B40])-[.E$4];1);&quot;0&quot;)) * IF(ISODD([.E$4]);1;2)" office:value-type="float" office:value="1" calcext:value-type="float">
            <text:p>1</text:p>
          </table:table-cell>
          <table:table-cell table:style-name="ce2" table:formula="of:=VALUE(IFERROR(MID([.$B40];LEN([.$B40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0];LEN([.$B40])-[.G$4];1);&quot;0&quot;)) * IF(ISODD([.G$4]);1;2)" office:value-type="float" office:value="5" calcext:value-type="float">
            <text:p>5</text:p>
          </table:table-cell>
          <table:table-cell table:style-name="ce2" table:formula="of:=VALUE(IFERROR(MID([.$B40];LEN([.$B40])-[.H$4];1);&quot;0&quot;)) * IF(ISODD([.H$4]);1;2)" office:value-type="float" office:value="8" calcext:value-type="float">
            <text:p>8</text:p>
          </table:table-cell>
          <table:table-cell table:style-name="ce2" table:formula="of:=VALUE(IFERROR(MID([.$B40];LEN([.$B40])-[.I$4];1);&quot;0&quot;)) * IF(ISODD([.I$4]);1;2)" office:value-type="float" office:value="3" calcext:value-type="float">
            <text:p>3</text:p>
          </table:table-cell>
          <table:table-cell table:style-name="ce2" table:formula="of:=VALUE(IFERROR(MID([.$B40];LEN([.$B40])-[.J$4];1);&quot;0&quot;)) * IF(ISODD([.J$4]);1;2)" office:value-type="float" office:value="4" calcext:value-type="float">
            <text:p>4</text:p>
          </table:table-cell>
          <table:table-cell table:style-name="ce2" table:formula="of:=VALUE(IFERROR(MID([.$B40];LEN([.$B40])-[.K$4];1);&quot;0&quot;)) * IF(ISODD([.K$4]);1;2)" office:value-type="float" office:value="1" calcext:value-type="float">
            <text:p>1</text:p>
          </table:table-cell>
          <table:table-cell table:style-name="ce2" table:formula="of:=VALUE(IFERROR(MID([.$B40];LEN([.$B40])-[.L$4];1);&quot;0&quot;)) * IF(ISODD([.L$4]);1;2)" office:value-type="float" office:value="0" calcext:value-type="float">
            <text:p>0</text:p>
          </table:table-cell>
          <table:table-cell table:style-name="ce2" table:formula="of:=VALUE(IFERROR(MID([.$B40];LEN([.$B40])-[.M$4];1);&quot;0&quot;)) * IF(ISODD([.M$4]);1;2)" office:value-type="float" office:value="0" calcext:value-type="float">
            <text:p>0</text:p>
          </table:table-cell>
          <table:table-cell table:style-name="ce2" table:formula="of:=VALUE(IFERROR(MID([.$B40];LEN([.$B40])-[.N$4];1);&quot;0&quot;)) * IF(ISODD([.N$4]);1;2)" office:value-type="float" office:value="0" calcext:value-type="float">
            <text:p>0</text:p>
          </table:table-cell>
          <table:table-cell table:style-name="ce2" table:formula="of:=VALUE(IFERROR(MID([.$B40];LEN([.$B40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0:.O40]&gt;9;[.D40:.O40]-9;[.D40:.O40])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4</text:p>
          </table:table-cell>
          <table:table-cell table:formula="of:=COM.MICROSOFT.CONCAT([.B41];TEXT(MOD(10 - MOD([.P41];10);10);&quot;0&quot;))" office:value-type="string" office:string-value="123457145" calcext:value-type="string">
            <text:p>123457145</text:p>
          </table:table-cell>
          <table:table-cell table:style-name="ce2" table:formula="of:=VALUE(IFERROR(MID([.$B41];LEN([.$B41])-[.D$4];1);&quot;0&quot;)) * IF(ISODD([.D$4]);1;2)" office:value-type="float" office:value="8" calcext:value-type="float">
            <text:p>8</text:p>
          </table:table-cell>
          <table:table-cell table:style-name="ce2" table:formula="of:=VALUE(IFERROR(MID([.$B41];LEN([.$B41])-[.E$4];1);&quot;0&quot;)) * IF(ISODD([.E$4]);1;2)" office:value-type="float" office:value="1" calcext:value-type="float">
            <text:p>1</text:p>
          </table:table-cell>
          <table:table-cell table:style-name="ce2" table:formula="of:=VALUE(IFERROR(MID([.$B41];LEN([.$B41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1];LEN([.$B41])-[.G$4];1);&quot;0&quot;)) * IF(ISODD([.G$4]);1;2)" office:value-type="float" office:value="5" calcext:value-type="float">
            <text:p>5</text:p>
          </table:table-cell>
          <table:table-cell table:style-name="ce2" table:formula="of:=VALUE(IFERROR(MID([.$B41];LEN([.$B41])-[.H$4];1);&quot;0&quot;)) * IF(ISODD([.H$4]);1;2)" office:value-type="float" office:value="8" calcext:value-type="float">
            <text:p>8</text:p>
          </table:table-cell>
          <table:table-cell table:style-name="ce2" table:formula="of:=VALUE(IFERROR(MID([.$B41];LEN([.$B41])-[.I$4];1);&quot;0&quot;)) * IF(ISODD([.I$4]);1;2)" office:value-type="float" office:value="3" calcext:value-type="float">
            <text:p>3</text:p>
          </table:table-cell>
          <table:table-cell table:style-name="ce2" table:formula="of:=VALUE(IFERROR(MID([.$B41];LEN([.$B41])-[.J$4];1);&quot;0&quot;)) * IF(ISODD([.J$4]);1;2)" office:value-type="float" office:value="4" calcext:value-type="float">
            <text:p>4</text:p>
          </table:table-cell>
          <table:table-cell table:style-name="ce2" table:formula="of:=VALUE(IFERROR(MID([.$B41];LEN([.$B41])-[.K$4];1);&quot;0&quot;)) * IF(ISODD([.K$4]);1;2)" office:value-type="float" office:value="1" calcext:value-type="float">
            <text:p>1</text:p>
          </table:table-cell>
          <table:table-cell table:style-name="ce2" table:formula="of:=VALUE(IFERROR(MID([.$B41];LEN([.$B41])-[.L$4];1);&quot;0&quot;)) * IF(ISODD([.L$4]);1;2)" office:value-type="float" office:value="0" calcext:value-type="float">
            <text:p>0</text:p>
          </table:table-cell>
          <table:table-cell table:style-name="ce2" table:formula="of:=VALUE(IFERROR(MID([.$B41];LEN([.$B41])-[.M$4];1);&quot;0&quot;)) * IF(ISODD([.M$4]);1;2)" office:value-type="float" office:value="0" calcext:value-type="float">
            <text:p>0</text:p>
          </table:table-cell>
          <table:table-cell table:style-name="ce2" table:formula="of:=VALUE(IFERROR(MID([.$B41];LEN([.$B41])-[.N$4];1);&quot;0&quot;)) * IF(ISODD([.N$4]);1;2)" office:value-type="float" office:value="0" calcext:value-type="float">
            <text:p>0</text:p>
          </table:table-cell>
          <table:table-cell table:style-name="ce2" table:formula="of:=VALUE(IFERROR(MID([.$B41];LEN([.$B41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1:.O41]&gt;9;[.D41:.O41]-9;[.D41:.O41])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5</text:p>
          </table:table-cell>
          <table:table-cell table:formula="of:=COM.MICROSOFT.CONCAT([.B42];TEXT(MOD(10 - MOD([.P42];10);10);&quot;0&quot;))" office:value-type="string" office:string-value="123457152" calcext:value-type="string">
            <text:p>123457152</text:p>
          </table:table-cell>
          <table:table-cell table:style-name="ce2" table:formula="of:=VALUE(IFERROR(MID([.$B42];LEN([.$B42])-[.D$4];1);&quot;0&quot;)) * IF(ISODD([.D$4]);1;2)" office:value-type="float" office:value="10" calcext:value-type="float">
            <text:p>10</text:p>
          </table:table-cell>
          <table:table-cell table:style-name="ce2" table:formula="of:=VALUE(IFERROR(MID([.$B42];LEN([.$B42])-[.E$4];1);&quot;0&quot;)) * IF(ISODD([.E$4]);1;2)" office:value-type="float" office:value="1" calcext:value-type="float">
            <text:p>1</text:p>
          </table:table-cell>
          <table:table-cell table:style-name="ce2" table:formula="of:=VALUE(IFERROR(MID([.$B42];LEN([.$B42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2];LEN([.$B42])-[.G$4];1);&quot;0&quot;)) * IF(ISODD([.G$4]);1;2)" office:value-type="float" office:value="5" calcext:value-type="float">
            <text:p>5</text:p>
          </table:table-cell>
          <table:table-cell table:style-name="ce2" table:formula="of:=VALUE(IFERROR(MID([.$B42];LEN([.$B42])-[.H$4];1);&quot;0&quot;)) * IF(ISODD([.H$4]);1;2)" office:value-type="float" office:value="8" calcext:value-type="float">
            <text:p>8</text:p>
          </table:table-cell>
          <table:table-cell table:style-name="ce2" table:formula="of:=VALUE(IFERROR(MID([.$B42];LEN([.$B42])-[.I$4];1);&quot;0&quot;)) * IF(ISODD([.I$4]);1;2)" office:value-type="float" office:value="3" calcext:value-type="float">
            <text:p>3</text:p>
          </table:table-cell>
          <table:table-cell table:style-name="ce2" table:formula="of:=VALUE(IFERROR(MID([.$B42];LEN([.$B42])-[.J$4];1);&quot;0&quot;)) * IF(ISODD([.J$4]);1;2)" office:value-type="float" office:value="4" calcext:value-type="float">
            <text:p>4</text:p>
          </table:table-cell>
          <table:table-cell table:style-name="ce2" table:formula="of:=VALUE(IFERROR(MID([.$B42];LEN([.$B42])-[.K$4];1);&quot;0&quot;)) * IF(ISODD([.K$4]);1;2)" office:value-type="float" office:value="1" calcext:value-type="float">
            <text:p>1</text:p>
          </table:table-cell>
          <table:table-cell table:style-name="ce2" table:formula="of:=VALUE(IFERROR(MID([.$B42];LEN([.$B42])-[.L$4];1);&quot;0&quot;)) * IF(ISODD([.L$4]);1;2)" office:value-type="float" office:value="0" calcext:value-type="float">
            <text:p>0</text:p>
          </table:table-cell>
          <table:table-cell table:style-name="ce2" table:formula="of:=VALUE(IFERROR(MID([.$B42];LEN([.$B42])-[.M$4];1);&quot;0&quot;)) * IF(ISODD([.M$4]);1;2)" office:value-type="float" office:value="0" calcext:value-type="float">
            <text:p>0</text:p>
          </table:table-cell>
          <table:table-cell table:style-name="ce2" table:formula="of:=VALUE(IFERROR(MID([.$B42];LEN([.$B42])-[.N$4];1);&quot;0&quot;)) * IF(ISODD([.N$4]);1;2)" office:value-type="float" office:value="0" calcext:value-type="float">
            <text:p>0</text:p>
          </table:table-cell>
          <table:table-cell table:style-name="ce2" table:formula="of:=VALUE(IFERROR(MID([.$B42];LEN([.$B42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2:.O42]&gt;9;[.D42:.O42]-9;[.D42:.O42]))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6</text:p>
          </table:table-cell>
          <table:table-cell table:formula="of:=COM.MICROSOFT.CONCAT([.B43];TEXT(MOD(10 - MOD([.P43];10);10);&quot;0&quot;))" office:value-type="string" office:string-value="123457160" calcext:value-type="string">
            <text:p>123457160</text:p>
          </table:table-cell>
          <table:table-cell table:style-name="ce2" table:formula="of:=VALUE(IFERROR(MID([.$B43];LEN([.$B43])-[.D$4];1);&quot;0&quot;)) * IF(ISODD([.D$4]);1;2)" office:value-type="float" office:value="12" calcext:value-type="float">
            <text:p>12</text:p>
          </table:table-cell>
          <table:table-cell table:style-name="ce2" table:formula="of:=VALUE(IFERROR(MID([.$B43];LEN([.$B43])-[.E$4];1);&quot;0&quot;)) * IF(ISODD([.E$4]);1;2)" office:value-type="float" office:value="1" calcext:value-type="float">
            <text:p>1</text:p>
          </table:table-cell>
          <table:table-cell table:style-name="ce2" table:formula="of:=VALUE(IFERROR(MID([.$B43];LEN([.$B43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3];LEN([.$B43])-[.G$4];1);&quot;0&quot;)) * IF(ISODD([.G$4]);1;2)" office:value-type="float" office:value="5" calcext:value-type="float">
            <text:p>5</text:p>
          </table:table-cell>
          <table:table-cell table:style-name="ce2" table:formula="of:=VALUE(IFERROR(MID([.$B43];LEN([.$B43])-[.H$4];1);&quot;0&quot;)) * IF(ISODD([.H$4]);1;2)" office:value-type="float" office:value="8" calcext:value-type="float">
            <text:p>8</text:p>
          </table:table-cell>
          <table:table-cell table:style-name="ce2" table:formula="of:=VALUE(IFERROR(MID([.$B43];LEN([.$B43])-[.I$4];1);&quot;0&quot;)) * IF(ISODD([.I$4]);1;2)" office:value-type="float" office:value="3" calcext:value-type="float">
            <text:p>3</text:p>
          </table:table-cell>
          <table:table-cell table:style-name="ce2" table:formula="of:=VALUE(IFERROR(MID([.$B43];LEN([.$B43])-[.J$4];1);&quot;0&quot;)) * IF(ISODD([.J$4]);1;2)" office:value-type="float" office:value="4" calcext:value-type="float">
            <text:p>4</text:p>
          </table:table-cell>
          <table:table-cell table:style-name="ce2" table:formula="of:=VALUE(IFERROR(MID([.$B43];LEN([.$B43])-[.K$4];1);&quot;0&quot;)) * IF(ISODD([.K$4]);1;2)" office:value-type="float" office:value="1" calcext:value-type="float">
            <text:p>1</text:p>
          </table:table-cell>
          <table:table-cell table:style-name="ce2" table:formula="of:=VALUE(IFERROR(MID([.$B43];LEN([.$B43])-[.L$4];1);&quot;0&quot;)) * IF(ISODD([.L$4]);1;2)" office:value-type="float" office:value="0" calcext:value-type="float">
            <text:p>0</text:p>
          </table:table-cell>
          <table:table-cell table:style-name="ce2" table:formula="of:=VALUE(IFERROR(MID([.$B43];LEN([.$B43])-[.M$4];1);&quot;0&quot;)) * IF(ISODD([.M$4]);1;2)" office:value-type="float" office:value="0" calcext:value-type="float">
            <text:p>0</text:p>
          </table:table-cell>
          <table:table-cell table:style-name="ce2" table:formula="of:=VALUE(IFERROR(MID([.$B43];LEN([.$B43])-[.N$4];1);&quot;0&quot;)) * IF(ISODD([.N$4]);1;2)" office:value-type="float" office:value="0" calcext:value-type="float">
            <text:p>0</text:p>
          </table:table-cell>
          <table:table-cell table:style-name="ce2" table:formula="of:=VALUE(IFERROR(MID([.$B43];LEN([.$B43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3:.O43]&gt;9;[.D43:.O43]-9;[.D43:.O43])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7</text:p>
          </table:table-cell>
          <table:table-cell table:formula="of:=COM.MICROSOFT.CONCAT([.B44];TEXT(MOD(10 - MOD([.P44];10);10);&quot;0&quot;))" office:value-type="string" office:string-value="123457178" calcext:value-type="string">
            <text:p>123457178</text:p>
          </table:table-cell>
          <table:table-cell table:style-name="ce2" table:formula="of:=VALUE(IFERROR(MID([.$B44];LEN([.$B44])-[.D$4];1);&quot;0&quot;)) * IF(ISODD([.D$4]);1;2)" office:value-type="float" office:value="14" calcext:value-type="float">
            <text:p>14</text:p>
          </table:table-cell>
          <table:table-cell table:style-name="ce2" table:formula="of:=VALUE(IFERROR(MID([.$B44];LEN([.$B44])-[.E$4];1);&quot;0&quot;)) * IF(ISODD([.E$4]);1;2)" office:value-type="float" office:value="1" calcext:value-type="float">
            <text:p>1</text:p>
          </table:table-cell>
          <table:table-cell table:style-name="ce2" table:formula="of:=VALUE(IFERROR(MID([.$B44];LEN([.$B44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4];LEN([.$B44])-[.G$4];1);&quot;0&quot;)) * IF(ISODD([.G$4]);1;2)" office:value-type="float" office:value="5" calcext:value-type="float">
            <text:p>5</text:p>
          </table:table-cell>
          <table:table-cell table:style-name="ce2" table:formula="of:=VALUE(IFERROR(MID([.$B44];LEN([.$B44])-[.H$4];1);&quot;0&quot;)) * IF(ISODD([.H$4]);1;2)" office:value-type="float" office:value="8" calcext:value-type="float">
            <text:p>8</text:p>
          </table:table-cell>
          <table:table-cell table:style-name="ce2" table:formula="of:=VALUE(IFERROR(MID([.$B44];LEN([.$B44])-[.I$4];1);&quot;0&quot;)) * IF(ISODD([.I$4]);1;2)" office:value-type="float" office:value="3" calcext:value-type="float">
            <text:p>3</text:p>
          </table:table-cell>
          <table:table-cell table:style-name="ce2" table:formula="of:=VALUE(IFERROR(MID([.$B44];LEN([.$B44])-[.J$4];1);&quot;0&quot;)) * IF(ISODD([.J$4]);1;2)" office:value-type="float" office:value="4" calcext:value-type="float">
            <text:p>4</text:p>
          </table:table-cell>
          <table:table-cell table:style-name="ce2" table:formula="of:=VALUE(IFERROR(MID([.$B44];LEN([.$B44])-[.K$4];1);&quot;0&quot;)) * IF(ISODD([.K$4]);1;2)" office:value-type="float" office:value="1" calcext:value-type="float">
            <text:p>1</text:p>
          </table:table-cell>
          <table:table-cell table:style-name="ce2" table:formula="of:=VALUE(IFERROR(MID([.$B44];LEN([.$B44])-[.L$4];1);&quot;0&quot;)) * IF(ISODD([.L$4]);1;2)" office:value-type="float" office:value="0" calcext:value-type="float">
            <text:p>0</text:p>
          </table:table-cell>
          <table:table-cell table:style-name="ce2" table:formula="of:=VALUE(IFERROR(MID([.$B44];LEN([.$B44])-[.M$4];1);&quot;0&quot;)) * IF(ISODD([.M$4]);1;2)" office:value-type="float" office:value="0" calcext:value-type="float">
            <text:p>0</text:p>
          </table:table-cell>
          <table:table-cell table:style-name="ce2" table:formula="of:=VALUE(IFERROR(MID([.$B44];LEN([.$B44])-[.N$4];1);&quot;0&quot;)) * IF(ISODD([.N$4]);1;2)" office:value-type="float" office:value="0" calcext:value-type="float">
            <text:p>0</text:p>
          </table:table-cell>
          <table:table-cell table:style-name="ce2" table:formula="of:=VALUE(IFERROR(MID([.$B44];LEN([.$B44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4:.O44]&gt;9;[.D44:.O44]-9;[.D44:.O44])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8</text:p>
          </table:table-cell>
          <table:table-cell table:formula="of:=COM.MICROSOFT.CONCAT([.B45];TEXT(MOD(10 - MOD([.P45];10);10);&quot;0&quot;))" office:value-type="string" office:string-value="123457186" calcext:value-type="string">
            <text:p>123457186</text:p>
          </table:table-cell>
          <table:table-cell table:style-name="ce2" table:formula="of:=VALUE(IFERROR(MID([.$B45];LEN([.$B45])-[.D$4];1);&quot;0&quot;)) * IF(ISODD([.D$4]);1;2)" office:value-type="float" office:value="16" calcext:value-type="float">
            <text:p>16</text:p>
          </table:table-cell>
          <table:table-cell table:style-name="ce2" table:formula="of:=VALUE(IFERROR(MID([.$B45];LEN([.$B45])-[.E$4];1);&quot;0&quot;)) * IF(ISODD([.E$4]);1;2)" office:value-type="float" office:value="1" calcext:value-type="float">
            <text:p>1</text:p>
          </table:table-cell>
          <table:table-cell table:style-name="ce2" table:formula="of:=VALUE(IFERROR(MID([.$B45];LEN([.$B45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5];LEN([.$B45])-[.G$4];1);&quot;0&quot;)) * IF(ISODD([.G$4]);1;2)" office:value-type="float" office:value="5" calcext:value-type="float">
            <text:p>5</text:p>
          </table:table-cell>
          <table:table-cell table:style-name="ce2" table:formula="of:=VALUE(IFERROR(MID([.$B45];LEN([.$B45])-[.H$4];1);&quot;0&quot;)) * IF(ISODD([.H$4]);1;2)" office:value-type="float" office:value="8" calcext:value-type="float">
            <text:p>8</text:p>
          </table:table-cell>
          <table:table-cell table:style-name="ce2" table:formula="of:=VALUE(IFERROR(MID([.$B45];LEN([.$B45])-[.I$4];1);&quot;0&quot;)) * IF(ISODD([.I$4]);1;2)" office:value-type="float" office:value="3" calcext:value-type="float">
            <text:p>3</text:p>
          </table:table-cell>
          <table:table-cell table:style-name="ce2" table:formula="of:=VALUE(IFERROR(MID([.$B45];LEN([.$B45])-[.J$4];1);&quot;0&quot;)) * IF(ISODD([.J$4]);1;2)" office:value-type="float" office:value="4" calcext:value-type="float">
            <text:p>4</text:p>
          </table:table-cell>
          <table:table-cell table:style-name="ce2" table:formula="of:=VALUE(IFERROR(MID([.$B45];LEN([.$B45])-[.K$4];1);&quot;0&quot;)) * IF(ISODD([.K$4]);1;2)" office:value-type="float" office:value="1" calcext:value-type="float">
            <text:p>1</text:p>
          </table:table-cell>
          <table:table-cell table:style-name="ce2" table:formula="of:=VALUE(IFERROR(MID([.$B45];LEN([.$B45])-[.L$4];1);&quot;0&quot;)) * IF(ISODD([.L$4]);1;2)" office:value-type="float" office:value="0" calcext:value-type="float">
            <text:p>0</text:p>
          </table:table-cell>
          <table:table-cell table:style-name="ce2" table:formula="of:=VALUE(IFERROR(MID([.$B45];LEN([.$B45])-[.M$4];1);&quot;0&quot;)) * IF(ISODD([.M$4]);1;2)" office:value-type="float" office:value="0" calcext:value-type="float">
            <text:p>0</text:p>
          </table:table-cell>
          <table:table-cell table:style-name="ce2" table:formula="of:=VALUE(IFERROR(MID([.$B45];LEN([.$B45])-[.N$4];1);&quot;0&quot;)) * IF(ISODD([.N$4]);1;2)" office:value-type="float" office:value="0" calcext:value-type="float">
            <text:p>0</text:p>
          </table:table-cell>
          <table:table-cell table:style-name="ce2" table:formula="of:=VALUE(IFERROR(MID([.$B45];LEN([.$B45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5:.O45]&gt;9;[.D45:.O45]-9;[.D45:.O45])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" office:value-type="string" calcext:value-type="string">
            <text:p>12345719</text:p>
          </table:table-cell>
          <table:table-cell table:formula="of:=COM.MICROSOFT.CONCAT([.B46];TEXT(MOD(10 - MOD([.P46];10);10);&quot;0&quot;))" office:value-type="string" office:string-value="123457194" calcext:value-type="string">
            <text:p>123457194</text:p>
          </table:table-cell>
          <table:table-cell table:style-name="ce2" table:formula="of:=VALUE(IFERROR(MID([.$B46];LEN([.$B46])-[.D$4];1);&quot;0&quot;)) * IF(ISODD([.D$4]);1;2)" office:value-type="float" office:value="18" calcext:value-type="float">
            <text:p>18</text:p>
          </table:table-cell>
          <table:table-cell table:style-name="ce2" table:formula="of:=VALUE(IFERROR(MID([.$B46];LEN([.$B46])-[.E$4];1);&quot;0&quot;)) * IF(ISODD([.E$4]);1;2)" office:value-type="float" office:value="1" calcext:value-type="float">
            <text:p>1</text:p>
          </table:table-cell>
          <table:table-cell table:style-name="ce2" table:formula="of:=VALUE(IFERROR(MID([.$B46];LEN([.$B46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6];LEN([.$B46])-[.G$4];1);&quot;0&quot;)) * IF(ISODD([.G$4]);1;2)" office:value-type="float" office:value="5" calcext:value-type="float">
            <text:p>5</text:p>
          </table:table-cell>
          <table:table-cell table:style-name="ce2" table:formula="of:=VALUE(IFERROR(MID([.$B46];LEN([.$B46])-[.H$4];1);&quot;0&quot;)) * IF(ISODD([.H$4]);1;2)" office:value-type="float" office:value="8" calcext:value-type="float">
            <text:p>8</text:p>
          </table:table-cell>
          <table:table-cell table:style-name="ce2" table:formula="of:=VALUE(IFERROR(MID([.$B46];LEN([.$B46])-[.I$4];1);&quot;0&quot;)) * IF(ISODD([.I$4]);1;2)" office:value-type="float" office:value="3" calcext:value-type="float">
            <text:p>3</text:p>
          </table:table-cell>
          <table:table-cell table:style-name="ce2" table:formula="of:=VALUE(IFERROR(MID([.$B46];LEN([.$B46])-[.J$4];1);&quot;0&quot;)) * IF(ISODD([.J$4]);1;2)" office:value-type="float" office:value="4" calcext:value-type="float">
            <text:p>4</text:p>
          </table:table-cell>
          <table:table-cell table:style-name="ce2" table:formula="of:=VALUE(IFERROR(MID([.$B46];LEN([.$B46])-[.K$4];1);&quot;0&quot;)) * IF(ISODD([.K$4]);1;2)" office:value-type="float" office:value="1" calcext:value-type="float">
            <text:p>1</text:p>
          </table:table-cell>
          <table:table-cell table:style-name="ce2" table:formula="of:=VALUE(IFERROR(MID([.$B46];LEN([.$B46])-[.L$4];1);&quot;0&quot;)) * IF(ISODD([.L$4]);1;2)" office:value-type="float" office:value="0" calcext:value-type="float">
            <text:p>0</text:p>
          </table:table-cell>
          <table:table-cell table:style-name="ce2" table:formula="of:=VALUE(IFERROR(MID([.$B46];LEN([.$B46])-[.M$4];1);&quot;0&quot;)) * IF(ISODD([.M$4]);1;2)" office:value-type="float" office:value="0" calcext:value-type="float">
            <text:p>0</text:p>
          </table:table-cell>
          <table:table-cell table:style-name="ce2" table:formula="of:=VALUE(IFERROR(MID([.$B46];LEN([.$B46])-[.N$4];1);&quot;0&quot;)) * IF(ISODD([.N$4]);1;2)" office:value-type="float" office:value="0" calcext:value-type="float">
            <text:p>0</text:p>
          </table:table-cell>
          <table:table-cell table:style-name="ce2" table:formula="of:=VALUE(IFERROR(MID([.$B46];LEN([.$B46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6:.O46]&gt;9;[.D46:.O46]-9;[.D46:.O46])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0</text:p>
          </table:table-cell>
          <table:table-cell table:formula="of:=COM.MICROSOFT.CONCAT([.B47];TEXT(MOD(10 - MOD([.P47];10);10);&quot;0&quot;))" office:value-type="string" office:string-value="123457202" calcext:value-type="string">
            <text:p>123457202</text:p>
          </table:table-cell>
          <table:table-cell table:style-name="ce2" table:formula="of:=VALUE(IFERROR(MID([.$B47];LEN([.$B47])-[.D$4];1);&quot;0&quot;)) * IF(ISODD([.D$4]);1;2)" office:value-type="float" office:value="0" calcext:value-type="float">
            <text:p>0</text:p>
          </table:table-cell>
          <table:table-cell table:style-name="ce2" table:formula="of:=VALUE(IFERROR(MID([.$B47];LEN([.$B47])-[.E$4];1);&quot;0&quot;)) * IF(ISODD([.E$4]);1;2)" office:value-type="float" office:value="2" calcext:value-type="float">
            <text:p>2</text:p>
          </table:table-cell>
          <table:table-cell table:style-name="ce2" table:formula="of:=VALUE(IFERROR(MID([.$B47];LEN([.$B47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7];LEN([.$B47])-[.G$4];1);&quot;0&quot;)) * IF(ISODD([.G$4]);1;2)" office:value-type="float" office:value="5" calcext:value-type="float">
            <text:p>5</text:p>
          </table:table-cell>
          <table:table-cell table:style-name="ce2" table:formula="of:=VALUE(IFERROR(MID([.$B47];LEN([.$B47])-[.H$4];1);&quot;0&quot;)) * IF(ISODD([.H$4]);1;2)" office:value-type="float" office:value="8" calcext:value-type="float">
            <text:p>8</text:p>
          </table:table-cell>
          <table:table-cell table:style-name="ce2" table:formula="of:=VALUE(IFERROR(MID([.$B47];LEN([.$B47])-[.I$4];1);&quot;0&quot;)) * IF(ISODD([.I$4]);1;2)" office:value-type="float" office:value="3" calcext:value-type="float">
            <text:p>3</text:p>
          </table:table-cell>
          <table:table-cell table:style-name="ce2" table:formula="of:=VALUE(IFERROR(MID([.$B47];LEN([.$B47])-[.J$4];1);&quot;0&quot;)) * IF(ISODD([.J$4]);1;2)" office:value-type="float" office:value="4" calcext:value-type="float">
            <text:p>4</text:p>
          </table:table-cell>
          <table:table-cell table:style-name="ce2" table:formula="of:=VALUE(IFERROR(MID([.$B47];LEN([.$B47])-[.K$4];1);&quot;0&quot;)) * IF(ISODD([.K$4]);1;2)" office:value-type="float" office:value="1" calcext:value-type="float">
            <text:p>1</text:p>
          </table:table-cell>
          <table:table-cell table:style-name="ce2" table:formula="of:=VALUE(IFERROR(MID([.$B47];LEN([.$B47])-[.L$4];1);&quot;0&quot;)) * IF(ISODD([.L$4]);1;2)" office:value-type="float" office:value="0" calcext:value-type="float">
            <text:p>0</text:p>
          </table:table-cell>
          <table:table-cell table:style-name="ce2" table:formula="of:=VALUE(IFERROR(MID([.$B47];LEN([.$B47])-[.M$4];1);&quot;0&quot;)) * IF(ISODD([.M$4]);1;2)" office:value-type="float" office:value="0" calcext:value-type="float">
            <text:p>0</text:p>
          </table:table-cell>
          <table:table-cell table:style-name="ce2" table:formula="of:=VALUE(IFERROR(MID([.$B47];LEN([.$B47])-[.N$4];1);&quot;0&quot;)) * IF(ISODD([.N$4]);1;2)" office:value-type="float" office:value="0" calcext:value-type="float">
            <text:p>0</text:p>
          </table:table-cell>
          <table:table-cell table:style-name="ce2" table:formula="of:=VALUE(IFERROR(MID([.$B47];LEN([.$B47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7:.O47]&gt;9;[.D47:.O47]-9;[.D47:.O47]))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1</text:p>
          </table:table-cell>
          <table:table-cell table:formula="of:=COM.MICROSOFT.CONCAT([.B48];TEXT(MOD(10 - MOD([.P48];10);10);&quot;0&quot;))" office:value-type="string" office:string-value="123457210" calcext:value-type="string">
            <text:p>123457210</text:p>
          </table:table-cell>
          <table:table-cell table:style-name="ce2" table:formula="of:=VALUE(IFERROR(MID([.$B48];LEN([.$B48])-[.D$4];1);&quot;0&quot;)) * IF(ISODD([.D$4]);1;2)" office:value-type="float" office:value="2" calcext:value-type="float">
            <text:p>2</text:p>
          </table:table-cell>
          <table:table-cell table:style-name="ce2" table:formula="of:=VALUE(IFERROR(MID([.$B48];LEN([.$B48])-[.E$4];1);&quot;0&quot;)) * IF(ISODD([.E$4]);1;2)" office:value-type="float" office:value="2" calcext:value-type="float">
            <text:p>2</text:p>
          </table:table-cell>
          <table:table-cell table:style-name="ce2" table:formula="of:=VALUE(IFERROR(MID([.$B48];LEN([.$B48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8];LEN([.$B48])-[.G$4];1);&quot;0&quot;)) * IF(ISODD([.G$4]);1;2)" office:value-type="float" office:value="5" calcext:value-type="float">
            <text:p>5</text:p>
          </table:table-cell>
          <table:table-cell table:style-name="ce2" table:formula="of:=VALUE(IFERROR(MID([.$B48];LEN([.$B48])-[.H$4];1);&quot;0&quot;)) * IF(ISODD([.H$4]);1;2)" office:value-type="float" office:value="8" calcext:value-type="float">
            <text:p>8</text:p>
          </table:table-cell>
          <table:table-cell table:style-name="ce2" table:formula="of:=VALUE(IFERROR(MID([.$B48];LEN([.$B48])-[.I$4];1);&quot;0&quot;)) * IF(ISODD([.I$4]);1;2)" office:value-type="float" office:value="3" calcext:value-type="float">
            <text:p>3</text:p>
          </table:table-cell>
          <table:table-cell table:style-name="ce2" table:formula="of:=VALUE(IFERROR(MID([.$B48];LEN([.$B48])-[.J$4];1);&quot;0&quot;)) * IF(ISODD([.J$4]);1;2)" office:value-type="float" office:value="4" calcext:value-type="float">
            <text:p>4</text:p>
          </table:table-cell>
          <table:table-cell table:style-name="ce2" table:formula="of:=VALUE(IFERROR(MID([.$B48];LEN([.$B48])-[.K$4];1);&quot;0&quot;)) * IF(ISODD([.K$4]);1;2)" office:value-type="float" office:value="1" calcext:value-type="float">
            <text:p>1</text:p>
          </table:table-cell>
          <table:table-cell table:style-name="ce2" table:formula="of:=VALUE(IFERROR(MID([.$B48];LEN([.$B48])-[.L$4];1);&quot;0&quot;)) * IF(ISODD([.L$4]);1;2)" office:value-type="float" office:value="0" calcext:value-type="float">
            <text:p>0</text:p>
          </table:table-cell>
          <table:table-cell table:style-name="ce2" table:formula="of:=VALUE(IFERROR(MID([.$B48];LEN([.$B48])-[.M$4];1);&quot;0&quot;)) * IF(ISODD([.M$4]);1;2)" office:value-type="float" office:value="0" calcext:value-type="float">
            <text:p>0</text:p>
          </table:table-cell>
          <table:table-cell table:style-name="ce2" table:formula="of:=VALUE(IFERROR(MID([.$B48];LEN([.$B48])-[.N$4];1);&quot;0&quot;)) * IF(ISODD([.N$4]);1;2)" office:value-type="float" office:value="0" calcext:value-type="float">
            <text:p>0</text:p>
          </table:table-cell>
          <table:table-cell table:style-name="ce2" table:formula="of:=VALUE(IFERROR(MID([.$B48];LEN([.$B48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8:.O48]&gt;9;[.D48:.O48]-9;[.D48:.O48])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2</text:p>
          </table:table-cell>
          <table:table-cell table:formula="of:=COM.MICROSOFT.CONCAT([.B49];TEXT(MOD(10 - MOD([.P49];10);10);&quot;0&quot;))" office:value-type="string" office:string-value="123457228" calcext:value-type="string">
            <text:p>123457228</text:p>
          </table:table-cell>
          <table:table-cell table:style-name="ce2" table:formula="of:=VALUE(IFERROR(MID([.$B49];LEN([.$B49])-[.D$4];1);&quot;0&quot;)) * IF(ISODD([.D$4]);1;2)" office:value-type="float" office:value="4" calcext:value-type="float">
            <text:p>4</text:p>
          </table:table-cell>
          <table:table-cell table:style-name="ce2" table:formula="of:=VALUE(IFERROR(MID([.$B49];LEN([.$B49])-[.E$4];1);&quot;0&quot;)) * IF(ISODD([.E$4]);1;2)" office:value-type="float" office:value="2" calcext:value-type="float">
            <text:p>2</text:p>
          </table:table-cell>
          <table:table-cell table:style-name="ce2" table:formula="of:=VALUE(IFERROR(MID([.$B49];LEN([.$B49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49];LEN([.$B49])-[.G$4];1);&quot;0&quot;)) * IF(ISODD([.G$4]);1;2)" office:value-type="float" office:value="5" calcext:value-type="float">
            <text:p>5</text:p>
          </table:table-cell>
          <table:table-cell table:style-name="ce2" table:formula="of:=VALUE(IFERROR(MID([.$B49];LEN([.$B49])-[.H$4];1);&quot;0&quot;)) * IF(ISODD([.H$4]);1;2)" office:value-type="float" office:value="8" calcext:value-type="float">
            <text:p>8</text:p>
          </table:table-cell>
          <table:table-cell table:style-name="ce2" table:formula="of:=VALUE(IFERROR(MID([.$B49];LEN([.$B49])-[.I$4];1);&quot;0&quot;)) * IF(ISODD([.I$4]);1;2)" office:value-type="float" office:value="3" calcext:value-type="float">
            <text:p>3</text:p>
          </table:table-cell>
          <table:table-cell table:style-name="ce2" table:formula="of:=VALUE(IFERROR(MID([.$B49];LEN([.$B49])-[.J$4];1);&quot;0&quot;)) * IF(ISODD([.J$4]);1;2)" office:value-type="float" office:value="4" calcext:value-type="float">
            <text:p>4</text:p>
          </table:table-cell>
          <table:table-cell table:style-name="ce2" table:formula="of:=VALUE(IFERROR(MID([.$B49];LEN([.$B49])-[.K$4];1);&quot;0&quot;)) * IF(ISODD([.K$4]);1;2)" office:value-type="float" office:value="1" calcext:value-type="float">
            <text:p>1</text:p>
          </table:table-cell>
          <table:table-cell table:style-name="ce2" table:formula="of:=VALUE(IFERROR(MID([.$B49];LEN([.$B49])-[.L$4];1);&quot;0&quot;)) * IF(ISODD([.L$4]);1;2)" office:value-type="float" office:value="0" calcext:value-type="float">
            <text:p>0</text:p>
          </table:table-cell>
          <table:table-cell table:style-name="ce2" table:formula="of:=VALUE(IFERROR(MID([.$B49];LEN([.$B49])-[.M$4];1);&quot;0&quot;)) * IF(ISODD([.M$4]);1;2)" office:value-type="float" office:value="0" calcext:value-type="float">
            <text:p>0</text:p>
          </table:table-cell>
          <table:table-cell table:style-name="ce2" table:formula="of:=VALUE(IFERROR(MID([.$B49];LEN([.$B49])-[.N$4];1);&quot;0&quot;)) * IF(ISODD([.N$4]);1;2)" office:value-type="float" office:value="0" calcext:value-type="float">
            <text:p>0</text:p>
          </table:table-cell>
          <table:table-cell table:style-name="ce2" table:formula="of:=VALUE(IFERROR(MID([.$B49];LEN([.$B49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49:.O49]&gt;9;[.D49:.O49]-9;[.D49:.O49])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3</text:p>
          </table:table-cell>
          <table:table-cell table:formula="of:=COM.MICROSOFT.CONCAT([.B50];TEXT(MOD(10 - MOD([.P50];10);10);&quot;0&quot;))" office:value-type="string" office:string-value="123457236" calcext:value-type="string">
            <text:p>123457236</text:p>
          </table:table-cell>
          <table:table-cell table:style-name="ce2" table:formula="of:=VALUE(IFERROR(MID([.$B50];LEN([.$B50])-[.D$4];1);&quot;0&quot;)) * IF(ISODD([.D$4]);1;2)" office:value-type="float" office:value="6" calcext:value-type="float">
            <text:p>6</text:p>
          </table:table-cell>
          <table:table-cell table:style-name="ce2" table:formula="of:=VALUE(IFERROR(MID([.$B50];LEN([.$B50])-[.E$4];1);&quot;0&quot;)) * IF(ISODD([.E$4]);1;2)" office:value-type="float" office:value="2" calcext:value-type="float">
            <text:p>2</text:p>
          </table:table-cell>
          <table:table-cell table:style-name="ce2" table:formula="of:=VALUE(IFERROR(MID([.$B50];LEN([.$B50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0];LEN([.$B50])-[.G$4];1);&quot;0&quot;)) * IF(ISODD([.G$4]);1;2)" office:value-type="float" office:value="5" calcext:value-type="float">
            <text:p>5</text:p>
          </table:table-cell>
          <table:table-cell table:style-name="ce2" table:formula="of:=VALUE(IFERROR(MID([.$B50];LEN([.$B50])-[.H$4];1);&quot;0&quot;)) * IF(ISODD([.H$4]);1;2)" office:value-type="float" office:value="8" calcext:value-type="float">
            <text:p>8</text:p>
          </table:table-cell>
          <table:table-cell table:style-name="ce2" table:formula="of:=VALUE(IFERROR(MID([.$B50];LEN([.$B50])-[.I$4];1);&quot;0&quot;)) * IF(ISODD([.I$4]);1;2)" office:value-type="float" office:value="3" calcext:value-type="float">
            <text:p>3</text:p>
          </table:table-cell>
          <table:table-cell table:style-name="ce2" table:formula="of:=VALUE(IFERROR(MID([.$B50];LEN([.$B50])-[.J$4];1);&quot;0&quot;)) * IF(ISODD([.J$4]);1;2)" office:value-type="float" office:value="4" calcext:value-type="float">
            <text:p>4</text:p>
          </table:table-cell>
          <table:table-cell table:style-name="ce2" table:formula="of:=VALUE(IFERROR(MID([.$B50];LEN([.$B50])-[.K$4];1);&quot;0&quot;)) * IF(ISODD([.K$4]);1;2)" office:value-type="float" office:value="1" calcext:value-type="float">
            <text:p>1</text:p>
          </table:table-cell>
          <table:table-cell table:style-name="ce2" table:formula="of:=VALUE(IFERROR(MID([.$B50];LEN([.$B50])-[.L$4];1);&quot;0&quot;)) * IF(ISODD([.L$4]);1;2)" office:value-type="float" office:value="0" calcext:value-type="float">
            <text:p>0</text:p>
          </table:table-cell>
          <table:table-cell table:style-name="ce2" table:formula="of:=VALUE(IFERROR(MID([.$B50];LEN([.$B50])-[.M$4];1);&quot;0&quot;)) * IF(ISODD([.M$4]);1;2)" office:value-type="float" office:value="0" calcext:value-type="float">
            <text:p>0</text:p>
          </table:table-cell>
          <table:table-cell table:style-name="ce2" table:formula="of:=VALUE(IFERROR(MID([.$B50];LEN([.$B50])-[.N$4];1);&quot;0&quot;)) * IF(ISODD([.N$4]);1;2)" office:value-type="float" office:value="0" calcext:value-type="float">
            <text:p>0</text:p>
          </table:table-cell>
          <table:table-cell table:style-name="ce2" table:formula="of:=VALUE(IFERROR(MID([.$B50];LEN([.$B50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0:.O50]&gt;9;[.D50:.O50]-9;[.D50:.O50])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4</text:p>
          </table:table-cell>
          <table:table-cell table:formula="of:=COM.MICROSOFT.CONCAT([.B51];TEXT(MOD(10 - MOD([.P51];10);10);&quot;0&quot;))" office:value-type="string" office:string-value="123457244" calcext:value-type="string">
            <text:p>123457244</text:p>
          </table:table-cell>
          <table:table-cell table:style-name="ce2" table:formula="of:=VALUE(IFERROR(MID([.$B51];LEN([.$B51])-[.D$4];1);&quot;0&quot;)) * IF(ISODD([.D$4]);1;2)" office:value-type="float" office:value="8" calcext:value-type="float">
            <text:p>8</text:p>
          </table:table-cell>
          <table:table-cell table:style-name="ce2" table:formula="of:=VALUE(IFERROR(MID([.$B51];LEN([.$B51])-[.E$4];1);&quot;0&quot;)) * IF(ISODD([.E$4]);1;2)" office:value-type="float" office:value="2" calcext:value-type="float">
            <text:p>2</text:p>
          </table:table-cell>
          <table:table-cell table:style-name="ce2" table:formula="of:=VALUE(IFERROR(MID([.$B51];LEN([.$B51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1];LEN([.$B51])-[.G$4];1);&quot;0&quot;)) * IF(ISODD([.G$4]);1;2)" office:value-type="float" office:value="5" calcext:value-type="float">
            <text:p>5</text:p>
          </table:table-cell>
          <table:table-cell table:style-name="ce2" table:formula="of:=VALUE(IFERROR(MID([.$B51];LEN([.$B51])-[.H$4];1);&quot;0&quot;)) * IF(ISODD([.H$4]);1;2)" office:value-type="float" office:value="8" calcext:value-type="float">
            <text:p>8</text:p>
          </table:table-cell>
          <table:table-cell table:style-name="ce2" table:formula="of:=VALUE(IFERROR(MID([.$B51];LEN([.$B51])-[.I$4];1);&quot;0&quot;)) * IF(ISODD([.I$4]);1;2)" office:value-type="float" office:value="3" calcext:value-type="float">
            <text:p>3</text:p>
          </table:table-cell>
          <table:table-cell table:style-name="ce2" table:formula="of:=VALUE(IFERROR(MID([.$B51];LEN([.$B51])-[.J$4];1);&quot;0&quot;)) * IF(ISODD([.J$4]);1;2)" office:value-type="float" office:value="4" calcext:value-type="float">
            <text:p>4</text:p>
          </table:table-cell>
          <table:table-cell table:style-name="ce2" table:formula="of:=VALUE(IFERROR(MID([.$B51];LEN([.$B51])-[.K$4];1);&quot;0&quot;)) * IF(ISODD([.K$4]);1;2)" office:value-type="float" office:value="1" calcext:value-type="float">
            <text:p>1</text:p>
          </table:table-cell>
          <table:table-cell table:style-name="ce2" table:formula="of:=VALUE(IFERROR(MID([.$B51];LEN([.$B51])-[.L$4];1);&quot;0&quot;)) * IF(ISODD([.L$4]);1;2)" office:value-type="float" office:value="0" calcext:value-type="float">
            <text:p>0</text:p>
          </table:table-cell>
          <table:table-cell table:style-name="ce2" table:formula="of:=VALUE(IFERROR(MID([.$B51];LEN([.$B51])-[.M$4];1);&quot;0&quot;)) * IF(ISODD([.M$4]);1;2)" office:value-type="float" office:value="0" calcext:value-type="float">
            <text:p>0</text:p>
          </table:table-cell>
          <table:table-cell table:style-name="ce2" table:formula="of:=VALUE(IFERROR(MID([.$B51];LEN([.$B51])-[.N$4];1);&quot;0&quot;)) * IF(ISODD([.N$4]);1;2)" office:value-type="float" office:value="0" calcext:value-type="float">
            <text:p>0</text:p>
          </table:table-cell>
          <table:table-cell table:style-name="ce2" table:formula="of:=VALUE(IFERROR(MID([.$B51];LEN([.$B51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1:.O51]&gt;9;[.D51:.O51]-9;[.D51:.O51])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5</text:p>
          </table:table-cell>
          <table:table-cell table:formula="of:=COM.MICROSOFT.CONCAT([.B52];TEXT(MOD(10 - MOD([.P52];10);10);&quot;0&quot;))" office:value-type="string" office:string-value="123457251" calcext:value-type="string">
            <text:p>123457251</text:p>
          </table:table-cell>
          <table:table-cell table:style-name="ce2" table:formula="of:=VALUE(IFERROR(MID([.$B52];LEN([.$B52])-[.D$4];1);&quot;0&quot;)) * IF(ISODD([.D$4]);1;2)" office:value-type="float" office:value="10" calcext:value-type="float">
            <text:p>10</text:p>
          </table:table-cell>
          <table:table-cell table:style-name="ce2" table:formula="of:=VALUE(IFERROR(MID([.$B52];LEN([.$B52])-[.E$4];1);&quot;0&quot;)) * IF(ISODD([.E$4]);1;2)" office:value-type="float" office:value="2" calcext:value-type="float">
            <text:p>2</text:p>
          </table:table-cell>
          <table:table-cell table:style-name="ce2" table:formula="of:=VALUE(IFERROR(MID([.$B52];LEN([.$B52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2];LEN([.$B52])-[.G$4];1);&quot;0&quot;)) * IF(ISODD([.G$4]);1;2)" office:value-type="float" office:value="5" calcext:value-type="float">
            <text:p>5</text:p>
          </table:table-cell>
          <table:table-cell table:style-name="ce2" table:formula="of:=VALUE(IFERROR(MID([.$B52];LEN([.$B52])-[.H$4];1);&quot;0&quot;)) * IF(ISODD([.H$4]);1;2)" office:value-type="float" office:value="8" calcext:value-type="float">
            <text:p>8</text:p>
          </table:table-cell>
          <table:table-cell table:style-name="ce2" table:formula="of:=VALUE(IFERROR(MID([.$B52];LEN([.$B52])-[.I$4];1);&quot;0&quot;)) * IF(ISODD([.I$4]);1;2)" office:value-type="float" office:value="3" calcext:value-type="float">
            <text:p>3</text:p>
          </table:table-cell>
          <table:table-cell table:style-name="ce2" table:formula="of:=VALUE(IFERROR(MID([.$B52];LEN([.$B52])-[.J$4];1);&quot;0&quot;)) * IF(ISODD([.J$4]);1;2)" office:value-type="float" office:value="4" calcext:value-type="float">
            <text:p>4</text:p>
          </table:table-cell>
          <table:table-cell table:style-name="ce2" table:formula="of:=VALUE(IFERROR(MID([.$B52];LEN([.$B52])-[.K$4];1);&quot;0&quot;)) * IF(ISODD([.K$4]);1;2)" office:value-type="float" office:value="1" calcext:value-type="float">
            <text:p>1</text:p>
          </table:table-cell>
          <table:table-cell table:style-name="ce2" table:formula="of:=VALUE(IFERROR(MID([.$B52];LEN([.$B52])-[.L$4];1);&quot;0&quot;)) * IF(ISODD([.L$4]);1;2)" office:value-type="float" office:value="0" calcext:value-type="float">
            <text:p>0</text:p>
          </table:table-cell>
          <table:table-cell table:style-name="ce2" table:formula="of:=VALUE(IFERROR(MID([.$B52];LEN([.$B52])-[.M$4];1);&quot;0&quot;)) * IF(ISODD([.M$4]);1;2)" office:value-type="float" office:value="0" calcext:value-type="float">
            <text:p>0</text:p>
          </table:table-cell>
          <table:table-cell table:style-name="ce2" table:formula="of:=VALUE(IFERROR(MID([.$B52];LEN([.$B52])-[.N$4];1);&quot;0&quot;)) * IF(ISODD([.N$4]);1;2)" office:value-type="float" office:value="0" calcext:value-type="float">
            <text:p>0</text:p>
          </table:table-cell>
          <table:table-cell table:style-name="ce2" table:formula="of:=VALUE(IFERROR(MID([.$B52];LEN([.$B52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2:.O52]&gt;9;[.D52:.O52]-9;[.D52:.O52])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6</text:p>
          </table:table-cell>
          <table:table-cell table:formula="of:=COM.MICROSOFT.CONCAT([.B53];TEXT(MOD(10 - MOD([.P53];10);10);&quot;0&quot;))" office:value-type="string" office:string-value="123457269" calcext:value-type="string">
            <text:p>123457269</text:p>
          </table:table-cell>
          <table:table-cell table:style-name="ce2" table:formula="of:=VALUE(IFERROR(MID([.$B53];LEN([.$B53])-[.D$4];1);&quot;0&quot;)) * IF(ISODD([.D$4]);1;2)" office:value-type="float" office:value="12" calcext:value-type="float">
            <text:p>12</text:p>
          </table:table-cell>
          <table:table-cell table:style-name="ce2" table:formula="of:=VALUE(IFERROR(MID([.$B53];LEN([.$B53])-[.E$4];1);&quot;0&quot;)) * IF(ISODD([.E$4]);1;2)" office:value-type="float" office:value="2" calcext:value-type="float">
            <text:p>2</text:p>
          </table:table-cell>
          <table:table-cell table:style-name="ce2" table:formula="of:=VALUE(IFERROR(MID([.$B53];LEN([.$B53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3];LEN([.$B53])-[.G$4];1);&quot;0&quot;)) * IF(ISODD([.G$4]);1;2)" office:value-type="float" office:value="5" calcext:value-type="float">
            <text:p>5</text:p>
          </table:table-cell>
          <table:table-cell table:style-name="ce2" table:formula="of:=VALUE(IFERROR(MID([.$B53];LEN([.$B53])-[.H$4];1);&quot;0&quot;)) * IF(ISODD([.H$4]);1;2)" office:value-type="float" office:value="8" calcext:value-type="float">
            <text:p>8</text:p>
          </table:table-cell>
          <table:table-cell table:style-name="ce2" table:formula="of:=VALUE(IFERROR(MID([.$B53];LEN([.$B53])-[.I$4];1);&quot;0&quot;)) * IF(ISODD([.I$4]);1;2)" office:value-type="float" office:value="3" calcext:value-type="float">
            <text:p>3</text:p>
          </table:table-cell>
          <table:table-cell table:style-name="ce2" table:formula="of:=VALUE(IFERROR(MID([.$B53];LEN([.$B53])-[.J$4];1);&quot;0&quot;)) * IF(ISODD([.J$4]);1;2)" office:value-type="float" office:value="4" calcext:value-type="float">
            <text:p>4</text:p>
          </table:table-cell>
          <table:table-cell table:style-name="ce2" table:formula="of:=VALUE(IFERROR(MID([.$B53];LEN([.$B53])-[.K$4];1);&quot;0&quot;)) * IF(ISODD([.K$4]);1;2)" office:value-type="float" office:value="1" calcext:value-type="float">
            <text:p>1</text:p>
          </table:table-cell>
          <table:table-cell table:style-name="ce2" table:formula="of:=VALUE(IFERROR(MID([.$B53];LEN([.$B53])-[.L$4];1);&quot;0&quot;)) * IF(ISODD([.L$4]);1;2)" office:value-type="float" office:value="0" calcext:value-type="float">
            <text:p>0</text:p>
          </table:table-cell>
          <table:table-cell table:style-name="ce2" table:formula="of:=VALUE(IFERROR(MID([.$B53];LEN([.$B53])-[.M$4];1);&quot;0&quot;)) * IF(ISODD([.M$4]);1;2)" office:value-type="float" office:value="0" calcext:value-type="float">
            <text:p>0</text:p>
          </table:table-cell>
          <table:table-cell table:style-name="ce2" table:formula="of:=VALUE(IFERROR(MID([.$B53];LEN([.$B53])-[.N$4];1);&quot;0&quot;)) * IF(ISODD([.N$4]);1;2)" office:value-type="float" office:value="0" calcext:value-type="float">
            <text:p>0</text:p>
          </table:table-cell>
          <table:table-cell table:style-name="ce2" table:formula="of:=VALUE(IFERROR(MID([.$B53];LEN([.$B53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3:.O53]&gt;9;[.D53:.O53]-9;[.D53:.O53]))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7</text:p>
          </table:table-cell>
          <table:table-cell table:formula="of:=COM.MICROSOFT.CONCAT([.B54];TEXT(MOD(10 - MOD([.P54];10);10);&quot;0&quot;))" office:value-type="string" office:string-value="123457277" calcext:value-type="string">
            <text:p>123457277</text:p>
          </table:table-cell>
          <table:table-cell table:style-name="ce2" table:formula="of:=VALUE(IFERROR(MID([.$B54];LEN([.$B54])-[.D$4];1);&quot;0&quot;)) * IF(ISODD([.D$4]);1;2)" office:value-type="float" office:value="14" calcext:value-type="float">
            <text:p>14</text:p>
          </table:table-cell>
          <table:table-cell table:style-name="ce2" table:formula="of:=VALUE(IFERROR(MID([.$B54];LEN([.$B54])-[.E$4];1);&quot;0&quot;)) * IF(ISODD([.E$4]);1;2)" office:value-type="float" office:value="2" calcext:value-type="float">
            <text:p>2</text:p>
          </table:table-cell>
          <table:table-cell table:style-name="ce2" table:formula="of:=VALUE(IFERROR(MID([.$B54];LEN([.$B54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4];LEN([.$B54])-[.G$4];1);&quot;0&quot;)) * IF(ISODD([.G$4]);1;2)" office:value-type="float" office:value="5" calcext:value-type="float">
            <text:p>5</text:p>
          </table:table-cell>
          <table:table-cell table:style-name="ce2" table:formula="of:=VALUE(IFERROR(MID([.$B54];LEN([.$B54])-[.H$4];1);&quot;0&quot;)) * IF(ISODD([.H$4]);1;2)" office:value-type="float" office:value="8" calcext:value-type="float">
            <text:p>8</text:p>
          </table:table-cell>
          <table:table-cell table:style-name="ce2" table:formula="of:=VALUE(IFERROR(MID([.$B54];LEN([.$B54])-[.I$4];1);&quot;0&quot;)) * IF(ISODD([.I$4]);1;2)" office:value-type="float" office:value="3" calcext:value-type="float">
            <text:p>3</text:p>
          </table:table-cell>
          <table:table-cell table:style-name="ce2" table:formula="of:=VALUE(IFERROR(MID([.$B54];LEN([.$B54])-[.J$4];1);&quot;0&quot;)) * IF(ISODD([.J$4]);1;2)" office:value-type="float" office:value="4" calcext:value-type="float">
            <text:p>4</text:p>
          </table:table-cell>
          <table:table-cell table:style-name="ce2" table:formula="of:=VALUE(IFERROR(MID([.$B54];LEN([.$B54])-[.K$4];1);&quot;0&quot;)) * IF(ISODD([.K$4]);1;2)" office:value-type="float" office:value="1" calcext:value-type="float">
            <text:p>1</text:p>
          </table:table-cell>
          <table:table-cell table:style-name="ce2" table:formula="of:=VALUE(IFERROR(MID([.$B54];LEN([.$B54])-[.L$4];1);&quot;0&quot;)) * IF(ISODD([.L$4]);1;2)" office:value-type="float" office:value="0" calcext:value-type="float">
            <text:p>0</text:p>
          </table:table-cell>
          <table:table-cell table:style-name="ce2" table:formula="of:=VALUE(IFERROR(MID([.$B54];LEN([.$B54])-[.M$4];1);&quot;0&quot;)) * IF(ISODD([.M$4]);1;2)" office:value-type="float" office:value="0" calcext:value-type="float">
            <text:p>0</text:p>
          </table:table-cell>
          <table:table-cell table:style-name="ce2" table:formula="of:=VALUE(IFERROR(MID([.$B54];LEN([.$B54])-[.N$4];1);&quot;0&quot;)) * IF(ISODD([.N$4]);1;2)" office:value-type="float" office:value="0" calcext:value-type="float">
            <text:p>0</text:p>
          </table:table-cell>
          <table:table-cell table:style-name="ce2" table:formula="of:=VALUE(IFERROR(MID([.$B54];LEN([.$B54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4:.O54]&gt;9;[.D54:.O54]-9;[.D54:.O54])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8</text:p>
          </table:table-cell>
          <table:table-cell table:formula="of:=COM.MICROSOFT.CONCAT([.B55];TEXT(MOD(10 - MOD([.P55];10);10);&quot;0&quot;))" office:value-type="string" office:string-value="123457285" calcext:value-type="string">
            <text:p>123457285</text:p>
          </table:table-cell>
          <table:table-cell table:style-name="ce2" table:formula="of:=VALUE(IFERROR(MID([.$B55];LEN([.$B55])-[.D$4];1);&quot;0&quot;)) * IF(ISODD([.D$4]);1;2)" office:value-type="float" office:value="16" calcext:value-type="float">
            <text:p>16</text:p>
          </table:table-cell>
          <table:table-cell table:style-name="ce2" table:formula="of:=VALUE(IFERROR(MID([.$B55];LEN([.$B55])-[.E$4];1);&quot;0&quot;)) * IF(ISODD([.E$4]);1;2)" office:value-type="float" office:value="2" calcext:value-type="float">
            <text:p>2</text:p>
          </table:table-cell>
          <table:table-cell table:style-name="ce2" table:formula="of:=VALUE(IFERROR(MID([.$B55];LEN([.$B55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5];LEN([.$B55])-[.G$4];1);&quot;0&quot;)) * IF(ISODD([.G$4]);1;2)" office:value-type="float" office:value="5" calcext:value-type="float">
            <text:p>5</text:p>
          </table:table-cell>
          <table:table-cell table:style-name="ce2" table:formula="of:=VALUE(IFERROR(MID([.$B55];LEN([.$B55])-[.H$4];1);&quot;0&quot;)) * IF(ISODD([.H$4]);1;2)" office:value-type="float" office:value="8" calcext:value-type="float">
            <text:p>8</text:p>
          </table:table-cell>
          <table:table-cell table:style-name="ce2" table:formula="of:=VALUE(IFERROR(MID([.$B55];LEN([.$B55])-[.I$4];1);&quot;0&quot;)) * IF(ISODD([.I$4]);1;2)" office:value-type="float" office:value="3" calcext:value-type="float">
            <text:p>3</text:p>
          </table:table-cell>
          <table:table-cell table:style-name="ce2" table:formula="of:=VALUE(IFERROR(MID([.$B55];LEN([.$B55])-[.J$4];1);&quot;0&quot;)) * IF(ISODD([.J$4]);1;2)" office:value-type="float" office:value="4" calcext:value-type="float">
            <text:p>4</text:p>
          </table:table-cell>
          <table:table-cell table:style-name="ce2" table:formula="of:=VALUE(IFERROR(MID([.$B55];LEN([.$B55])-[.K$4];1);&quot;0&quot;)) * IF(ISODD([.K$4]);1;2)" office:value-type="float" office:value="1" calcext:value-type="float">
            <text:p>1</text:p>
          </table:table-cell>
          <table:table-cell table:style-name="ce2" table:formula="of:=VALUE(IFERROR(MID([.$B55];LEN([.$B55])-[.L$4];1);&quot;0&quot;)) * IF(ISODD([.L$4]);1;2)" office:value-type="float" office:value="0" calcext:value-type="float">
            <text:p>0</text:p>
          </table:table-cell>
          <table:table-cell table:style-name="ce2" table:formula="of:=VALUE(IFERROR(MID([.$B55];LEN([.$B55])-[.M$4];1);&quot;0&quot;)) * IF(ISODD([.M$4]);1;2)" office:value-type="float" office:value="0" calcext:value-type="float">
            <text:p>0</text:p>
          </table:table-cell>
          <table:table-cell table:style-name="ce2" table:formula="of:=VALUE(IFERROR(MID([.$B55];LEN([.$B55])-[.N$4];1);&quot;0&quot;)) * IF(ISODD([.N$4]);1;2)" office:value-type="float" office:value="0" calcext:value-type="float">
            <text:p>0</text:p>
          </table:table-cell>
          <table:table-cell table:style-name="ce2" table:formula="of:=VALUE(IFERROR(MID([.$B55];LEN([.$B55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5:.O55]&gt;9;[.D55:.O55]-9;[.D55:.O55])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12345729</text:p>
          </table:table-cell>
          <table:table-cell table:formula="of:=COM.MICROSOFT.CONCAT([.B56];TEXT(MOD(10 - MOD([.P56];10);10);&quot;0&quot;))" office:value-type="string" office:string-value="123457293" calcext:value-type="string">
            <text:p>123457293</text:p>
          </table:table-cell>
          <table:table-cell table:style-name="ce2" table:formula="of:=VALUE(IFERROR(MID([.$B56];LEN([.$B56])-[.D$4];1);&quot;0&quot;)) * IF(ISODD([.D$4]);1;2)" office:value-type="float" office:value="18" calcext:value-type="float">
            <text:p>18</text:p>
          </table:table-cell>
          <table:table-cell table:style-name="ce2" table:formula="of:=VALUE(IFERROR(MID([.$B56];LEN([.$B56])-[.E$4];1);&quot;0&quot;)) * IF(ISODD([.E$4]);1;2)" office:value-type="float" office:value="2" calcext:value-type="float">
            <text:p>2</text:p>
          </table:table-cell>
          <table:table-cell table:style-name="ce2" table:formula="of:=VALUE(IFERROR(MID([.$B56];LEN([.$B56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6];LEN([.$B56])-[.G$4];1);&quot;0&quot;)) * IF(ISODD([.G$4]);1;2)" office:value-type="float" office:value="5" calcext:value-type="float">
            <text:p>5</text:p>
          </table:table-cell>
          <table:table-cell table:style-name="ce2" table:formula="of:=VALUE(IFERROR(MID([.$B56];LEN([.$B56])-[.H$4];1);&quot;0&quot;)) * IF(ISODD([.H$4]);1;2)" office:value-type="float" office:value="8" calcext:value-type="float">
            <text:p>8</text:p>
          </table:table-cell>
          <table:table-cell table:style-name="ce2" table:formula="of:=VALUE(IFERROR(MID([.$B56];LEN([.$B56])-[.I$4];1);&quot;0&quot;)) * IF(ISODD([.I$4]);1;2)" office:value-type="float" office:value="3" calcext:value-type="float">
            <text:p>3</text:p>
          </table:table-cell>
          <table:table-cell table:style-name="ce2" table:formula="of:=VALUE(IFERROR(MID([.$B56];LEN([.$B56])-[.J$4];1);&quot;0&quot;)) * IF(ISODD([.J$4]);1;2)" office:value-type="float" office:value="4" calcext:value-type="float">
            <text:p>4</text:p>
          </table:table-cell>
          <table:table-cell table:style-name="ce2" table:formula="of:=VALUE(IFERROR(MID([.$B56];LEN([.$B56])-[.K$4];1);&quot;0&quot;)) * IF(ISODD([.K$4]);1;2)" office:value-type="float" office:value="1" calcext:value-type="float">
            <text:p>1</text:p>
          </table:table-cell>
          <table:table-cell table:style-name="ce2" table:formula="of:=VALUE(IFERROR(MID([.$B56];LEN([.$B56])-[.L$4];1);&quot;0&quot;)) * IF(ISODD([.L$4]);1;2)" office:value-type="float" office:value="0" calcext:value-type="float">
            <text:p>0</text:p>
          </table:table-cell>
          <table:table-cell table:style-name="ce2" table:formula="of:=VALUE(IFERROR(MID([.$B56];LEN([.$B56])-[.M$4];1);&quot;0&quot;)) * IF(ISODD([.M$4]);1;2)" office:value-type="float" office:value="0" calcext:value-type="float">
            <text:p>0</text:p>
          </table:table-cell>
          <table:table-cell table:style-name="ce2" table:formula="of:=VALUE(IFERROR(MID([.$B56];LEN([.$B56])-[.N$4];1);&quot;0&quot;)) * IF(ISODD([.N$4]);1;2)" office:value-type="float" office:value="0" calcext:value-type="float">
            <text:p>0</text:p>
          </table:table-cell>
          <table:table-cell table:style-name="ce2" table:formula="of:=VALUE(IFERROR(MID([.$B56];LEN([.$B56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6:.O56]&gt;9;[.D56:.O56]-9;[.D56:.O56]))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0</text:p>
          </table:table-cell>
          <table:table-cell table:formula="of:=COM.MICROSOFT.CONCAT([.B57];TEXT(MOD(10 - MOD([.P57];10);10);&quot;0&quot;))" office:value-type="string" office:string-value="123457301" calcext:value-type="string">
            <text:p>123457301</text:p>
          </table:table-cell>
          <table:table-cell table:style-name="ce2" table:formula="of:=VALUE(IFERROR(MID([.$B57];LEN([.$B57])-[.D$4];1);&quot;0&quot;)) * IF(ISODD([.D$4]);1;2)" office:value-type="float" office:value="0" calcext:value-type="float">
            <text:p>0</text:p>
          </table:table-cell>
          <table:table-cell table:style-name="ce2" table:formula="of:=VALUE(IFERROR(MID([.$B57];LEN([.$B57])-[.E$4];1);&quot;0&quot;)) * IF(ISODD([.E$4]);1;2)" office:value-type="float" office:value="3" calcext:value-type="float">
            <text:p>3</text:p>
          </table:table-cell>
          <table:table-cell table:style-name="ce2" table:formula="of:=VALUE(IFERROR(MID([.$B57];LEN([.$B57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7];LEN([.$B57])-[.G$4];1);&quot;0&quot;)) * IF(ISODD([.G$4]);1;2)" office:value-type="float" office:value="5" calcext:value-type="float">
            <text:p>5</text:p>
          </table:table-cell>
          <table:table-cell table:style-name="ce2" table:formula="of:=VALUE(IFERROR(MID([.$B57];LEN([.$B57])-[.H$4];1);&quot;0&quot;)) * IF(ISODD([.H$4]);1;2)" office:value-type="float" office:value="8" calcext:value-type="float">
            <text:p>8</text:p>
          </table:table-cell>
          <table:table-cell table:style-name="ce2" table:formula="of:=VALUE(IFERROR(MID([.$B57];LEN([.$B57])-[.I$4];1);&quot;0&quot;)) * IF(ISODD([.I$4]);1;2)" office:value-type="float" office:value="3" calcext:value-type="float">
            <text:p>3</text:p>
          </table:table-cell>
          <table:table-cell table:style-name="ce2" table:formula="of:=VALUE(IFERROR(MID([.$B57];LEN([.$B57])-[.J$4];1);&quot;0&quot;)) * IF(ISODD([.J$4]);1;2)" office:value-type="float" office:value="4" calcext:value-type="float">
            <text:p>4</text:p>
          </table:table-cell>
          <table:table-cell table:style-name="ce2" table:formula="of:=VALUE(IFERROR(MID([.$B57];LEN([.$B57])-[.K$4];1);&quot;0&quot;)) * IF(ISODD([.K$4]);1;2)" office:value-type="float" office:value="1" calcext:value-type="float">
            <text:p>1</text:p>
          </table:table-cell>
          <table:table-cell table:style-name="ce2" table:formula="of:=VALUE(IFERROR(MID([.$B57];LEN([.$B57])-[.L$4];1);&quot;0&quot;)) * IF(ISODD([.L$4]);1;2)" office:value-type="float" office:value="0" calcext:value-type="float">
            <text:p>0</text:p>
          </table:table-cell>
          <table:table-cell table:style-name="ce2" table:formula="of:=VALUE(IFERROR(MID([.$B57];LEN([.$B57])-[.M$4];1);&quot;0&quot;)) * IF(ISODD([.M$4]);1;2)" office:value-type="float" office:value="0" calcext:value-type="float">
            <text:p>0</text:p>
          </table:table-cell>
          <table:table-cell table:style-name="ce2" table:formula="of:=VALUE(IFERROR(MID([.$B57];LEN([.$B57])-[.N$4];1);&quot;0&quot;)) * IF(ISODD([.N$4]);1;2)" office:value-type="float" office:value="0" calcext:value-type="float">
            <text:p>0</text:p>
          </table:table-cell>
          <table:table-cell table:style-name="ce2" table:formula="of:=VALUE(IFERROR(MID([.$B57];LEN([.$B57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7:.O57]&gt;9;[.D57:.O57]-9;[.D57:.O57])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1</text:p>
          </table:table-cell>
          <table:table-cell table:formula="of:=COM.MICROSOFT.CONCAT([.B58];TEXT(MOD(10 - MOD([.P58];10);10);&quot;0&quot;))" office:value-type="string" office:string-value="123457319" calcext:value-type="string">
            <text:p>123457319</text:p>
          </table:table-cell>
          <table:table-cell table:style-name="ce2" table:formula="of:=VALUE(IFERROR(MID([.$B58];LEN([.$B58])-[.D$4];1);&quot;0&quot;)) * IF(ISODD([.D$4]);1;2)" office:value-type="float" office:value="2" calcext:value-type="float">
            <text:p>2</text:p>
          </table:table-cell>
          <table:table-cell table:style-name="ce2" table:formula="of:=VALUE(IFERROR(MID([.$B58];LEN([.$B58])-[.E$4];1);&quot;0&quot;)) * IF(ISODD([.E$4]);1;2)" office:value-type="float" office:value="3" calcext:value-type="float">
            <text:p>3</text:p>
          </table:table-cell>
          <table:table-cell table:style-name="ce2" table:formula="of:=VALUE(IFERROR(MID([.$B58];LEN([.$B58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8];LEN([.$B58])-[.G$4];1);&quot;0&quot;)) * IF(ISODD([.G$4]);1;2)" office:value-type="float" office:value="5" calcext:value-type="float">
            <text:p>5</text:p>
          </table:table-cell>
          <table:table-cell table:style-name="ce2" table:formula="of:=VALUE(IFERROR(MID([.$B58];LEN([.$B58])-[.H$4];1);&quot;0&quot;)) * IF(ISODD([.H$4]);1;2)" office:value-type="float" office:value="8" calcext:value-type="float">
            <text:p>8</text:p>
          </table:table-cell>
          <table:table-cell table:style-name="ce2" table:formula="of:=VALUE(IFERROR(MID([.$B58];LEN([.$B58])-[.I$4];1);&quot;0&quot;)) * IF(ISODD([.I$4]);1;2)" office:value-type="float" office:value="3" calcext:value-type="float">
            <text:p>3</text:p>
          </table:table-cell>
          <table:table-cell table:style-name="ce2" table:formula="of:=VALUE(IFERROR(MID([.$B58];LEN([.$B58])-[.J$4];1);&quot;0&quot;)) * IF(ISODD([.J$4]);1;2)" office:value-type="float" office:value="4" calcext:value-type="float">
            <text:p>4</text:p>
          </table:table-cell>
          <table:table-cell table:style-name="ce2" table:formula="of:=VALUE(IFERROR(MID([.$B58];LEN([.$B58])-[.K$4];1);&quot;0&quot;)) * IF(ISODD([.K$4]);1;2)" office:value-type="float" office:value="1" calcext:value-type="float">
            <text:p>1</text:p>
          </table:table-cell>
          <table:table-cell table:style-name="ce2" table:formula="of:=VALUE(IFERROR(MID([.$B58];LEN([.$B58])-[.L$4];1);&quot;0&quot;)) * IF(ISODD([.L$4]);1;2)" office:value-type="float" office:value="0" calcext:value-type="float">
            <text:p>0</text:p>
          </table:table-cell>
          <table:table-cell table:style-name="ce2" table:formula="of:=VALUE(IFERROR(MID([.$B58];LEN([.$B58])-[.M$4];1);&quot;0&quot;)) * IF(ISODD([.M$4]);1;2)" office:value-type="float" office:value="0" calcext:value-type="float">
            <text:p>0</text:p>
          </table:table-cell>
          <table:table-cell table:style-name="ce2" table:formula="of:=VALUE(IFERROR(MID([.$B58];LEN([.$B58])-[.N$4];1);&quot;0&quot;)) * IF(ISODD([.N$4]);1;2)" office:value-type="float" office:value="0" calcext:value-type="float">
            <text:p>0</text:p>
          </table:table-cell>
          <table:table-cell table:style-name="ce2" table:formula="of:=VALUE(IFERROR(MID([.$B58];LEN([.$B58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8:.O58]&gt;9;[.D58:.O58]-9;[.D58:.O58]))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2</text:p>
          </table:table-cell>
          <table:table-cell table:formula="of:=COM.MICROSOFT.CONCAT([.B59];TEXT(MOD(10 - MOD([.P59];10);10);&quot;0&quot;))" office:value-type="string" office:string-value="123457327" calcext:value-type="string">
            <text:p>123457327</text:p>
          </table:table-cell>
          <table:table-cell table:style-name="ce2" table:formula="of:=VALUE(IFERROR(MID([.$B59];LEN([.$B59])-[.D$4];1);&quot;0&quot;)) * IF(ISODD([.D$4]);1;2)" office:value-type="float" office:value="4" calcext:value-type="float">
            <text:p>4</text:p>
          </table:table-cell>
          <table:table-cell table:style-name="ce2" table:formula="of:=VALUE(IFERROR(MID([.$B59];LEN([.$B59])-[.E$4];1);&quot;0&quot;)) * IF(ISODD([.E$4]);1;2)" office:value-type="float" office:value="3" calcext:value-type="float">
            <text:p>3</text:p>
          </table:table-cell>
          <table:table-cell table:style-name="ce2" table:formula="of:=VALUE(IFERROR(MID([.$B59];LEN([.$B59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59];LEN([.$B59])-[.G$4];1);&quot;0&quot;)) * IF(ISODD([.G$4]);1;2)" office:value-type="float" office:value="5" calcext:value-type="float">
            <text:p>5</text:p>
          </table:table-cell>
          <table:table-cell table:style-name="ce2" table:formula="of:=VALUE(IFERROR(MID([.$B59];LEN([.$B59])-[.H$4];1);&quot;0&quot;)) * IF(ISODD([.H$4]);1;2)" office:value-type="float" office:value="8" calcext:value-type="float">
            <text:p>8</text:p>
          </table:table-cell>
          <table:table-cell table:style-name="ce2" table:formula="of:=VALUE(IFERROR(MID([.$B59];LEN([.$B59])-[.I$4];1);&quot;0&quot;)) * IF(ISODD([.I$4]);1;2)" office:value-type="float" office:value="3" calcext:value-type="float">
            <text:p>3</text:p>
          </table:table-cell>
          <table:table-cell table:style-name="ce2" table:formula="of:=VALUE(IFERROR(MID([.$B59];LEN([.$B59])-[.J$4];1);&quot;0&quot;)) * IF(ISODD([.J$4]);1;2)" office:value-type="float" office:value="4" calcext:value-type="float">
            <text:p>4</text:p>
          </table:table-cell>
          <table:table-cell table:style-name="ce2" table:formula="of:=VALUE(IFERROR(MID([.$B59];LEN([.$B59])-[.K$4];1);&quot;0&quot;)) * IF(ISODD([.K$4]);1;2)" office:value-type="float" office:value="1" calcext:value-type="float">
            <text:p>1</text:p>
          </table:table-cell>
          <table:table-cell table:style-name="ce2" table:formula="of:=VALUE(IFERROR(MID([.$B59];LEN([.$B59])-[.L$4];1);&quot;0&quot;)) * IF(ISODD([.L$4]);1;2)" office:value-type="float" office:value="0" calcext:value-type="float">
            <text:p>0</text:p>
          </table:table-cell>
          <table:table-cell table:style-name="ce2" table:formula="of:=VALUE(IFERROR(MID([.$B59];LEN([.$B59])-[.M$4];1);&quot;0&quot;)) * IF(ISODD([.M$4]);1;2)" office:value-type="float" office:value="0" calcext:value-type="float">
            <text:p>0</text:p>
          </table:table-cell>
          <table:table-cell table:style-name="ce2" table:formula="of:=VALUE(IFERROR(MID([.$B59];LEN([.$B59])-[.N$4];1);&quot;0&quot;)) * IF(ISODD([.N$4]);1;2)" office:value-type="float" office:value="0" calcext:value-type="float">
            <text:p>0</text:p>
          </table:table-cell>
          <table:table-cell table:style-name="ce2" table:formula="of:=VALUE(IFERROR(MID([.$B59];LEN([.$B59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59:.O59]&gt;9;[.D59:.O59]-9;[.D59:.O59])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3</text:p>
          </table:table-cell>
          <table:table-cell table:formula="of:=COM.MICROSOFT.CONCAT([.B60];TEXT(MOD(10 - MOD([.P60];10);10);&quot;0&quot;))" office:value-type="string" office:string-value="123457335" calcext:value-type="string">
            <text:p>123457335</text:p>
          </table:table-cell>
          <table:table-cell table:style-name="ce2" table:formula="of:=VALUE(IFERROR(MID([.$B60];LEN([.$B60])-[.D$4];1);&quot;0&quot;)) * IF(ISODD([.D$4]);1;2)" office:value-type="float" office:value="6" calcext:value-type="float">
            <text:p>6</text:p>
          </table:table-cell>
          <table:table-cell table:style-name="ce2" table:formula="of:=VALUE(IFERROR(MID([.$B60];LEN([.$B60])-[.E$4];1);&quot;0&quot;)) * IF(ISODD([.E$4]);1;2)" office:value-type="float" office:value="3" calcext:value-type="float">
            <text:p>3</text:p>
          </table:table-cell>
          <table:table-cell table:style-name="ce2" table:formula="of:=VALUE(IFERROR(MID([.$B60];LEN([.$B60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0];LEN([.$B60])-[.G$4];1);&quot;0&quot;)) * IF(ISODD([.G$4]);1;2)" office:value-type="float" office:value="5" calcext:value-type="float">
            <text:p>5</text:p>
          </table:table-cell>
          <table:table-cell table:style-name="ce2" table:formula="of:=VALUE(IFERROR(MID([.$B60];LEN([.$B60])-[.H$4];1);&quot;0&quot;)) * IF(ISODD([.H$4]);1;2)" office:value-type="float" office:value="8" calcext:value-type="float">
            <text:p>8</text:p>
          </table:table-cell>
          <table:table-cell table:style-name="ce2" table:formula="of:=VALUE(IFERROR(MID([.$B60];LEN([.$B60])-[.I$4];1);&quot;0&quot;)) * IF(ISODD([.I$4]);1;2)" office:value-type="float" office:value="3" calcext:value-type="float">
            <text:p>3</text:p>
          </table:table-cell>
          <table:table-cell table:style-name="ce2" table:formula="of:=VALUE(IFERROR(MID([.$B60];LEN([.$B60])-[.J$4];1);&quot;0&quot;)) * IF(ISODD([.J$4]);1;2)" office:value-type="float" office:value="4" calcext:value-type="float">
            <text:p>4</text:p>
          </table:table-cell>
          <table:table-cell table:style-name="ce2" table:formula="of:=VALUE(IFERROR(MID([.$B60];LEN([.$B60])-[.K$4];1);&quot;0&quot;)) * IF(ISODD([.K$4]);1;2)" office:value-type="float" office:value="1" calcext:value-type="float">
            <text:p>1</text:p>
          </table:table-cell>
          <table:table-cell table:style-name="ce2" table:formula="of:=VALUE(IFERROR(MID([.$B60];LEN([.$B60])-[.L$4];1);&quot;0&quot;)) * IF(ISODD([.L$4]);1;2)" office:value-type="float" office:value="0" calcext:value-type="float">
            <text:p>0</text:p>
          </table:table-cell>
          <table:table-cell table:style-name="ce2" table:formula="of:=VALUE(IFERROR(MID([.$B60];LEN([.$B60])-[.M$4];1);&quot;0&quot;)) * IF(ISODD([.M$4]);1;2)" office:value-type="float" office:value="0" calcext:value-type="float">
            <text:p>0</text:p>
          </table:table-cell>
          <table:table-cell table:style-name="ce2" table:formula="of:=VALUE(IFERROR(MID([.$B60];LEN([.$B60])-[.N$4];1);&quot;0&quot;)) * IF(ISODD([.N$4]);1;2)" office:value-type="float" office:value="0" calcext:value-type="float">
            <text:p>0</text:p>
          </table:table-cell>
          <table:table-cell table:style-name="ce2" table:formula="of:=VALUE(IFERROR(MID([.$B60];LEN([.$B60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0:.O60]&gt;9;[.D60:.O60]-9;[.D60:.O60])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4</text:p>
          </table:table-cell>
          <table:table-cell table:formula="of:=COM.MICROSOFT.CONCAT([.B61];TEXT(MOD(10 - MOD([.P61];10);10);&quot;0&quot;))" office:value-type="string" office:string-value="123457343" calcext:value-type="string">
            <text:p>123457343</text:p>
          </table:table-cell>
          <table:table-cell table:style-name="ce2" table:formula="of:=VALUE(IFERROR(MID([.$B61];LEN([.$B61])-[.D$4];1);&quot;0&quot;)) * IF(ISODD([.D$4]);1;2)" office:value-type="float" office:value="8" calcext:value-type="float">
            <text:p>8</text:p>
          </table:table-cell>
          <table:table-cell table:style-name="ce2" table:formula="of:=VALUE(IFERROR(MID([.$B61];LEN([.$B61])-[.E$4];1);&quot;0&quot;)) * IF(ISODD([.E$4]);1;2)" office:value-type="float" office:value="3" calcext:value-type="float">
            <text:p>3</text:p>
          </table:table-cell>
          <table:table-cell table:style-name="ce2" table:formula="of:=VALUE(IFERROR(MID([.$B61];LEN([.$B61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1];LEN([.$B61])-[.G$4];1);&quot;0&quot;)) * IF(ISODD([.G$4]);1;2)" office:value-type="float" office:value="5" calcext:value-type="float">
            <text:p>5</text:p>
          </table:table-cell>
          <table:table-cell table:style-name="ce2" table:formula="of:=VALUE(IFERROR(MID([.$B61];LEN([.$B61])-[.H$4];1);&quot;0&quot;)) * IF(ISODD([.H$4]);1;2)" office:value-type="float" office:value="8" calcext:value-type="float">
            <text:p>8</text:p>
          </table:table-cell>
          <table:table-cell table:style-name="ce2" table:formula="of:=VALUE(IFERROR(MID([.$B61];LEN([.$B61])-[.I$4];1);&quot;0&quot;)) * IF(ISODD([.I$4]);1;2)" office:value-type="float" office:value="3" calcext:value-type="float">
            <text:p>3</text:p>
          </table:table-cell>
          <table:table-cell table:style-name="ce2" table:formula="of:=VALUE(IFERROR(MID([.$B61];LEN([.$B61])-[.J$4];1);&quot;0&quot;)) * IF(ISODD([.J$4]);1;2)" office:value-type="float" office:value="4" calcext:value-type="float">
            <text:p>4</text:p>
          </table:table-cell>
          <table:table-cell table:style-name="ce2" table:formula="of:=VALUE(IFERROR(MID([.$B61];LEN([.$B61])-[.K$4];1);&quot;0&quot;)) * IF(ISODD([.K$4]);1;2)" office:value-type="float" office:value="1" calcext:value-type="float">
            <text:p>1</text:p>
          </table:table-cell>
          <table:table-cell table:style-name="ce2" table:formula="of:=VALUE(IFERROR(MID([.$B61];LEN([.$B61])-[.L$4];1);&quot;0&quot;)) * IF(ISODD([.L$4]);1;2)" office:value-type="float" office:value="0" calcext:value-type="float">
            <text:p>0</text:p>
          </table:table-cell>
          <table:table-cell table:style-name="ce2" table:formula="of:=VALUE(IFERROR(MID([.$B61];LEN([.$B61])-[.M$4];1);&quot;0&quot;)) * IF(ISODD([.M$4]);1;2)" office:value-type="float" office:value="0" calcext:value-type="float">
            <text:p>0</text:p>
          </table:table-cell>
          <table:table-cell table:style-name="ce2" table:formula="of:=VALUE(IFERROR(MID([.$B61];LEN([.$B61])-[.N$4];1);&quot;0&quot;)) * IF(ISODD([.N$4]);1;2)" office:value-type="float" office:value="0" calcext:value-type="float">
            <text:p>0</text:p>
          </table:table-cell>
          <table:table-cell table:style-name="ce2" table:formula="of:=VALUE(IFERROR(MID([.$B61];LEN([.$B61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1:.O61]&gt;9;[.D61:.O61]-9;[.D61:.O61]))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5</text:p>
          </table:table-cell>
          <table:table-cell table:formula="of:=COM.MICROSOFT.CONCAT([.B62];TEXT(MOD(10 - MOD([.P62];10);10);&quot;0&quot;))" office:value-type="string" office:string-value="123457350" calcext:value-type="string">
            <text:p>123457350</text:p>
          </table:table-cell>
          <table:table-cell table:style-name="ce2" table:formula="of:=VALUE(IFERROR(MID([.$B62];LEN([.$B62])-[.D$4];1);&quot;0&quot;)) * IF(ISODD([.D$4]);1;2)" office:value-type="float" office:value="10" calcext:value-type="float">
            <text:p>10</text:p>
          </table:table-cell>
          <table:table-cell table:style-name="ce2" table:formula="of:=VALUE(IFERROR(MID([.$B62];LEN([.$B62])-[.E$4];1);&quot;0&quot;)) * IF(ISODD([.E$4]);1;2)" office:value-type="float" office:value="3" calcext:value-type="float">
            <text:p>3</text:p>
          </table:table-cell>
          <table:table-cell table:style-name="ce2" table:formula="of:=VALUE(IFERROR(MID([.$B62];LEN([.$B62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2];LEN([.$B62])-[.G$4];1);&quot;0&quot;)) * IF(ISODD([.G$4]);1;2)" office:value-type="float" office:value="5" calcext:value-type="float">
            <text:p>5</text:p>
          </table:table-cell>
          <table:table-cell table:style-name="ce2" table:formula="of:=VALUE(IFERROR(MID([.$B62];LEN([.$B62])-[.H$4];1);&quot;0&quot;)) * IF(ISODD([.H$4]);1;2)" office:value-type="float" office:value="8" calcext:value-type="float">
            <text:p>8</text:p>
          </table:table-cell>
          <table:table-cell table:style-name="ce2" table:formula="of:=VALUE(IFERROR(MID([.$B62];LEN([.$B62])-[.I$4];1);&quot;0&quot;)) * IF(ISODD([.I$4]);1;2)" office:value-type="float" office:value="3" calcext:value-type="float">
            <text:p>3</text:p>
          </table:table-cell>
          <table:table-cell table:style-name="ce2" table:formula="of:=VALUE(IFERROR(MID([.$B62];LEN([.$B62])-[.J$4];1);&quot;0&quot;)) * IF(ISODD([.J$4]);1;2)" office:value-type="float" office:value="4" calcext:value-type="float">
            <text:p>4</text:p>
          </table:table-cell>
          <table:table-cell table:style-name="ce2" table:formula="of:=VALUE(IFERROR(MID([.$B62];LEN([.$B62])-[.K$4];1);&quot;0&quot;)) * IF(ISODD([.K$4]);1;2)" office:value-type="float" office:value="1" calcext:value-type="float">
            <text:p>1</text:p>
          </table:table-cell>
          <table:table-cell table:style-name="ce2" table:formula="of:=VALUE(IFERROR(MID([.$B62];LEN([.$B62])-[.L$4];1);&quot;0&quot;)) * IF(ISODD([.L$4]);1;2)" office:value-type="float" office:value="0" calcext:value-type="float">
            <text:p>0</text:p>
          </table:table-cell>
          <table:table-cell table:style-name="ce2" table:formula="of:=VALUE(IFERROR(MID([.$B62];LEN([.$B62])-[.M$4];1);&quot;0&quot;)) * IF(ISODD([.M$4]);1;2)" office:value-type="float" office:value="0" calcext:value-type="float">
            <text:p>0</text:p>
          </table:table-cell>
          <table:table-cell table:style-name="ce2" table:formula="of:=VALUE(IFERROR(MID([.$B62];LEN([.$B62])-[.N$4];1);&quot;0&quot;)) * IF(ISODD([.N$4]);1;2)" office:value-type="float" office:value="0" calcext:value-type="float">
            <text:p>0</text:p>
          </table:table-cell>
          <table:table-cell table:style-name="ce2" table:formula="of:=VALUE(IFERROR(MID([.$B62];LEN([.$B62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2:.O62]&gt;9;[.D62:.O62]-9;[.D62:.O62])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6</text:p>
          </table:table-cell>
          <table:table-cell table:formula="of:=COM.MICROSOFT.CONCAT([.B63];TEXT(MOD(10 - MOD([.P63];10);10);&quot;0&quot;))" office:value-type="string" office:string-value="123457368" calcext:value-type="string">
            <text:p>123457368</text:p>
          </table:table-cell>
          <table:table-cell table:style-name="ce2" table:formula="of:=VALUE(IFERROR(MID([.$B63];LEN([.$B63])-[.D$4];1);&quot;0&quot;)) * IF(ISODD([.D$4]);1;2)" office:value-type="float" office:value="12" calcext:value-type="float">
            <text:p>12</text:p>
          </table:table-cell>
          <table:table-cell table:style-name="ce2" table:formula="of:=VALUE(IFERROR(MID([.$B63];LEN([.$B63])-[.E$4];1);&quot;0&quot;)) * IF(ISODD([.E$4]);1;2)" office:value-type="float" office:value="3" calcext:value-type="float">
            <text:p>3</text:p>
          </table:table-cell>
          <table:table-cell table:style-name="ce2" table:formula="of:=VALUE(IFERROR(MID([.$B63];LEN([.$B63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3];LEN([.$B63])-[.G$4];1);&quot;0&quot;)) * IF(ISODD([.G$4]);1;2)" office:value-type="float" office:value="5" calcext:value-type="float">
            <text:p>5</text:p>
          </table:table-cell>
          <table:table-cell table:style-name="ce2" table:formula="of:=VALUE(IFERROR(MID([.$B63];LEN([.$B63])-[.H$4];1);&quot;0&quot;)) * IF(ISODD([.H$4]);1;2)" office:value-type="float" office:value="8" calcext:value-type="float">
            <text:p>8</text:p>
          </table:table-cell>
          <table:table-cell table:style-name="ce2" table:formula="of:=VALUE(IFERROR(MID([.$B63];LEN([.$B63])-[.I$4];1);&quot;0&quot;)) * IF(ISODD([.I$4]);1;2)" office:value-type="float" office:value="3" calcext:value-type="float">
            <text:p>3</text:p>
          </table:table-cell>
          <table:table-cell table:style-name="ce2" table:formula="of:=VALUE(IFERROR(MID([.$B63];LEN([.$B63])-[.J$4];1);&quot;0&quot;)) * IF(ISODD([.J$4]);1;2)" office:value-type="float" office:value="4" calcext:value-type="float">
            <text:p>4</text:p>
          </table:table-cell>
          <table:table-cell table:style-name="ce2" table:formula="of:=VALUE(IFERROR(MID([.$B63];LEN([.$B63])-[.K$4];1);&quot;0&quot;)) * IF(ISODD([.K$4]);1;2)" office:value-type="float" office:value="1" calcext:value-type="float">
            <text:p>1</text:p>
          </table:table-cell>
          <table:table-cell table:style-name="ce2" table:formula="of:=VALUE(IFERROR(MID([.$B63];LEN([.$B63])-[.L$4];1);&quot;0&quot;)) * IF(ISODD([.L$4]);1;2)" office:value-type="float" office:value="0" calcext:value-type="float">
            <text:p>0</text:p>
          </table:table-cell>
          <table:table-cell table:style-name="ce2" table:formula="of:=VALUE(IFERROR(MID([.$B63];LEN([.$B63])-[.M$4];1);&quot;0&quot;)) * IF(ISODD([.M$4]);1;2)" office:value-type="float" office:value="0" calcext:value-type="float">
            <text:p>0</text:p>
          </table:table-cell>
          <table:table-cell table:style-name="ce2" table:formula="of:=VALUE(IFERROR(MID([.$B63];LEN([.$B63])-[.N$4];1);&quot;0&quot;)) * IF(ISODD([.N$4]);1;2)" office:value-type="float" office:value="0" calcext:value-type="float">
            <text:p>0</text:p>
          </table:table-cell>
          <table:table-cell table:style-name="ce2" table:formula="of:=VALUE(IFERROR(MID([.$B63];LEN([.$B63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3:.O63]&gt;9;[.D63:.O63]-9;[.D63:.O63])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7</text:p>
          </table:table-cell>
          <table:table-cell table:formula="of:=COM.MICROSOFT.CONCAT([.B64];TEXT(MOD(10 - MOD([.P64];10);10);&quot;0&quot;))" office:value-type="string" office:string-value="123457376" calcext:value-type="string">
            <text:p>123457376</text:p>
          </table:table-cell>
          <table:table-cell table:style-name="ce2" table:formula="of:=VALUE(IFERROR(MID([.$B64];LEN([.$B64])-[.D$4];1);&quot;0&quot;)) * IF(ISODD([.D$4]);1;2)" office:value-type="float" office:value="14" calcext:value-type="float">
            <text:p>14</text:p>
          </table:table-cell>
          <table:table-cell table:style-name="ce2" table:formula="of:=VALUE(IFERROR(MID([.$B64];LEN([.$B64])-[.E$4];1);&quot;0&quot;)) * IF(ISODD([.E$4]);1;2)" office:value-type="float" office:value="3" calcext:value-type="float">
            <text:p>3</text:p>
          </table:table-cell>
          <table:table-cell table:style-name="ce2" table:formula="of:=VALUE(IFERROR(MID([.$B64];LEN([.$B64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4];LEN([.$B64])-[.G$4];1);&quot;0&quot;)) * IF(ISODD([.G$4]);1;2)" office:value-type="float" office:value="5" calcext:value-type="float">
            <text:p>5</text:p>
          </table:table-cell>
          <table:table-cell table:style-name="ce2" table:formula="of:=VALUE(IFERROR(MID([.$B64];LEN([.$B64])-[.H$4];1);&quot;0&quot;)) * IF(ISODD([.H$4]);1;2)" office:value-type="float" office:value="8" calcext:value-type="float">
            <text:p>8</text:p>
          </table:table-cell>
          <table:table-cell table:style-name="ce2" table:formula="of:=VALUE(IFERROR(MID([.$B64];LEN([.$B64])-[.I$4];1);&quot;0&quot;)) * IF(ISODD([.I$4]);1;2)" office:value-type="float" office:value="3" calcext:value-type="float">
            <text:p>3</text:p>
          </table:table-cell>
          <table:table-cell table:style-name="ce2" table:formula="of:=VALUE(IFERROR(MID([.$B64];LEN([.$B64])-[.J$4];1);&quot;0&quot;)) * IF(ISODD([.J$4]);1;2)" office:value-type="float" office:value="4" calcext:value-type="float">
            <text:p>4</text:p>
          </table:table-cell>
          <table:table-cell table:style-name="ce2" table:formula="of:=VALUE(IFERROR(MID([.$B64];LEN([.$B64])-[.K$4];1);&quot;0&quot;)) * IF(ISODD([.K$4]);1;2)" office:value-type="float" office:value="1" calcext:value-type="float">
            <text:p>1</text:p>
          </table:table-cell>
          <table:table-cell table:style-name="ce2" table:formula="of:=VALUE(IFERROR(MID([.$B64];LEN([.$B64])-[.L$4];1);&quot;0&quot;)) * IF(ISODD([.L$4]);1;2)" office:value-type="float" office:value="0" calcext:value-type="float">
            <text:p>0</text:p>
          </table:table-cell>
          <table:table-cell table:style-name="ce2" table:formula="of:=VALUE(IFERROR(MID([.$B64];LEN([.$B64])-[.M$4];1);&quot;0&quot;)) * IF(ISODD([.M$4]);1;2)" office:value-type="float" office:value="0" calcext:value-type="float">
            <text:p>0</text:p>
          </table:table-cell>
          <table:table-cell table:style-name="ce2" table:formula="of:=VALUE(IFERROR(MID([.$B64];LEN([.$B64])-[.N$4];1);&quot;0&quot;)) * IF(ISODD([.N$4]);1;2)" office:value-type="float" office:value="0" calcext:value-type="float">
            <text:p>0</text:p>
          </table:table-cell>
          <table:table-cell table:style-name="ce2" table:formula="of:=VALUE(IFERROR(MID([.$B64];LEN([.$B64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4:.O64]&gt;9;[.D64:.O64]-9;[.D64:.O64])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8</text:p>
          </table:table-cell>
          <table:table-cell table:formula="of:=COM.MICROSOFT.CONCAT([.B65];TEXT(MOD(10 - MOD([.P65];10);10);&quot;0&quot;))" office:value-type="string" office:string-value="123457384" calcext:value-type="string">
            <text:p>123457384</text:p>
          </table:table-cell>
          <table:table-cell table:style-name="ce2" table:formula="of:=VALUE(IFERROR(MID([.$B65];LEN([.$B65])-[.D$4];1);&quot;0&quot;)) * IF(ISODD([.D$4]);1;2)" office:value-type="float" office:value="16" calcext:value-type="float">
            <text:p>16</text:p>
          </table:table-cell>
          <table:table-cell table:style-name="ce2" table:formula="of:=VALUE(IFERROR(MID([.$B65];LEN([.$B65])-[.E$4];1);&quot;0&quot;)) * IF(ISODD([.E$4]);1;2)" office:value-type="float" office:value="3" calcext:value-type="float">
            <text:p>3</text:p>
          </table:table-cell>
          <table:table-cell table:style-name="ce2" table:formula="of:=VALUE(IFERROR(MID([.$B65];LEN([.$B65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5];LEN([.$B65])-[.G$4];1);&quot;0&quot;)) * IF(ISODD([.G$4]);1;2)" office:value-type="float" office:value="5" calcext:value-type="float">
            <text:p>5</text:p>
          </table:table-cell>
          <table:table-cell table:style-name="ce2" table:formula="of:=VALUE(IFERROR(MID([.$B65];LEN([.$B65])-[.H$4];1);&quot;0&quot;)) * IF(ISODD([.H$4]);1;2)" office:value-type="float" office:value="8" calcext:value-type="float">
            <text:p>8</text:p>
          </table:table-cell>
          <table:table-cell table:style-name="ce2" table:formula="of:=VALUE(IFERROR(MID([.$B65];LEN([.$B65])-[.I$4];1);&quot;0&quot;)) * IF(ISODD([.I$4]);1;2)" office:value-type="float" office:value="3" calcext:value-type="float">
            <text:p>3</text:p>
          </table:table-cell>
          <table:table-cell table:style-name="ce2" table:formula="of:=VALUE(IFERROR(MID([.$B65];LEN([.$B65])-[.J$4];1);&quot;0&quot;)) * IF(ISODD([.J$4]);1;2)" office:value-type="float" office:value="4" calcext:value-type="float">
            <text:p>4</text:p>
          </table:table-cell>
          <table:table-cell table:style-name="ce2" table:formula="of:=VALUE(IFERROR(MID([.$B65];LEN([.$B65])-[.K$4];1);&quot;0&quot;)) * IF(ISODD([.K$4]);1;2)" office:value-type="float" office:value="1" calcext:value-type="float">
            <text:p>1</text:p>
          </table:table-cell>
          <table:table-cell table:style-name="ce2" table:formula="of:=VALUE(IFERROR(MID([.$B65];LEN([.$B65])-[.L$4];1);&quot;0&quot;)) * IF(ISODD([.L$4]);1;2)" office:value-type="float" office:value="0" calcext:value-type="float">
            <text:p>0</text:p>
          </table:table-cell>
          <table:table-cell table:style-name="ce2" table:formula="of:=VALUE(IFERROR(MID([.$B65];LEN([.$B65])-[.M$4];1);&quot;0&quot;)) * IF(ISODD([.M$4]);1;2)" office:value-type="float" office:value="0" calcext:value-type="float">
            <text:p>0</text:p>
          </table:table-cell>
          <table:table-cell table:style-name="ce2" table:formula="of:=VALUE(IFERROR(MID([.$B65];LEN([.$B65])-[.N$4];1);&quot;0&quot;)) * IF(ISODD([.N$4]);1;2)" office:value-type="float" office:value="0" calcext:value-type="float">
            <text:p>0</text:p>
          </table:table-cell>
          <table:table-cell table:style-name="ce2" table:formula="of:=VALUE(IFERROR(MID([.$B65];LEN([.$B65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5:.O65]&gt;9;[.D65:.O65]-9;[.D65:.O65])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string" calcext:value-type="string">
            <text:p>12345739</text:p>
          </table:table-cell>
          <table:table-cell table:formula="of:=COM.MICROSOFT.CONCAT([.B66];TEXT(MOD(10 - MOD([.P66];10);10);&quot;0&quot;))" office:value-type="string" office:string-value="123457392" calcext:value-type="string">
            <text:p>123457392</text:p>
          </table:table-cell>
          <table:table-cell table:style-name="ce2" table:formula="of:=VALUE(IFERROR(MID([.$B66];LEN([.$B66])-[.D$4];1);&quot;0&quot;)) * IF(ISODD([.D$4]);1;2)" office:value-type="float" office:value="18" calcext:value-type="float">
            <text:p>18</text:p>
          </table:table-cell>
          <table:table-cell table:style-name="ce2" table:formula="of:=VALUE(IFERROR(MID([.$B66];LEN([.$B66])-[.E$4];1);&quot;0&quot;)) * IF(ISODD([.E$4]);1;2)" office:value-type="float" office:value="3" calcext:value-type="float">
            <text:p>3</text:p>
          </table:table-cell>
          <table:table-cell table:style-name="ce2" table:formula="of:=VALUE(IFERROR(MID([.$B66];LEN([.$B66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6];LEN([.$B66])-[.G$4];1);&quot;0&quot;)) * IF(ISODD([.G$4]);1;2)" office:value-type="float" office:value="5" calcext:value-type="float">
            <text:p>5</text:p>
          </table:table-cell>
          <table:table-cell table:style-name="ce2" table:formula="of:=VALUE(IFERROR(MID([.$B66];LEN([.$B66])-[.H$4];1);&quot;0&quot;)) * IF(ISODD([.H$4]);1;2)" office:value-type="float" office:value="8" calcext:value-type="float">
            <text:p>8</text:p>
          </table:table-cell>
          <table:table-cell table:style-name="ce2" table:formula="of:=VALUE(IFERROR(MID([.$B66];LEN([.$B66])-[.I$4];1);&quot;0&quot;)) * IF(ISODD([.I$4]);1;2)" office:value-type="float" office:value="3" calcext:value-type="float">
            <text:p>3</text:p>
          </table:table-cell>
          <table:table-cell table:style-name="ce2" table:formula="of:=VALUE(IFERROR(MID([.$B66];LEN([.$B66])-[.J$4];1);&quot;0&quot;)) * IF(ISODD([.J$4]);1;2)" office:value-type="float" office:value="4" calcext:value-type="float">
            <text:p>4</text:p>
          </table:table-cell>
          <table:table-cell table:style-name="ce2" table:formula="of:=VALUE(IFERROR(MID([.$B66];LEN([.$B66])-[.K$4];1);&quot;0&quot;)) * IF(ISODD([.K$4]);1;2)" office:value-type="float" office:value="1" calcext:value-type="float">
            <text:p>1</text:p>
          </table:table-cell>
          <table:table-cell table:style-name="ce2" table:formula="of:=VALUE(IFERROR(MID([.$B66];LEN([.$B66])-[.L$4];1);&quot;0&quot;)) * IF(ISODD([.L$4]);1;2)" office:value-type="float" office:value="0" calcext:value-type="float">
            <text:p>0</text:p>
          </table:table-cell>
          <table:table-cell table:style-name="ce2" table:formula="of:=VALUE(IFERROR(MID([.$B66];LEN([.$B66])-[.M$4];1);&quot;0&quot;)) * IF(ISODD([.M$4]);1;2)" office:value-type="float" office:value="0" calcext:value-type="float">
            <text:p>0</text:p>
          </table:table-cell>
          <table:table-cell table:style-name="ce2" table:formula="of:=VALUE(IFERROR(MID([.$B66];LEN([.$B66])-[.N$4];1);&quot;0&quot;)) * IF(ISODD([.N$4]);1;2)" office:value-type="float" office:value="0" calcext:value-type="float">
            <text:p>0</text:p>
          </table:table-cell>
          <table:table-cell table:style-name="ce2" table:formula="of:=VALUE(IFERROR(MID([.$B66];LEN([.$B66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6:.O66]&gt;9;[.D66:.O66]-9;[.D66:.O66]))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1" office:value-type="string" calcext:value-type="string">
            <text:p>12345740</text:p>
          </table:table-cell>
          <table:table-cell table:formula="of:=COM.MICROSOFT.CONCAT([.B67];TEXT(MOD(10 - MOD([.P67];10);10);&quot;0&quot;))" office:value-type="string" office:string-value="123457400" calcext:value-type="string">
            <text:p>123457400</text:p>
          </table:table-cell>
          <table:table-cell table:style-name="ce2" table:formula="of:=VALUE(IFERROR(MID([.$B67];LEN([.$B67])-[.D$4];1);&quot;0&quot;)) * IF(ISODD([.D$4]);1;2)" office:value-type="float" office:value="0" calcext:value-type="float">
            <text:p>0</text:p>
          </table:table-cell>
          <table:table-cell table:style-name="ce2" table:formula="of:=VALUE(IFERROR(MID([.$B67];LEN([.$B67])-[.E$4];1);&quot;0&quot;)) * IF(ISODD([.E$4]);1;2)" office:value-type="float" office:value="4" calcext:value-type="float">
            <text:p>4</text:p>
          </table:table-cell>
          <table:table-cell table:style-name="ce2" table:formula="of:=VALUE(IFERROR(MID([.$B67];LEN([.$B67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7];LEN([.$B67])-[.G$4];1);&quot;0&quot;)) * IF(ISODD([.G$4]);1;2)" office:value-type="float" office:value="5" calcext:value-type="float">
            <text:p>5</text:p>
          </table:table-cell>
          <table:table-cell table:style-name="ce2" table:formula="of:=VALUE(IFERROR(MID([.$B67];LEN([.$B67])-[.H$4];1);&quot;0&quot;)) * IF(ISODD([.H$4]);1;2)" office:value-type="float" office:value="8" calcext:value-type="float">
            <text:p>8</text:p>
          </table:table-cell>
          <table:table-cell table:style-name="ce2" table:formula="of:=VALUE(IFERROR(MID([.$B67];LEN([.$B67])-[.I$4];1);&quot;0&quot;)) * IF(ISODD([.I$4]);1;2)" office:value-type="float" office:value="3" calcext:value-type="float">
            <text:p>3</text:p>
          </table:table-cell>
          <table:table-cell table:style-name="ce2" table:formula="of:=VALUE(IFERROR(MID([.$B67];LEN([.$B67])-[.J$4];1);&quot;0&quot;)) * IF(ISODD([.J$4]);1;2)" office:value-type="float" office:value="4" calcext:value-type="float">
            <text:p>4</text:p>
          </table:table-cell>
          <table:table-cell table:style-name="ce2" table:formula="of:=VALUE(IFERROR(MID([.$B67];LEN([.$B67])-[.K$4];1);&quot;0&quot;)) * IF(ISODD([.K$4]);1;2)" office:value-type="float" office:value="1" calcext:value-type="float">
            <text:p>1</text:p>
          </table:table-cell>
          <table:table-cell table:style-name="ce2" table:formula="of:=VALUE(IFERROR(MID([.$B67];LEN([.$B67])-[.L$4];1);&quot;0&quot;)) * IF(ISODD([.L$4]);1;2)" office:value-type="float" office:value="0" calcext:value-type="float">
            <text:p>0</text:p>
          </table:table-cell>
          <table:table-cell table:style-name="ce2" table:formula="of:=VALUE(IFERROR(MID([.$B67];LEN([.$B67])-[.M$4];1);&quot;0&quot;)) * IF(ISODD([.M$4]);1;2)" office:value-type="float" office:value="0" calcext:value-type="float">
            <text:p>0</text:p>
          </table:table-cell>
          <table:table-cell table:style-name="ce2" table:formula="of:=VALUE(IFERROR(MID([.$B67];LEN([.$B67])-[.N$4];1);&quot;0&quot;)) * IF(ISODD([.N$4]);1;2)" office:value-type="float" office:value="0" calcext:value-type="float">
            <text:p>0</text:p>
          </table:table-cell>
          <table:table-cell table:style-name="ce2" table:formula="of:=VALUE(IFERROR(MID([.$B67];LEN([.$B67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7:.O67]&gt;9;[.D67:.O67]-9;[.D67:.O67])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string" calcext:value-type="string">
            <text:p>12345741</text:p>
          </table:table-cell>
          <table:table-cell table:formula="of:=COM.MICROSOFT.CONCAT([.B68];TEXT(MOD(10 - MOD([.P68];10);10);&quot;0&quot;))" office:value-type="string" office:string-value="123457418" calcext:value-type="string">
            <text:p>123457418</text:p>
          </table:table-cell>
          <table:table-cell table:style-name="ce2" table:formula="of:=VALUE(IFERROR(MID([.$B68];LEN([.$B68])-[.D$4];1);&quot;0&quot;)) * IF(ISODD([.D$4]);1;2)" office:value-type="float" office:value="2" calcext:value-type="float">
            <text:p>2</text:p>
          </table:table-cell>
          <table:table-cell table:style-name="ce2" table:formula="of:=VALUE(IFERROR(MID([.$B68];LEN([.$B68])-[.E$4];1);&quot;0&quot;)) * IF(ISODD([.E$4]);1;2)" office:value-type="float" office:value="4" calcext:value-type="float">
            <text:p>4</text:p>
          </table:table-cell>
          <table:table-cell table:style-name="ce2" table:formula="of:=VALUE(IFERROR(MID([.$B68];LEN([.$B68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8];LEN([.$B68])-[.G$4];1);&quot;0&quot;)) * IF(ISODD([.G$4]);1;2)" office:value-type="float" office:value="5" calcext:value-type="float">
            <text:p>5</text:p>
          </table:table-cell>
          <table:table-cell table:style-name="ce2" table:formula="of:=VALUE(IFERROR(MID([.$B68];LEN([.$B68])-[.H$4];1);&quot;0&quot;)) * IF(ISODD([.H$4]);1;2)" office:value-type="float" office:value="8" calcext:value-type="float">
            <text:p>8</text:p>
          </table:table-cell>
          <table:table-cell table:style-name="ce2" table:formula="of:=VALUE(IFERROR(MID([.$B68];LEN([.$B68])-[.I$4];1);&quot;0&quot;)) * IF(ISODD([.I$4]);1;2)" office:value-type="float" office:value="3" calcext:value-type="float">
            <text:p>3</text:p>
          </table:table-cell>
          <table:table-cell table:style-name="ce2" table:formula="of:=VALUE(IFERROR(MID([.$B68];LEN([.$B68])-[.J$4];1);&quot;0&quot;)) * IF(ISODD([.J$4]);1;2)" office:value-type="float" office:value="4" calcext:value-type="float">
            <text:p>4</text:p>
          </table:table-cell>
          <table:table-cell table:style-name="ce2" table:formula="of:=VALUE(IFERROR(MID([.$B68];LEN([.$B68])-[.K$4];1);&quot;0&quot;)) * IF(ISODD([.K$4]);1;2)" office:value-type="float" office:value="1" calcext:value-type="float">
            <text:p>1</text:p>
          </table:table-cell>
          <table:table-cell table:style-name="ce2" table:formula="of:=VALUE(IFERROR(MID([.$B68];LEN([.$B68])-[.L$4];1);&quot;0&quot;)) * IF(ISODD([.L$4]);1;2)" office:value-type="float" office:value="0" calcext:value-type="float">
            <text:p>0</text:p>
          </table:table-cell>
          <table:table-cell table:style-name="ce2" table:formula="of:=VALUE(IFERROR(MID([.$B68];LEN([.$B68])-[.M$4];1);&quot;0&quot;)) * IF(ISODD([.M$4]);1;2)" office:value-type="float" office:value="0" calcext:value-type="float">
            <text:p>0</text:p>
          </table:table-cell>
          <table:table-cell table:style-name="ce2" table:formula="of:=VALUE(IFERROR(MID([.$B68];LEN([.$B68])-[.N$4];1);&quot;0&quot;)) * IF(ISODD([.N$4]);1;2)" office:value-type="float" office:value="0" calcext:value-type="float">
            <text:p>0</text:p>
          </table:table-cell>
          <table:table-cell table:style-name="ce2" table:formula="of:=VALUE(IFERROR(MID([.$B68];LEN([.$B68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8:.O68]&gt;9;[.D68:.O68]-9;[.D68:.O68])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" office:value-type="string" calcext:value-type="string">
            <text:p>12345742</text:p>
          </table:table-cell>
          <table:table-cell table:formula="of:=COM.MICROSOFT.CONCAT([.B69];TEXT(MOD(10 - MOD([.P69];10);10);&quot;0&quot;))" office:value-type="string" office:string-value="123457426" calcext:value-type="string">
            <text:p>123457426</text:p>
          </table:table-cell>
          <table:table-cell table:style-name="ce2" table:formula="of:=VALUE(IFERROR(MID([.$B69];LEN([.$B69])-[.D$4];1);&quot;0&quot;)) * IF(ISODD([.D$4]);1;2)" office:value-type="float" office:value="4" calcext:value-type="float">
            <text:p>4</text:p>
          </table:table-cell>
          <table:table-cell table:style-name="ce2" table:formula="of:=VALUE(IFERROR(MID([.$B69];LEN([.$B69])-[.E$4];1);&quot;0&quot;)) * IF(ISODD([.E$4]);1;2)" office:value-type="float" office:value="4" calcext:value-type="float">
            <text:p>4</text:p>
          </table:table-cell>
          <table:table-cell table:style-name="ce2" table:formula="of:=VALUE(IFERROR(MID([.$B69];LEN([.$B69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69];LEN([.$B69])-[.G$4];1);&quot;0&quot;)) * IF(ISODD([.G$4]);1;2)" office:value-type="float" office:value="5" calcext:value-type="float">
            <text:p>5</text:p>
          </table:table-cell>
          <table:table-cell table:style-name="ce2" table:formula="of:=VALUE(IFERROR(MID([.$B69];LEN([.$B69])-[.H$4];1);&quot;0&quot;)) * IF(ISODD([.H$4]);1;2)" office:value-type="float" office:value="8" calcext:value-type="float">
            <text:p>8</text:p>
          </table:table-cell>
          <table:table-cell table:style-name="ce2" table:formula="of:=VALUE(IFERROR(MID([.$B69];LEN([.$B69])-[.I$4];1);&quot;0&quot;)) * IF(ISODD([.I$4]);1;2)" office:value-type="float" office:value="3" calcext:value-type="float">
            <text:p>3</text:p>
          </table:table-cell>
          <table:table-cell table:style-name="ce2" table:formula="of:=VALUE(IFERROR(MID([.$B69];LEN([.$B69])-[.J$4];1);&quot;0&quot;)) * IF(ISODD([.J$4]);1;2)" office:value-type="float" office:value="4" calcext:value-type="float">
            <text:p>4</text:p>
          </table:table-cell>
          <table:table-cell table:style-name="ce2" table:formula="of:=VALUE(IFERROR(MID([.$B69];LEN([.$B69])-[.K$4];1);&quot;0&quot;)) * IF(ISODD([.K$4]);1;2)" office:value-type="float" office:value="1" calcext:value-type="float">
            <text:p>1</text:p>
          </table:table-cell>
          <table:table-cell table:style-name="ce2" table:formula="of:=VALUE(IFERROR(MID([.$B69];LEN([.$B69])-[.L$4];1);&quot;0&quot;)) * IF(ISODD([.L$4]);1;2)" office:value-type="float" office:value="0" calcext:value-type="float">
            <text:p>0</text:p>
          </table:table-cell>
          <table:table-cell table:style-name="ce2" table:formula="of:=VALUE(IFERROR(MID([.$B69];LEN([.$B69])-[.M$4];1);&quot;0&quot;)) * IF(ISODD([.M$4]);1;2)" office:value-type="float" office:value="0" calcext:value-type="float">
            <text:p>0</text:p>
          </table:table-cell>
          <table:table-cell table:style-name="ce2" table:formula="of:=VALUE(IFERROR(MID([.$B69];LEN([.$B69])-[.N$4];1);&quot;0&quot;)) * IF(ISODD([.N$4]);1;2)" office:value-type="float" office:value="0" calcext:value-type="float">
            <text:p>0</text:p>
          </table:table-cell>
          <table:table-cell table:style-name="ce2" table:formula="of:=VALUE(IFERROR(MID([.$B69];LEN([.$B69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69:.O69]&gt;9;[.D69:.O69]-9;[.D69:.O69])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" office:value-type="string" calcext:value-type="string">
            <text:p>12345743</text:p>
          </table:table-cell>
          <table:table-cell table:formula="of:=COM.MICROSOFT.CONCAT([.B70];TEXT(MOD(10 - MOD([.P70];10);10);&quot;0&quot;))" office:value-type="string" office:string-value="123457434" calcext:value-type="string">
            <text:p>123457434</text:p>
          </table:table-cell>
          <table:table-cell table:style-name="ce2" table:formula="of:=VALUE(IFERROR(MID([.$B70];LEN([.$B70])-[.D$4];1);&quot;0&quot;)) * IF(ISODD([.D$4]);1;2)" office:value-type="float" office:value="6" calcext:value-type="float">
            <text:p>6</text:p>
          </table:table-cell>
          <table:table-cell table:style-name="ce2" table:formula="of:=VALUE(IFERROR(MID([.$B70];LEN([.$B70])-[.E$4];1);&quot;0&quot;)) * IF(ISODD([.E$4]);1;2)" office:value-type="float" office:value="4" calcext:value-type="float">
            <text:p>4</text:p>
          </table:table-cell>
          <table:table-cell table:style-name="ce2" table:formula="of:=VALUE(IFERROR(MID([.$B70];LEN([.$B70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70];LEN([.$B70])-[.G$4];1);&quot;0&quot;)) * IF(ISODD([.G$4]);1;2)" office:value-type="float" office:value="5" calcext:value-type="float">
            <text:p>5</text:p>
          </table:table-cell>
          <table:table-cell table:style-name="ce2" table:formula="of:=VALUE(IFERROR(MID([.$B70];LEN([.$B70])-[.H$4];1);&quot;0&quot;)) * IF(ISODD([.H$4]);1;2)" office:value-type="float" office:value="8" calcext:value-type="float">
            <text:p>8</text:p>
          </table:table-cell>
          <table:table-cell table:style-name="ce2" table:formula="of:=VALUE(IFERROR(MID([.$B70];LEN([.$B70])-[.I$4];1);&quot;0&quot;)) * IF(ISODD([.I$4]);1;2)" office:value-type="float" office:value="3" calcext:value-type="float">
            <text:p>3</text:p>
          </table:table-cell>
          <table:table-cell table:style-name="ce2" table:formula="of:=VALUE(IFERROR(MID([.$B70];LEN([.$B70])-[.J$4];1);&quot;0&quot;)) * IF(ISODD([.J$4]);1;2)" office:value-type="float" office:value="4" calcext:value-type="float">
            <text:p>4</text:p>
          </table:table-cell>
          <table:table-cell table:style-name="ce2" table:formula="of:=VALUE(IFERROR(MID([.$B70];LEN([.$B70])-[.K$4];1);&quot;0&quot;)) * IF(ISODD([.K$4]);1;2)" office:value-type="float" office:value="1" calcext:value-type="float">
            <text:p>1</text:p>
          </table:table-cell>
          <table:table-cell table:style-name="ce2" table:formula="of:=VALUE(IFERROR(MID([.$B70];LEN([.$B70])-[.L$4];1);&quot;0&quot;)) * IF(ISODD([.L$4]);1;2)" office:value-type="float" office:value="0" calcext:value-type="float">
            <text:p>0</text:p>
          </table:table-cell>
          <table:table-cell table:style-name="ce2" table:formula="of:=VALUE(IFERROR(MID([.$B70];LEN([.$B70])-[.M$4];1);&quot;0&quot;)) * IF(ISODD([.M$4]);1;2)" office:value-type="float" office:value="0" calcext:value-type="float">
            <text:p>0</text:p>
          </table:table-cell>
          <table:table-cell table:style-name="ce2" table:formula="of:=VALUE(IFERROR(MID([.$B70];LEN([.$B70])-[.N$4];1);&quot;0&quot;)) * IF(ISODD([.N$4]);1;2)" office:value-type="float" office:value="0" calcext:value-type="float">
            <text:p>0</text:p>
          </table:table-cell>
          <table:table-cell table:style-name="ce2" table:formula="of:=VALUE(IFERROR(MID([.$B70];LEN([.$B70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70:.O70]&gt;9;[.D70:.O70]-9;[.D70:.O70]))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string" calcext:value-type="string">
            <text:p>12345744</text:p>
          </table:table-cell>
          <table:table-cell table:formula="of:=COM.MICROSOFT.CONCAT([.B71];TEXT(MOD(10 - MOD([.P71];10);10);&quot;0&quot;))" office:value-type="string" office:string-value="123457442" calcext:value-type="string">
            <text:p>123457442</text:p>
          </table:table-cell>
          <table:table-cell table:style-name="ce2" table:formula="of:=VALUE(IFERROR(MID([.$B71];LEN([.$B71])-[.D$4];1);&quot;0&quot;)) * IF(ISODD([.D$4]);1;2)" office:value-type="float" office:value="8" calcext:value-type="float">
            <text:p>8</text:p>
          </table:table-cell>
          <table:table-cell table:style-name="ce2" table:formula="of:=VALUE(IFERROR(MID([.$B71];LEN([.$B71])-[.E$4];1);&quot;0&quot;)) * IF(ISODD([.E$4]);1;2)" office:value-type="float" office:value="4" calcext:value-type="float">
            <text:p>4</text:p>
          </table:table-cell>
          <table:table-cell table:style-name="ce2" table:formula="of:=VALUE(IFERROR(MID([.$B71];LEN([.$B71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71];LEN([.$B71])-[.G$4];1);&quot;0&quot;)) * IF(ISODD([.G$4]);1;2)" office:value-type="float" office:value="5" calcext:value-type="float">
            <text:p>5</text:p>
          </table:table-cell>
          <table:table-cell table:style-name="ce2" table:formula="of:=VALUE(IFERROR(MID([.$B71];LEN([.$B71])-[.H$4];1);&quot;0&quot;)) * IF(ISODD([.H$4]);1;2)" office:value-type="float" office:value="8" calcext:value-type="float">
            <text:p>8</text:p>
          </table:table-cell>
          <table:table-cell table:style-name="ce2" table:formula="of:=VALUE(IFERROR(MID([.$B71];LEN([.$B71])-[.I$4];1);&quot;0&quot;)) * IF(ISODD([.I$4]);1;2)" office:value-type="float" office:value="3" calcext:value-type="float">
            <text:p>3</text:p>
          </table:table-cell>
          <table:table-cell table:style-name="ce2" table:formula="of:=VALUE(IFERROR(MID([.$B71];LEN([.$B71])-[.J$4];1);&quot;0&quot;)) * IF(ISODD([.J$4]);1;2)" office:value-type="float" office:value="4" calcext:value-type="float">
            <text:p>4</text:p>
          </table:table-cell>
          <table:table-cell table:style-name="ce2" table:formula="of:=VALUE(IFERROR(MID([.$B71];LEN([.$B71])-[.K$4];1);&quot;0&quot;)) * IF(ISODD([.K$4]);1;2)" office:value-type="float" office:value="1" calcext:value-type="float">
            <text:p>1</text:p>
          </table:table-cell>
          <table:table-cell table:style-name="ce2" table:formula="of:=VALUE(IFERROR(MID([.$B71];LEN([.$B71])-[.L$4];1);&quot;0&quot;)) * IF(ISODD([.L$4]);1;2)" office:value-type="float" office:value="0" calcext:value-type="float">
            <text:p>0</text:p>
          </table:table-cell>
          <table:table-cell table:style-name="ce2" table:formula="of:=VALUE(IFERROR(MID([.$B71];LEN([.$B71])-[.M$4];1);&quot;0&quot;)) * IF(ISODD([.M$4]);1;2)" office:value-type="float" office:value="0" calcext:value-type="float">
            <text:p>0</text:p>
          </table:table-cell>
          <table:table-cell table:style-name="ce2" table:formula="of:=VALUE(IFERROR(MID([.$B71];LEN([.$B71])-[.N$4];1);&quot;0&quot;)) * IF(ISODD([.N$4]);1;2)" office:value-type="float" office:value="0" calcext:value-type="float">
            <text:p>0</text:p>
          </table:table-cell>
          <table:table-cell table:style-name="ce2" table:formula="of:=VALUE(IFERROR(MID([.$B71];LEN([.$B71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71:.O71]&gt;9;[.D71:.O71]-9;[.D71:.O71]))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1" office:value-type="string" calcext:value-type="string">
            <text:p>12345745</text:p>
          </table:table-cell>
          <table:table-cell table:formula="of:=COM.MICROSOFT.CONCAT([.B72];TEXT(MOD(10 - MOD([.P72];10);10);&quot;0&quot;))" office:value-type="string" office:string-value="123457459" calcext:value-type="string">
            <text:p>123457459</text:p>
          </table:table-cell>
          <table:table-cell table:style-name="ce2" table:formula="of:=VALUE(IFERROR(MID([.$B72];LEN([.$B72])-[.D$4];1);&quot;0&quot;)) * IF(ISODD([.D$4]);1;2)" office:value-type="float" office:value="10" calcext:value-type="float">
            <text:p>10</text:p>
          </table:table-cell>
          <table:table-cell table:style-name="ce2" table:formula="of:=VALUE(IFERROR(MID([.$B72];LEN([.$B72])-[.E$4];1);&quot;0&quot;)) * IF(ISODD([.E$4]);1;2)" office:value-type="float" office:value="4" calcext:value-type="float">
            <text:p>4</text:p>
          </table:table-cell>
          <table:table-cell table:style-name="ce2" table:formula="of:=VALUE(IFERROR(MID([.$B72];LEN([.$B72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72];LEN([.$B72])-[.G$4];1);&quot;0&quot;)) * IF(ISODD([.G$4]);1;2)" office:value-type="float" office:value="5" calcext:value-type="float">
            <text:p>5</text:p>
          </table:table-cell>
          <table:table-cell table:style-name="ce2" table:formula="of:=VALUE(IFERROR(MID([.$B72];LEN([.$B72])-[.H$4];1);&quot;0&quot;)) * IF(ISODD([.H$4]);1;2)" office:value-type="float" office:value="8" calcext:value-type="float">
            <text:p>8</text:p>
          </table:table-cell>
          <table:table-cell table:style-name="ce2" table:formula="of:=VALUE(IFERROR(MID([.$B72];LEN([.$B72])-[.I$4];1);&quot;0&quot;)) * IF(ISODD([.I$4]);1;2)" office:value-type="float" office:value="3" calcext:value-type="float">
            <text:p>3</text:p>
          </table:table-cell>
          <table:table-cell table:style-name="ce2" table:formula="of:=VALUE(IFERROR(MID([.$B72];LEN([.$B72])-[.J$4];1);&quot;0&quot;)) * IF(ISODD([.J$4]);1;2)" office:value-type="float" office:value="4" calcext:value-type="float">
            <text:p>4</text:p>
          </table:table-cell>
          <table:table-cell table:style-name="ce2" table:formula="of:=VALUE(IFERROR(MID([.$B72];LEN([.$B72])-[.K$4];1);&quot;0&quot;)) * IF(ISODD([.K$4]);1;2)" office:value-type="float" office:value="1" calcext:value-type="float">
            <text:p>1</text:p>
          </table:table-cell>
          <table:table-cell table:style-name="ce2" table:formula="of:=VALUE(IFERROR(MID([.$B72];LEN([.$B72])-[.L$4];1);&quot;0&quot;)) * IF(ISODD([.L$4]);1;2)" office:value-type="float" office:value="0" calcext:value-type="float">
            <text:p>0</text:p>
          </table:table-cell>
          <table:table-cell table:style-name="ce2" table:formula="of:=VALUE(IFERROR(MID([.$B72];LEN([.$B72])-[.M$4];1);&quot;0&quot;)) * IF(ISODD([.M$4]);1;2)" office:value-type="float" office:value="0" calcext:value-type="float">
            <text:p>0</text:p>
          </table:table-cell>
          <table:table-cell table:style-name="ce2" table:formula="of:=VALUE(IFERROR(MID([.$B72];LEN([.$B72])-[.N$4];1);&quot;0&quot;)) * IF(ISODD([.N$4]);1;2)" office:value-type="float" office:value="0" calcext:value-type="float">
            <text:p>0</text:p>
          </table:table-cell>
          <table:table-cell table:style-name="ce2" table:formula="of:=VALUE(IFERROR(MID([.$B72];LEN([.$B72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72:.O72]&gt;9;[.D72:.O72]-9;[.D72:.O72]))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" office:value-type="string" calcext:value-type="string">
            <text:p>12345746</text:p>
          </table:table-cell>
          <table:table-cell table:formula="of:=COM.MICROSOFT.CONCAT([.B73];TEXT(MOD(10 - MOD([.P73];10);10);&quot;0&quot;))" office:value-type="string" office:string-value="123457467" calcext:value-type="string">
            <text:p>123457467</text:p>
          </table:table-cell>
          <table:table-cell table:style-name="ce2" table:formula="of:=VALUE(IFERROR(MID([.$B73];LEN([.$B73])-[.D$4];1);&quot;0&quot;)) * IF(ISODD([.D$4]);1;2)" office:value-type="float" office:value="12" calcext:value-type="float">
            <text:p>12</text:p>
          </table:table-cell>
          <table:table-cell table:style-name="ce2" table:formula="of:=VALUE(IFERROR(MID([.$B73];LEN([.$B73])-[.E$4];1);&quot;0&quot;)) * IF(ISODD([.E$4]);1;2)" office:value-type="float" office:value="4" calcext:value-type="float">
            <text:p>4</text:p>
          </table:table-cell>
          <table:table-cell table:style-name="ce2" table:formula="of:=VALUE(IFERROR(MID([.$B73];LEN([.$B73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73];LEN([.$B73])-[.G$4];1);&quot;0&quot;)) * IF(ISODD([.G$4]);1;2)" office:value-type="float" office:value="5" calcext:value-type="float">
            <text:p>5</text:p>
          </table:table-cell>
          <table:table-cell table:style-name="ce2" table:formula="of:=VALUE(IFERROR(MID([.$B73];LEN([.$B73])-[.H$4];1);&quot;0&quot;)) * IF(ISODD([.H$4]);1;2)" office:value-type="float" office:value="8" calcext:value-type="float">
            <text:p>8</text:p>
          </table:table-cell>
          <table:table-cell table:style-name="ce2" table:formula="of:=VALUE(IFERROR(MID([.$B73];LEN([.$B73])-[.I$4];1);&quot;0&quot;)) * IF(ISODD([.I$4]);1;2)" office:value-type="float" office:value="3" calcext:value-type="float">
            <text:p>3</text:p>
          </table:table-cell>
          <table:table-cell table:style-name="ce2" table:formula="of:=VALUE(IFERROR(MID([.$B73];LEN([.$B73])-[.J$4];1);&quot;0&quot;)) * IF(ISODD([.J$4]);1;2)" office:value-type="float" office:value="4" calcext:value-type="float">
            <text:p>4</text:p>
          </table:table-cell>
          <table:table-cell table:style-name="ce2" table:formula="of:=VALUE(IFERROR(MID([.$B73];LEN([.$B73])-[.K$4];1);&quot;0&quot;)) * IF(ISODD([.K$4]);1;2)" office:value-type="float" office:value="1" calcext:value-type="float">
            <text:p>1</text:p>
          </table:table-cell>
          <table:table-cell table:style-name="ce2" table:formula="of:=VALUE(IFERROR(MID([.$B73];LEN([.$B73])-[.L$4];1);&quot;0&quot;)) * IF(ISODD([.L$4]);1;2)" office:value-type="float" office:value="0" calcext:value-type="float">
            <text:p>0</text:p>
          </table:table-cell>
          <table:table-cell table:style-name="ce2" table:formula="of:=VALUE(IFERROR(MID([.$B73];LEN([.$B73])-[.M$4];1);&quot;0&quot;)) * IF(ISODD([.M$4]);1;2)" office:value-type="float" office:value="0" calcext:value-type="float">
            <text:p>0</text:p>
          </table:table-cell>
          <table:table-cell table:style-name="ce2" table:formula="of:=VALUE(IFERROR(MID([.$B73];LEN([.$B73])-[.N$4];1);&quot;0&quot;)) * IF(ISODD([.N$4]);1;2)" office:value-type="float" office:value="0" calcext:value-type="float">
            <text:p>0</text:p>
          </table:table-cell>
          <table:table-cell table:style-name="ce2" table:formula="of:=VALUE(IFERROR(MID([.$B73];LEN([.$B73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73:.O73]&gt;9;[.D73:.O73]-9;[.D73:.O73]))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1" office:value-type="string" calcext:value-type="string">
            <text:p>12345747</text:p>
          </table:table-cell>
          <table:table-cell table:formula="of:=COM.MICROSOFT.CONCAT([.B74];TEXT(MOD(10 - MOD([.P74];10);10);&quot;0&quot;))" office:value-type="string" office:string-value="123457475" calcext:value-type="string">
            <text:p>123457475</text:p>
          </table:table-cell>
          <table:table-cell table:style-name="ce2" table:formula="of:=VALUE(IFERROR(MID([.$B74];LEN([.$B74])-[.D$4];1);&quot;0&quot;)) * IF(ISODD([.D$4]);1;2)" office:value-type="float" office:value="14" calcext:value-type="float">
            <text:p>14</text:p>
          </table:table-cell>
          <table:table-cell table:style-name="ce2" table:formula="of:=VALUE(IFERROR(MID([.$B74];LEN([.$B74])-[.E$4];1);&quot;0&quot;)) * IF(ISODD([.E$4]);1;2)" office:value-type="float" office:value="4" calcext:value-type="float">
            <text:p>4</text:p>
          </table:table-cell>
          <table:table-cell table:style-name="ce2" table:formula="of:=VALUE(IFERROR(MID([.$B74];LEN([.$B74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74];LEN([.$B74])-[.G$4];1);&quot;0&quot;)) * IF(ISODD([.G$4]);1;2)" office:value-type="float" office:value="5" calcext:value-type="float">
            <text:p>5</text:p>
          </table:table-cell>
          <table:table-cell table:style-name="ce2" table:formula="of:=VALUE(IFERROR(MID([.$B74];LEN([.$B74])-[.H$4];1);&quot;0&quot;)) * IF(ISODD([.H$4]);1;2)" office:value-type="float" office:value="8" calcext:value-type="float">
            <text:p>8</text:p>
          </table:table-cell>
          <table:table-cell table:style-name="ce2" table:formula="of:=VALUE(IFERROR(MID([.$B74];LEN([.$B74])-[.I$4];1);&quot;0&quot;)) * IF(ISODD([.I$4]);1;2)" office:value-type="float" office:value="3" calcext:value-type="float">
            <text:p>3</text:p>
          </table:table-cell>
          <table:table-cell table:style-name="ce2" table:formula="of:=VALUE(IFERROR(MID([.$B74];LEN([.$B74])-[.J$4];1);&quot;0&quot;)) * IF(ISODD([.J$4]);1;2)" office:value-type="float" office:value="4" calcext:value-type="float">
            <text:p>4</text:p>
          </table:table-cell>
          <table:table-cell table:style-name="ce2" table:formula="of:=VALUE(IFERROR(MID([.$B74];LEN([.$B74])-[.K$4];1);&quot;0&quot;)) * IF(ISODD([.K$4]);1;2)" office:value-type="float" office:value="1" calcext:value-type="float">
            <text:p>1</text:p>
          </table:table-cell>
          <table:table-cell table:style-name="ce2" table:formula="of:=VALUE(IFERROR(MID([.$B74];LEN([.$B74])-[.L$4];1);&quot;0&quot;)) * IF(ISODD([.L$4]);1;2)" office:value-type="float" office:value="0" calcext:value-type="float">
            <text:p>0</text:p>
          </table:table-cell>
          <table:table-cell table:style-name="ce2" table:formula="of:=VALUE(IFERROR(MID([.$B74];LEN([.$B74])-[.M$4];1);&quot;0&quot;)) * IF(ISODD([.M$4]);1;2)" office:value-type="float" office:value="0" calcext:value-type="float">
            <text:p>0</text:p>
          </table:table-cell>
          <table:table-cell table:style-name="ce2" table:formula="of:=VALUE(IFERROR(MID([.$B74];LEN([.$B74])-[.N$4];1);&quot;0&quot;)) * IF(ISODD([.N$4]);1;2)" office:value-type="float" office:value="0" calcext:value-type="float">
            <text:p>0</text:p>
          </table:table-cell>
          <table:table-cell table:style-name="ce2" table:formula="of:=VALUE(IFERROR(MID([.$B74];LEN([.$B74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74:.O74]&gt;9;[.D74:.O74]-9;[.D74:.O74]))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12345748</text:p>
          </table:table-cell>
          <table:table-cell table:formula="of:=COM.MICROSOFT.CONCAT([.B75];TEXT(MOD(10 - MOD([.P75];10);10);&quot;0&quot;))" office:value-type="string" office:string-value="123457483" calcext:value-type="string">
            <text:p>123457483</text:p>
          </table:table-cell>
          <table:table-cell table:style-name="ce2" table:formula="of:=VALUE(IFERROR(MID([.$B75];LEN([.$B75])-[.D$4];1);&quot;0&quot;)) * IF(ISODD([.D$4]);1;2)" office:value-type="float" office:value="16" calcext:value-type="float">
            <text:p>16</text:p>
          </table:table-cell>
          <table:table-cell table:style-name="ce2" table:formula="of:=VALUE(IFERROR(MID([.$B75];LEN([.$B75])-[.E$4];1);&quot;0&quot;)) * IF(ISODD([.E$4]);1;2)" office:value-type="float" office:value="4" calcext:value-type="float">
            <text:p>4</text:p>
          </table:table-cell>
          <table:table-cell table:style-name="ce2" table:formula="of:=VALUE(IFERROR(MID([.$B75];LEN([.$B75])-[.F$4];1);&quot;0&quot;)) * IF(ISODD([.F$4]);1;2)" office:value-type="float" office:value="14" calcext:value-type="float">
            <text:p>14</text:p>
          </table:table-cell>
          <table:table-cell table:style-name="ce2" table:formula="of:=VALUE(IFERROR(MID([.$B75];LEN([.$B75])-[.G$4];1);&quot;0&quot;)) * IF(ISODD([.G$4]);1;2)" office:value-type="float" office:value="5" calcext:value-type="float">
            <text:p>5</text:p>
          </table:table-cell>
          <table:table-cell table:style-name="ce2" table:formula="of:=VALUE(IFERROR(MID([.$B75];LEN([.$B75])-[.H$4];1);&quot;0&quot;)) * IF(ISODD([.H$4]);1;2)" office:value-type="float" office:value="8" calcext:value-type="float">
            <text:p>8</text:p>
          </table:table-cell>
          <table:table-cell table:style-name="ce2" table:formula="of:=VALUE(IFERROR(MID([.$B75];LEN([.$B75])-[.I$4];1);&quot;0&quot;)) * IF(ISODD([.I$4]);1;2)" office:value-type="float" office:value="3" calcext:value-type="float">
            <text:p>3</text:p>
          </table:table-cell>
          <table:table-cell table:style-name="ce2" table:formula="of:=VALUE(IFERROR(MID([.$B75];LEN([.$B75])-[.J$4];1);&quot;0&quot;)) * IF(ISODD([.J$4]);1;2)" office:value-type="float" office:value="4" calcext:value-type="float">
            <text:p>4</text:p>
          </table:table-cell>
          <table:table-cell table:style-name="ce2" table:formula="of:=VALUE(IFERROR(MID([.$B75];LEN([.$B75])-[.K$4];1);&quot;0&quot;)) * IF(ISODD([.K$4]);1;2)" office:value-type="float" office:value="1" calcext:value-type="float">
            <text:p>1</text:p>
          </table:table-cell>
          <table:table-cell table:style-name="ce2" table:formula="of:=VALUE(IFERROR(MID([.$B75];LEN([.$B75])-[.L$4];1);&quot;0&quot;)) * IF(ISODD([.L$4]);1;2)" office:value-type="float" office:value="0" calcext:value-type="float">
            <text:p>0</text:p>
          </table:table-cell>
          <table:table-cell table:style-name="ce2" table:formula="of:=VALUE(IFERROR(MID([.$B75];LEN([.$B75])-[.M$4];1);&quot;0&quot;)) * IF(ISODD([.M$4]);1;2)" office:value-type="float" office:value="0" calcext:value-type="float">
            <text:p>0</text:p>
          </table:table-cell>
          <table:table-cell table:style-name="ce2" table:formula="of:=VALUE(IFERROR(MID([.$B75];LEN([.$B75])-[.N$4];1);&quot;0&quot;)) * IF(ISODD([.N$4]);1;2)" office:value-type="float" office:value="0" calcext:value-type="float">
            <text:p>0</text:p>
          </table:table-cell>
          <table:table-cell table:style-name="ce2" table:formula="of:=VALUE(IFERROR(MID([.$B75];LEN([.$B75])-[.O$4];1);&quot;0&quot;)) * IF(ISODD([.O$4]);1;2)" office:value-type="float" office:value="0" calcext:value-type="float">
            <text:p>0</text:p>
          </table:table-cell>
          <table:table-cell table:number-matrix-columns-spanned="1" table:number-matrix-rows-spanned="1" table:formula="of:=SUM(IF([.D75:.O75]&gt;9;[.D75:.O75]-9;[.D75:.O75]))" office:value-type="float" office:value="37" calcext:value-type="float">
            <text:p>37</text:p>
          </table:table-cell>
        </table:table-row>
        <table:table-row table:style-name="ro1" table:number-rows-repeated="104850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.00.0000</text:date>, <text:time style:data-style-name="N2" text:time-value="18:49:50.27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2T12:16:27.680000000</meta:creation-date>
    <dc:date>2023-05-12T18:51:16.364000000</dc:date>
    <meta:editing-duration>PT9M47S</meta:editing-duration>
    <meta:editing-cycles>3</meta:editing-cycles>
    <meta:generator>LibreOffice/7.1.1.2$Windows_X86_64 LibreOffice_project/fe0b08f4af1bacafe4c7ecc87ce55bb426164676</meta:generator>
    <meta:document-statistic meta:table-count="1" meta:cell-count="1077" meta:object-count="0"/>
  </office:meta>
</office:document-meta>
</file>